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0.44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F176"/>
      <style:map style:condition="cell-content-is-between(4,7)" style:apply-style-name="yellow" style:base-cell-address="Sheet1.F176"/>
      <style:map style:condition="cell-content()&gt;7" style:apply-style-name="green" style:base-cell-address="Sheet1.F176"/>
      <style:map style:condition="cell-content()&lt;1" style:apply-style-name="nocolor" style:base-cell-address="Sheet1.F176"/>
    </style:style>
    <style:style style:name="ce15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6666"/>
    </style:style>
    <style:style style:name="ce1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0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2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start" fo:margin-left="0pt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8" style:family="table-cell" style:parent-style-name="Default">
      <style:map style:condition="cell-content-is-between(1,4)" style:apply-style-name="red" style:base-cell-address="Sheet1.G294"/>
      <style:map style:condition="cell-content-is-between(4,7)" style:apply-style-name="yellow" style:base-cell-address="Sheet1.G294"/>
      <style:map style:condition="cell-content()&gt;7" style:apply-style-name="green" style:base-cell-address="Sheet1.G294"/>
      <style:map style:condition="cell-content()&lt;1" style:apply-style-name="nocolor" style:base-cell-address="Sheet1.G294"/>
    </style:style>
    <style:style style:name="ce29" style:family="table-cell" style:parent-style-name="Default"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30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pt"/>
    </style:style>
    <style:style style:name="ce31" style:family="table-cell" style:parent-style-name="Default"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32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pt"/>
      <style:text-properties fo:color="#8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5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37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6pt" style:font-size-asian="6pt" style:font-size-complex="6pt"/>
    </style:style>
    <style:style style:name="ce38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pt"/>
      <style:text-properties fo:color="#800000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3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ackground-color="#006666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8"/>
      <style:map style:condition="cell-content-is-between(4,7)" style:apply-style-name="yellow" style:base-cell-address="Sheet1.I138"/>
      <style:map style:condition="cell-content()&gt;7" style:apply-style-name="green" style:base-cell-address="Sheet1.I138"/>
      <style:map style:condition="cell-content()&lt;1" style:apply-style-name="nocolor" style:base-cell-address="Sheet1.I138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22"/>
      <style:map style:condition="cell-content-is-between(4,7)" style:apply-style-name="yellow" style:base-cell-address="Sheet1.I222"/>
      <style:map style:condition="cell-content()&gt;7" style:apply-style-name="green" style:base-cell-address="Sheet1.I222"/>
      <style:map style:condition="cell-content()&lt;1" style:apply-style-name="nocolor" style:base-cell-address="Sheet1.I222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59"/>
      <style:map style:condition="cell-content-is-between(4,7)" style:apply-style-name="yellow" style:base-cell-address="Sheet1.I259"/>
      <style:map style:condition="cell-content()&gt;7" style:apply-style-name="green" style:base-cell-address="Sheet1.I259"/>
      <style:map style:condition="cell-content()&lt;1" style:apply-style-name="nocolor" style:base-cell-address="Sheet1.I259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78"/>
      <style:map style:condition="cell-content-is-between(4,7)" style:apply-style-name="yellow" style:base-cell-address="Sheet1.I278"/>
      <style:map style:condition="cell-content()&gt;7" style:apply-style-name="green" style:base-cell-address="Sheet1.I278"/>
      <style:map style:condition="cell-content()&lt;1" style:apply-style-name="nocolor" style:base-cell-address="Sheet1.I278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I316"/>
      <style:map style:condition="cell-content-is-between(4,7)" style:apply-style-name="yellow" style:base-cell-address="Sheet1.I316"/>
      <style:map style:condition="cell-content()&gt;7" style:apply-style-name="green" style:base-cell-address="Sheet1.I316"/>
      <style:map style:condition="cell-content()&lt;1" style:apply-style-name="nocolor" style:base-cell-address="Sheet1.I316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62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316"/>
      <style:map style:condition="cell-content-is-between(4,7)" style:apply-style-name="yellow" style:base-cell-address="Sheet1.J316"/>
      <style:map style:condition="cell-content()&gt;7" style:apply-style-name="green" style:base-cell-address="Sheet1.J316"/>
      <style:map style:condition="cell-content()&lt;1" style:apply-style-name="nocolor" style:base-cell-address="Sheet1.J316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K240"/>
      <style:map style:condition="cell-content-is-between(4,7)" style:apply-style-name="yellow" style:base-cell-address="Sheet1.K240"/>
      <style:map style:condition="cell-content()&gt;7" style:apply-style-name="green" style:base-cell-address="Sheet1.K240"/>
      <style:map style:condition="cell-content()&lt;1" style:apply-style-name="nocolor" style:base-cell-address="Sheet1.K240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K316"/>
      <style:map style:condition="cell-content-is-between(4,7)" style:apply-style-name="yellow" style:base-cell-address="Sheet1.K316"/>
      <style:map style:condition="cell-content()&gt;7" style:apply-style-name="green" style:base-cell-address="Sheet1.K316"/>
      <style:map style:condition="cell-content()&lt;1" style:apply-style-name="nocolor" style:base-cell-address="Sheet1.K316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6"/>
      <style:map style:condition="cell-content-is-between(4,7)" style:apply-style-name="yellow" style:base-cell-address="Sheet1.I76"/>
      <style:map style:condition="cell-content()&gt;7" style:apply-style-name="green" style:base-cell-address="Sheet1.I76"/>
      <style:map style:condition="cell-content()&lt;1" style:apply-style-name="nocolor" style:base-cell-address="Sheet1.I76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7"/>
      <style:map style:condition="cell-content-is-between(4,7)" style:apply-style-name="yellow" style:base-cell-address="Sheet1.I137"/>
      <style:map style:condition="cell-content()&gt;7" style:apply-style-name="green" style:base-cell-address="Sheet1.I137"/>
      <style:map style:condition="cell-content()&lt;1" style:apply-style-name="nocolor" style:base-cell-address="Sheet1.I137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8"/>
      <style:map style:condition="cell-content-is-between(4,7)" style:apply-style-name="yellow" style:base-cell-address="Sheet1.L178"/>
      <style:map style:condition="cell-content()&gt;7" style:apply-style-name="green" style:base-cell-address="Sheet1.L178"/>
      <style:map style:condition="cell-content()&lt;1" style:apply-style-name="nocolor" style:base-cell-address="Sheet1.L178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316"/>
      <style:map style:condition="cell-content-is-between(4,7)" style:apply-style-name="yellow" style:base-cell-address="Sheet1.L316"/>
      <style:map style:condition="cell-content()&gt;7" style:apply-style-name="green" style:base-cell-address="Sheet1.L316"/>
      <style:map style:condition="cell-content()&lt;1" style:apply-style-name="nocolor" style:base-cell-address="Sheet1.L316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423"/>
      <style:map style:condition="cell-content-is-between(4,7)" style:apply-style-name="yellow" style:base-cell-address="Sheet1.L423"/>
      <style:map style:condition="cell-content()&gt;7" style:apply-style-name="green" style:base-cell-address="Sheet1.L423"/>
      <style:map style:condition="cell-content()&lt;1" style:apply-style-name="nocolor" style:base-cell-address="Sheet1.L423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M316"/>
      <style:map style:condition="cell-content-is-between(4,7)" style:apply-style-name="yellow" style:base-cell-address="Sheet1.M316"/>
      <style:map style:condition="cell-content()&gt;7" style:apply-style-name="green" style:base-cell-address="Sheet1.M316"/>
      <style:map style:condition="cell-content()&lt;1" style:apply-style-name="nocolor" style:base-cell-address="Sheet1.M316"/>
    </style:style>
    <style:style style:name="ce106" style:family="table-cell" style:parent-style-name="Default" style:data-style-name="N0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N316"/>
      <style:map style:condition="cell-content-is-between(4,7)" style:apply-style-name="yellow" style:base-cell-address="Sheet1.N316"/>
      <style:map style:condition="cell-content()&gt;7" style:apply-style-name="green" style:base-cell-address="Sheet1.N316"/>
      <style:map style:condition="cell-content()&lt;1" style:apply-style-name="nocolor" style:base-cell-address="Sheet1.N316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177"/>
      <style:map style:condition="cell-content-is-between(4,7)" style:apply-style-name="yellow" style:base-cell-address="Sheet1.L177"/>
      <style:map style:condition="cell-content()&gt;7" style:apply-style-name="green" style:base-cell-address="Sheet1.L177"/>
      <style:map style:condition="cell-content()&lt;1" style:apply-style-name="nocolor" style:base-cell-address="Sheet1.L177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O316"/>
      <style:map style:condition="cell-content-is-between(4,7)" style:apply-style-name="yellow" style:base-cell-address="Sheet1.O316"/>
      <style:map style:condition="cell-content()&gt;7" style:apply-style-name="green" style:base-cell-address="Sheet1.O316"/>
      <style:map style:condition="cell-content()&lt;1" style:apply-style-name="nocolor" style:base-cell-address="Sheet1.O316"/>
    </style:style>
    <style:style style:name="ce118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fo:background-color="#cc3300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color="#800000"/>
    </style:style>
    <style:style style:name="ce12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22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 style:font-size-asian="6pt" style:font-size-complex="6pt"/>
    </style:style>
    <style:style style:name="ce1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P316"/>
      <style:map style:condition="cell-content-is-between(4,7)" style:apply-style-name="yellow" style:base-cell-address="Sheet1.P316"/>
      <style:map style:condition="cell-content()&gt;7" style:apply-style-name="green" style:base-cell-address="Sheet1.P316"/>
      <style:map style:condition="cell-content()&lt;1" style:apply-style-name="nocolor" style:base-cell-address="Sheet1.P316"/>
    </style:style>
    <style:style style:name="ce124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26" style:family="table-cell" style:parent-style-name="Default" style:data-style-name="N0">
      <style:table-cell-properties fo:background-color="#cc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color="#cc0000" fo:font-size="6pt" style:font-size-asian="6pt" style:font-size-complex="6pt"/>
    </style:style>
    <style:style style:name="ce128" style:family="table-cell" style:parent-style-name="Default">
      <style:table-cell-properties fo:background-color="#00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pt"/>
    </style:style>
    <style:style style:name="ce130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</style:style>
    <style:style style:name="ce13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Q316"/>
      <style:map style:condition="cell-content-is-between(4,7)" style:apply-style-name="yellow" style:base-cell-address="Sheet1.Q316"/>
      <style:map style:condition="cell-content()&gt;7" style:apply-style-name="green" style:base-cell-address="Sheet1.Q316"/>
      <style:map style:condition="cell-content()&lt;1" style:apply-style-name="nocolor" style:base-cell-address="Sheet1.Q316"/>
    </style:style>
    <style:style style:name="ce133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/>
    </style:style>
    <style:style style:name="ce13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R316"/>
      <style:map style:condition="cell-content-is-between(4,7)" style:apply-style-name="yellow" style:base-cell-address="Sheet1.R316"/>
      <style:map style:condition="cell-content()&gt;7" style:apply-style-name="green" style:base-cell-address="Sheet1.R316"/>
      <style:map style:condition="cell-content()&lt;1" style:apply-style-name="nocolor" style:base-cell-address="Sheet1.R316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358"/>
      <style:map style:condition="cell-content-is-between(4,7)" style:apply-style-name="yellow" style:base-cell-address="Sheet1.L358"/>
      <style:map style:condition="cell-content()&gt;7" style:apply-style-name="green" style:base-cell-address="Sheet1.L358"/>
      <style:map style:condition="cell-content()&lt;1" style:apply-style-name="nocolor" style:base-cell-address="Sheet1.L358"/>
    </style:style>
    <style:style style:name="ce138" style:family="table-cell" style:parent-style-name="Default" style:data-style-name="N0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40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141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S316"/>
      <style:map style:condition="cell-content-is-between(4,7)" style:apply-style-name="yellow" style:base-cell-address="Sheet1.S316"/>
      <style:map style:condition="cell-content()&gt;7" style:apply-style-name="green" style:base-cell-address="Sheet1.S316"/>
      <style:map style:condition="cell-content()&lt;1" style:apply-style-name="nocolor" style:base-cell-address="Sheet1.S316"/>
    </style:style>
    <style:style style:name="ce143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pt"/>
    </style:style>
    <style:style style:name="ce144" style:family="table-cell" style:parent-style-name="Default">
      <style:table-cell-properties fo:background-color="#cc3300" style:text-align-source="fix" style:repeat-content="false"/>
      <style:paragraph-properties fo:text-align="start" fo:margin-left="0p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4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T316"/>
      <style:map style:condition="cell-content-is-between(4,7)" style:apply-style-name="yellow" style:base-cell-address="Sheet1.T316"/>
      <style:map style:condition="cell-content()&gt;7" style:apply-style-name="green" style:base-cell-address="Sheet1.T316"/>
      <style:map style:condition="cell-content()&lt;1" style:apply-style-name="nocolor" style:base-cell-address="Sheet1.T316"/>
    </style:style>
    <style:style style:name="ce147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150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5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U316"/>
      <style:map style:condition="cell-content-is-between(4,7)" style:apply-style-name="yellow" style:base-cell-address="Sheet1.U316"/>
      <style:map style:condition="cell-content()&gt;7" style:apply-style-name="green" style:base-cell-address="Sheet1.U316"/>
      <style:map style:condition="cell-content()&lt;1" style:apply-style-name="nocolor" style:base-cell-address="Sheet1.U316"/>
    </style:style>
    <style:style style:name="ce15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800000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159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pt"/>
    </style:style>
    <style:style style:name="ce160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pt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6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V316"/>
      <style:map style:condition="cell-content-is-between(4,7)" style:apply-style-name="yellow" style:base-cell-address="Sheet1.V316"/>
      <style:map style:condition="cell-content()&gt;7" style:apply-style-name="green" style:base-cell-address="Sheet1.V316"/>
      <style:map style:condition="cell-content()&lt;1" style:apply-style-name="nocolor" style:base-cell-address="Sheet1.V316"/>
    </style:style>
    <style:style style:name="ce1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6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67" style:family="table-cell" style:parent-style-name="Default">
      <style:table-cell-properties fo:background-color="#000099" style:text-align-source="fix" style:repeat-content="false"/>
      <style:paragraph-properties fo:text-align="center" fo:margin-left="0pt"/>
    </style:style>
    <style:style style:name="ce168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169" style:family="table-cell" style:parent-style-name="Default" style:data-style-name="N34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W316"/>
      <style:map style:condition="cell-content-is-between(4,7)" style:apply-style-name="yellow" style:base-cell-address="Sheet1.W316"/>
      <style:map style:condition="cell-content()&gt;7" style:apply-style-name="green" style:base-cell-address="Sheet1.W316"/>
      <style:map style:condition="cell-content()&lt;1" style:apply-style-name="nocolor" style:base-cell-address="Sheet1.W316"/>
    </style:style>
    <style:style style:name="ce1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172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000099"/>
    </style:style>
    <style:style style:name="ce17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16"/>
      <style:map style:condition="cell-content-is-between(4,7)" style:apply-style-name="yellow" style:base-cell-address="Sheet1.X316"/>
      <style:map style:condition="cell-content()&gt;7" style:apply-style-name="green" style:base-cell-address="Sheet1.X316"/>
      <style:map style:condition="cell-content()&lt;1" style:apply-style-name="nocolor" style:base-cell-address="Sheet1.X316"/>
    </style:style>
    <style:style style:name="ce17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7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79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1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Y316"/>
      <style:map style:condition="cell-content-is-between(4,7)" style:apply-style-name="yellow" style:base-cell-address="Sheet1.Y316"/>
      <style:map style:condition="cell-content()&gt;7" style:apply-style-name="green" style:base-cell-address="Sheet1.Y316"/>
      <style:map style:condition="cell-content()&lt;1" style:apply-style-name="nocolor" style:base-cell-address="Sheet1.Y316"/>
    </style:style>
    <style:style style:name="ce182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18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84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Z198"/>
      <style:map style:condition="cell-content-is-between(4,7)" style:apply-style-name="yellow" style:base-cell-address="Sheet1.Z198"/>
      <style:map style:condition="cell-content()&gt;7" style:apply-style-name="green" style:base-cell-address="Sheet1.Z198"/>
      <style:map style:condition="cell-content()&lt;1" style:apply-style-name="nocolor" style:base-cell-address="Sheet1.Z198"/>
    </style:style>
    <style:style style:name="ce18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316"/>
      <style:map style:condition="cell-content-is-between(4,7)" style:apply-style-name="yellow" style:base-cell-address="Sheet1.Z316"/>
      <style:map style:condition="cell-content()&gt;7" style:apply-style-name="green" style:base-cell-address="Sheet1.Z316"/>
      <style:map style:condition="cell-content()&lt;1" style:apply-style-name="nocolor" style:base-cell-address="Sheet1.Z316"/>
    </style:style>
    <style:style style:name="ce18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8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508"/>
      <style:map style:condition="cell-content-is-between(4,7)" style:apply-style-name="yellow" style:base-cell-address="Sheet1.Z508"/>
      <style:map style:condition="cell-content()&gt;7" style:apply-style-name="green" style:base-cell-address="Sheet1.Z508"/>
      <style:map style:condition="cell-content()&lt;1" style:apply-style-name="nocolor" style:base-cell-address="Sheet1.Z508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A316"/>
      <style:map style:condition="cell-content-is-between(4,7)" style:apply-style-name="yellow" style:base-cell-address="Sheet1.AA316"/>
      <style:map style:condition="cell-content()&gt;7" style:apply-style-name="green" style:base-cell-address="Sheet1.AA316"/>
      <style:map style:condition="cell-content()&lt;1" style:apply-style-name="nocolor" style:base-cell-address="Sheet1.AA316"/>
    </style:style>
    <style:style style:name="ce19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19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fo:color="#800000"/>
    </style:style>
    <style:style style:name="ce192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19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94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19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B316"/>
      <style:map style:condition="cell-content-is-between(4,7)" style:apply-style-name="yellow" style:base-cell-address="Sheet1.AB316"/>
      <style:map style:condition="cell-content()&gt;7" style:apply-style-name="green" style:base-cell-address="Sheet1.AB316"/>
      <style:map style:condition="cell-content()&lt;1" style:apply-style-name="nocolor" style:base-cell-address="Sheet1.AB316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197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pt"/>
    </style:style>
    <style:style style:name="ce199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pt"/>
    </style:style>
    <style:style style:name="ce20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C240"/>
      <style:map style:condition="cell-content-is-between(4,7)" style:apply-style-name="yellow" style:base-cell-address="Sheet1.AC240"/>
      <style:map style:condition="cell-content()&gt;7" style:apply-style-name="green" style:base-cell-address="Sheet1.AC240"/>
      <style:map style:condition="cell-content()&lt;1" style:apply-style-name="nocolor" style:base-cell-address="Sheet1.AC240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C316"/>
      <style:map style:condition="cell-content-is-between(4,7)" style:apply-style-name="yellow" style:base-cell-address="Sheet1.AC316"/>
      <style:map style:condition="cell-content()&gt;7" style:apply-style-name="green" style:base-cell-address="Sheet1.AC316"/>
      <style:map style:condition="cell-content()&lt;1" style:apply-style-name="nocolor" style:base-cell-address="Sheet1.AC316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D316"/>
      <style:map style:condition="cell-content-is-between(4,7)" style:apply-style-name="yellow" style:base-cell-address="Sheet1.AD316"/>
      <style:map style:condition="cell-content()&gt;7" style:apply-style-name="green" style:base-cell-address="Sheet1.AD316"/>
      <style:map style:condition="cell-content()&lt;1" style:apply-style-name="nocolor" style:base-cell-address="Sheet1.AD316"/>
    </style:style>
    <style:style style:name="ce203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04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05" style:family="table-cell" style:parent-style-name="Default">
      <style:map style:condition="cell-content-is-between(1,4)" style:apply-style-name="red" style:base-cell-address="Sheet1.I157"/>
      <style:map style:condition="cell-content-is-between(4,7)" style:apply-style-name="yellow" style:base-cell-address="Sheet1.I157"/>
      <style:map style:condition="cell-content()&gt;7" style:apply-style-name="green" style:base-cell-address="Sheet1.I157"/>
      <style:map style:condition="cell-content()&lt;1" style:apply-style-name="nocolor" style:base-cell-address="Sheet1.I157"/>
    </style:style>
    <style:style style:name="ce20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E316"/>
      <style:map style:condition="cell-content-is-between(4,7)" style:apply-style-name="yellow" style:base-cell-address="Sheet1.AE316"/>
      <style:map style:condition="cell-content()&gt;7" style:apply-style-name="green" style:base-cell-address="Sheet1.AE316"/>
      <style:map style:condition="cell-content()&lt;1" style:apply-style-name="nocolor" style:base-cell-address="Sheet1.AE316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08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291"/>
      <style:map style:condition="cell-content-is-between(4,7)" style:apply-style-name="yellow" style:base-cell-address="Sheet1.H291"/>
      <style:map style:condition="cell-content()&gt;7" style:apply-style-name="green" style:base-cell-address="Sheet1.H291"/>
      <style:map style:condition="cell-content()&lt;1" style:apply-style-name="nocolor" style:base-cell-address="Sheet1.H291"/>
    </style:style>
    <style:style style:name="ce2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F316"/>
      <style:map style:condition="cell-content-is-between(4,7)" style:apply-style-name="yellow" style:base-cell-address="Sheet1.AF316"/>
      <style:map style:condition="cell-content()&gt;7" style:apply-style-name="green" style:base-cell-address="Sheet1.AF316"/>
      <style:map style:condition="cell-content()&lt;1" style:apply-style-name="nocolor" style:base-cell-address="Sheet1.AF316"/>
    </style:style>
    <style:style style:name="ce210" style:family="table-cell" style:parent-style-name="Default"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3"/>
      <style:map style:condition="cell-content-is-between(4,7)" style:apply-style-name="yellow" style:base-cell-address="Sheet1.I53"/>
      <style:map style:condition="cell-content()&gt;7" style:apply-style-name="green" style:base-cell-address="Sheet1.I53"/>
      <style:map style:condition="cell-content()&lt;1" style:apply-style-name="nocolor" style:base-cell-address="Sheet1.I53"/>
    </style:style>
    <style:style style:name="ce2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278"/>
      <style:map style:condition="cell-content-is-between(4,7)" style:apply-style-name="yellow" style:base-cell-address="Sheet1.J278"/>
      <style:map style:condition="cell-content()&gt;7" style:apply-style-name="green" style:base-cell-address="Sheet1.J278"/>
      <style:map style:condition="cell-content()&lt;1" style:apply-style-name="nocolor" style:base-cell-address="Sheet1.J278"/>
    </style:style>
    <style:style style:name="ce21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G316"/>
      <style:map style:condition="cell-content-is-between(4,7)" style:apply-style-name="yellow" style:base-cell-address="Sheet1.AG316"/>
      <style:map style:condition="cell-content()&gt;7" style:apply-style-name="green" style:base-cell-address="Sheet1.AG316"/>
      <style:map style:condition="cell-content()&lt;1" style:apply-style-name="nocolor" style:base-cell-address="Sheet1.AG316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H316"/>
      <style:map style:condition="cell-content-is-between(4,7)" style:apply-style-name="yellow" style:base-cell-address="Sheet1.AH316"/>
      <style:map style:condition="cell-content()&gt;7" style:apply-style-name="green" style:base-cell-address="Sheet1.AH316"/>
      <style:map style:condition="cell-content()&lt;1" style:apply-style-name="nocolor" style:base-cell-address="Sheet1.AH316"/>
    </style:style>
    <style:style style:name="ce216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1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I316"/>
      <style:map style:condition="cell-content-is-between(4,7)" style:apply-style-name="yellow" style:base-cell-address="Sheet1.AI316"/>
      <style:map style:condition="cell-content()&gt;7" style:apply-style-name="green" style:base-cell-address="Sheet1.AI316"/>
      <style:map style:condition="cell-content()&lt;1" style:apply-style-name="nocolor" style:base-cell-address="Sheet1.AI316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19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220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1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22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pt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J316"/>
      <style:map style:condition="cell-content-is-between(4,7)" style:apply-style-name="yellow" style:base-cell-address="Sheet1.AJ316"/>
      <style:map style:condition="cell-content()&gt;7" style:apply-style-name="green" style:base-cell-address="Sheet1.AJ316"/>
      <style:map style:condition="cell-content()&lt;1" style:apply-style-name="nocolor" style:base-cell-address="Sheet1.AJ316"/>
    </style:style>
    <style:style style:name="ce224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pt"/>
    </style:style>
    <style:style style:name="ce225" style:family="table-cell" style:parent-style-name="nocolor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K316"/>
      <style:map style:condition="cell-content-is-between(4,7)" style:apply-style-name="yellow" style:base-cell-address="Sheet1.AK316"/>
      <style:map style:condition="cell-content()&gt;7" style:apply-style-name="green" style:base-cell-address="Sheet1.AK316"/>
      <style:map style:condition="cell-content()&lt;1" style:apply-style-name="nocolor" style:base-cell-address="Sheet1.AK316"/>
    </style:style>
    <style:style style:name="ce227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464"/>
      <style:map style:condition="cell-content-is-between(4,7)" style:apply-style-name="yellow" style:base-cell-address="Sheet1.J464"/>
      <style:map style:condition="cell-content()&gt;7" style:apply-style-name="green" style:base-cell-address="Sheet1.J464"/>
      <style:map style:condition="cell-content()&lt;1" style:apply-style-name="nocolor" style:base-cell-address="Sheet1.J464"/>
    </style:style>
    <style:style style:name="ce229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L278"/>
      <style:map style:condition="cell-content-is-between(4,7)" style:apply-style-name="yellow" style:base-cell-address="Sheet1.AL278"/>
      <style:map style:condition="cell-content()&gt;7" style:apply-style-name="green" style:base-cell-address="Sheet1.AL278"/>
      <style:map style:condition="cell-content()&lt;1" style:apply-style-name="nocolor" style:base-cell-address="Sheet1.AL278"/>
    </style:style>
    <style:style style:name="ce23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L316"/>
      <style:map style:condition="cell-content-is-between(4,7)" style:apply-style-name="yellow" style:base-cell-address="Sheet1.AL316"/>
      <style:map style:condition="cell-content()&gt;7" style:apply-style-name="green" style:base-cell-address="Sheet1.AL316"/>
      <style:map style:condition="cell-content()&lt;1" style:apply-style-name="nocolor" style:base-cell-address="Sheet1.AL316"/>
    </style:style>
    <style:style style:name="ce232" style:family="table-cell" style:parent-style-name="Default">
      <style:table-cell-properties fo:background-color="transparent"/>
    </style:style>
    <style:style style:name="ce233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M316"/>
      <style:map style:condition="cell-content-is-between(4,7)" style:apply-style-name="yellow" style:base-cell-address="Sheet1.AM316"/>
      <style:map style:condition="cell-content()&gt;7" style:apply-style-name="green" style:base-cell-address="Sheet1.AM316"/>
      <style:map style:condition="cell-content()&lt;1" style:apply-style-name="nocolor" style:base-cell-address="Sheet1.AM316"/>
    </style:style>
    <style:style style:name="ce235" style:family="table-cell" style:parent-style-name="Default" style:data-style-name="N0">
      <style:table-cell-properties fo:background-color="#9933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22"/>
      <style:map style:condition="cell-content-is-between(4,7)" style:apply-style-name="yellow" style:base-cell-address="Sheet1.H422"/>
      <style:map style:condition="cell-content()&gt;7" style:apply-style-name="green" style:base-cell-address="Sheet1.H422"/>
      <style:map style:condition="cell-content()&lt;1" style:apply-style-name="nocolor" style:base-cell-address="Sheet1.H422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  <style:map style:condition="cell-content-is-between(1,4)" style:apply-style-name="red" style:base-cell-address="Sheet1.F421"/>
      <style:map style:condition="cell-content-is-between(4,7)" style:apply-style-name="yellow" style:base-cell-address="Sheet1.F421"/>
      <style:map style:condition="cell-content()&gt;7" style:apply-style-name="green" style:base-cell-address="Sheet1.F421"/>
      <style:map style:condition="cell-content()&lt;1" style:apply-style-name="nocolor" style:base-cell-address="Sheet1.F421"/>
    </style:style>
    <style:style style:name="ce239" style:family="table-cell" style:parent-style-name="Default">
      <style:map style:condition="cell-content-is-between(1,4)" style:apply-style-name="red" style:base-cell-address="Sheet1.G292"/>
      <style:map style:condition="cell-content-is-between(4,7)" style:apply-style-name="yellow" style:base-cell-address="Sheet1.G292"/>
      <style:map style:condition="cell-content()&gt;7" style:apply-style-name="green" style:base-cell-address="Sheet1.G292"/>
      <style:map style:condition="cell-content()&lt;1" style:apply-style-name="nocolor" style:base-cell-address="Sheet1.G292"/>
    </style:style>
    <style:style style:name="ce24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316"/>
      <style:map style:condition="cell-content-is-between(4,7)" style:apply-style-name="yellow" style:base-cell-address="Sheet1.AN316"/>
      <style:map style:condition="cell-content()&gt;7" style:apply-style-name="green" style:base-cell-address="Sheet1.AN316"/>
      <style:map style:condition="cell-content()&lt;1" style:apply-style-name="nocolor" style:base-cell-address="Sheet1.AN316"/>
    </style:style>
    <style:style style:name="ce241" style:family="table-cell" style:parent-style-name="Default"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X359"/>
      <style:map style:condition="cell-content-is-between(4,7)" style:apply-style-name="yellow" style:base-cell-address="Sheet1.X359"/>
      <style:map style:condition="cell-content()&gt;7" style:apply-style-name="green" style:base-cell-address="Sheet1.X359"/>
      <style:map style:condition="cell-content()&lt;1" style:apply-style-name="nocolor" style:base-cell-address="Sheet1.X359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471"/>
      <style:map style:condition="cell-content-is-between(4,7)" style:apply-style-name="yellow" style:base-cell-address="Sheet1.AN471"/>
      <style:map style:condition="cell-content()&gt;7" style:apply-style-name="green" style:base-cell-address="Sheet1.AN471"/>
      <style:map style:condition="cell-content()&lt;1" style:apply-style-name="nocolor" style:base-cell-address="Sheet1.AN471"/>
    </style:style>
    <style:style style:name="ce24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O316"/>
      <style:map style:condition="cell-content-is-between(4,7)" style:apply-style-name="yellow" style:base-cell-address="Sheet1.AO316"/>
      <style:map style:condition="cell-content()&gt;7" style:apply-style-name="green" style:base-cell-address="Sheet1.AO316"/>
      <style:map style:condition="cell-content()&lt;1" style:apply-style-name="nocolor" style:base-cell-address="Sheet1.AO316"/>
    </style:style>
    <style:style style:name="ce2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P443"/>
      <style:map style:condition="cell-content-is-between(4,7)" style:apply-style-name="yellow" style:base-cell-address="Sheet1.AP443"/>
      <style:map style:condition="cell-content()&gt;7" style:apply-style-name="green" style:base-cell-address="Sheet1.AP443"/>
      <style:map style:condition="cell-content()&lt;1" style:apply-style-name="nocolor" style:base-cell-address="Sheet1.AP443"/>
    </style:style>
    <style:style style:name="ce246" style:family="table-cell" style:parent-style-name="Default"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47" style:family="table-cell" style:parent-style-name="Default"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49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51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3"/>
      <style:map style:condition="cell-content-is-between(15,19)" style:apply-style-name="yellow" style:base-cell-address="Sheet1.AS13"/>
      <style:map style:condition="cell-content()&gt;20" style:apply-style-name="green" style:base-cell-address="Sheet1.AS13"/>
      <style:map style:condition="cell-content()&lt;1" style:apply-style-name="nocolor" style:base-cell-address="Sheet1.AS13"/>
    </style:style>
    <style:style style:name="ce2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2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3"/>
      <style:map style:condition="cell-content-is-between(15,19)" style:apply-style-name="yellow" style:base-cell-address="Sheet1.AQ13"/>
      <style:map style:condition="cell-content()&gt;20" style:apply-style-name="green" style:base-cell-address="Sheet1.AQ13"/>
      <style:map style:condition="cell-content()&lt;1" style:apply-style-name="nocolor" style:base-cell-address="Sheet1.AQ13"/>
    </style:style>
    <style:style style:name="ce2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2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2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0"/>
      <style:map style:condition="cell-content-is-between(15,19)" style:apply-style-name="yellow" style:base-cell-address="Sheet1.AS20"/>
      <style:map style:condition="cell-content()&gt;20" style:apply-style-name="green" style:base-cell-address="Sheet1.AS20"/>
      <style:map style:condition="cell-content()&lt;1" style:apply-style-name="nocolor" style:base-cell-address="Sheet1.AS20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1"/>
      <style:map style:condition="cell-content-is-between(15,19)" style:apply-style-name="yellow" style:base-cell-address="Sheet1.AQ21"/>
      <style:map style:condition="cell-content()&gt;20" style:apply-style-name="green" style:base-cell-address="Sheet1.AQ21"/>
      <style:map style:condition="cell-content()&lt;1" style:apply-style-name="nocolor" style:base-cell-address="Sheet1.AQ21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9"/>
      <style:map style:condition="cell-content-is-between(15,19)" style:apply-style-name="yellow" style:base-cell-address="Sheet1.AS29"/>
      <style:map style:condition="cell-content()&gt;20" style:apply-style-name="green" style:base-cell-address="Sheet1.AS29"/>
      <style:map style:condition="cell-content()&lt;1" style:apply-style-name="nocolor" style:base-cell-address="Sheet1.AS29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0"/>
      <style:map style:condition="cell-content-is-between(15,19)" style:apply-style-name="yellow" style:base-cell-address="Sheet1.AS30"/>
      <style:map style:condition="cell-content()&gt;20" style:apply-style-name="green" style:base-cell-address="Sheet1.AS30"/>
      <style:map style:condition="cell-content()&lt;1" style:apply-style-name="nocolor" style:base-cell-address="Sheet1.AS30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1"/>
      <style:map style:condition="cell-content-is-between(15,19)" style:apply-style-name="yellow" style:base-cell-address="Sheet1.AS31"/>
      <style:map style:condition="cell-content()&gt;20" style:apply-style-name="green" style:base-cell-address="Sheet1.AS31"/>
      <style:map style:condition="cell-content()&lt;1" style:apply-style-name="nocolor" style:base-cell-address="Sheet1.AS3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2"/>
      <style:map style:condition="cell-content-is-between(15,19)" style:apply-style-name="yellow" style:base-cell-address="Sheet1.AS32"/>
      <style:map style:condition="cell-content()&gt;20" style:apply-style-name="green" style:base-cell-address="Sheet1.AS32"/>
      <style:map style:condition="cell-content()&lt;1" style:apply-style-name="nocolor" style:base-cell-address="Sheet1.AS32"/>
    </style:style>
    <style:style style:name="ce2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3"/>
      <style:map style:condition="cell-content-is-between(15,19)" style:apply-style-name="yellow" style:base-cell-address="Sheet1.AS33"/>
      <style:map style:condition="cell-content()&gt;20" style:apply-style-name="green" style:base-cell-address="Sheet1.AS33"/>
      <style:map style:condition="cell-content()&lt;1" style:apply-style-name="nocolor" style:base-cell-address="Sheet1.AS33"/>
    </style:style>
    <style:style style:name="ce2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2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2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2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2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2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2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2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2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2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2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8"/>
      <style:map style:condition="cell-content-is-between(15,19)" style:apply-style-name="yellow" style:base-cell-address="Sheet1.AS48"/>
      <style:map style:condition="cell-content()&gt;20" style:apply-style-name="green" style:base-cell-address="Sheet1.AS48"/>
      <style:map style:condition="cell-content()&lt;1" style:apply-style-name="nocolor" style:base-cell-address="Sheet1.AS48"/>
    </style:style>
    <style:style style:name="ce2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2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2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2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2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2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2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354" style:family="table-cell" style:parent-style-name="Default" style:data-style-name="N0"/>
    <style:style style:name="ce355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pt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358" style:family="table-cell" style:parent-style-name="Default">
      <style:table-cell-properties fo:background-color="#0000cc"/>
    </style:style>
    <style:style style:name="ce359" style:family="table-cell" style:parent-style-name="Default">
      <style:table-cell-properties fo:background-color="#006699"/>
    </style:style>
    <style:style style:name="ce360" style:family="table-cell" style:parent-style-name="Default">
      <style:table-cell-properties fo:background-color="#801900"/>
    </style:style>
    <style:style style:name="ce361" style:family="table-cell" style:parent-style-name="Default">
      <style:table-cell-properties fo:background-color="#996600"/>
    </style:style>
    <style:style style:name="ce362" style:family="table-cell" style:parent-style-name="Default">
      <style:table-cell-properties fo:background-color="#000080"/>
    </style:style>
    <style:style style:name="ce363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999999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/>
    </style:style>
    <style:style style:name="ce3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</style:style>
    <style:style style:name="ce367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368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369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370" style:family="table-cell" style:parent-style-name="Default" style:data-style-name="N37"/>
    <style:style style:name="ce371" style:family="table-cell" style:parent-style-name="Default" style:data-style-name="N4"/>
    <style:style style:name="ce372" style:family="table-cell" style:parent-style-name="Default" style:data-style-name="N1"/>
    <style:style style:name="ce373" style:family="table-cell" style:parent-style-name="Default" style:data-style-name="N10037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5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solid" svg:stroke-width="1.42pt" svg:stroke-color="#000000" draw:marker-start-width="9.92pt" draw:marker-end-width="9.92pt" draw:fill="gradient" draw:fill-gradient-name="Olive_20_Green" draw:gradient-step-count="90" draw:opacity="50%" draw:textarea-horizontal-align="center" draw:textarea-vertical-align="middle" fo:padding-top="0.71pt" fo:padding-bottom="0.71pt" fo:padding-left="0.71pt" fo:padding-right="0.71pt" draw:shadow-opacity="5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gradient" draw:fill-gradient-name="Olive_20_Green" draw:gradient-step-count="9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78.22pt" svg:height="143.86pt" svg:x="11.99pt" svg:y="0pt">
            <loext:p draw:notify-on-update-of-ranges="Sheet1.AR9:Sheet1.AR109 Sheet1.AS5:Sheet1.AS5 Sheet1.AS9:Sheet1.AS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37pt" svg:x="1191.23pt" svg:y="115.2pt">
            <loext:p draw:notify-on-update-of-ranges="Sheet1.AR13:Sheet1.AR108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252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56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253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/>
          <table:table-cell table:style-name="ce253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J15]" office:value-type="date" office:date-value="2017-08-27" calcext:value-type="date">
            <text:p>08/27</text:p>
          </table:table-cell>
          <table:table-cell table:style-name="ce254" table:formula="of:=[.AJ32]" office:value-type="float" office:value="0" calcext:value-type="float">
            <text:p>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9:.AS$109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AC15]" office:value-type="date" office:date-value="2017-08-20" calcext:value-type="date">
            <text:p>08/20</text:p>
          </table:table-cell>
          <table:table-cell table:style-name="ce255" table:formula="of:=[.AC32]" office:value-type="float" office:value="20" calcext:value-type="float">
            <text:p>20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0:.AS$109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1" table:formula="of:=[.V15]" office:value-type="date" office:date-value="2017-08-13" calcext:value-type="date">
            <text:p>08/13</text:p>
          </table:table-cell>
          <table:table-cell table:style-name="ce256" table:formula="of:=[.V32]" office:value-type="float" office:value="20.5" calcext:value-type="float">
            <text:p>20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1:.AS$109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 office:value-type="string" calcext:value-type="string">
            <text:p>sun</text:p>
          </table:table-cell>
          <table:table-cell table:style-name="Default" table:number-columns-repeated="21"/>
          <table:table-cell table:style-name="ce251" table:formula="of:=[.O15]" office:value-type="date" office:date-value="2017-08-06" calcext:value-type="date">
            <text:p>08/06</text:p>
          </table:table-cell>
          <table:table-cell table:style-name="ce257" table:formula="of:=[.O32]" office:value-type="float" office:value="19.5" calcext:value-type="float">
            <text:p>19.5</text:p>
          </table:table-cell>
          <table:table-cell table:style-name="ce358"/>
          <table:table-cell table:style-name="Default"/>
          <table:table-cell/>
          <table:table-cell table:style-name="Default" table:number-columns-repeated="8"/>
          <table:table-cell table:style-name="ce372" table:formula="of:=SUM([.AS12:.AS$109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246"/>
          <table:table-cell table:style-name="ce251" table:formula="of:=[.AJ37]" office:value-type="date" office:date-value="2017-07-30" calcext:value-type="date">
            <text:p>07/30</text:p>
          </table:table-cell>
          <table:table-cell table:style-name="ce258" table:formula="of:=[.AJ54]" office:value-type="float" office:value="17" calcext:value-type="float">
            <text:p>17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3:.AS$109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2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2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2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2" office:value-type="date" office:date-value="2017-08-27" calcext:value-type="date">
            <text:p>Sun</text:p>
          </table:table-cell>
          <table:table-cell table:style-name="Default" table:number-columns-repeated="6"/>
          <table:table-cell table:style-name="ce246"/>
          <table:table-cell table:style-name="ce251" table:formula="of:=[.AC37]" office:value-type="date" office:date-value="2017-07-23" calcext:value-type="date">
            <text:p>07/23</text:p>
          </table:table-cell>
          <table:table-cell table:style-name="ce259" table:formula="of:=[.AC54]" office:value-type="float" office:value="20" calcext:value-type="float">
            <text:p>20</text:p>
          </table:table-cell>
          <table:table-cell table:style-name="ce359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372" table:formula="of:=SUM([.AS14:.AS$109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31" calcext:value-type="date">
            <text:p>31</text:p>
          </table:table-cell>
          <table:table-cell table:style-name="ce43" office:value-type="date" office:date-value="2017-08-01" calcext:value-type="date">
            <text:p>01</text:p>
          </table:table-cell>
          <table:table-cell table:style-name="ce43" office:value-type="date" office:date-value="2017-08-02" calcext:value-type="date">
            <text:p>02</text:p>
          </table:table-cell>
          <table:table-cell table:style-name="ce43" office:value-type="date" office:date-value="2017-08-03" calcext:value-type="date">
            <text:p>03</text:p>
          </table:table-cell>
          <table:table-cell table:style-name="ce43" office:value-type="date" office:date-value="2017-08-04" calcext:value-type="date">
            <text:p>04</text:p>
          </table:table-cell>
          <table:table-cell table:style-name="ce43" office:value-type="date" office:date-value="2017-08-05" calcext:value-type="date">
            <text:p>05</text:p>
          </table:table-cell>
          <table:table-cell table:style-name="ce43" office:value-type="date" office:date-value="2017-08-06" calcext:value-type="date">
            <text:p>06</text:p>
          </table:table-cell>
          <table:table-cell table:style-name="ce43" office:value-type="date" office:date-value="2017-08-07" calcext:value-type="date">
            <text:p>07</text:p>
          </table:table-cell>
          <table:table-cell table:style-name="ce43" office:value-type="date" office:date-value="2017-08-08" calcext:value-type="date">
            <text:p>08</text:p>
          </table:table-cell>
          <table:table-cell table:style-name="ce43" office:value-type="date" office:date-value="2017-08-09" calcext:value-type="date">
            <text:p>09</text:p>
          </table:table-cell>
          <table:table-cell table:style-name="ce43" office:value-type="date" office:date-value="2017-08-10" calcext:value-type="date">
            <text:p>10</text:p>
          </table:table-cell>
          <table:table-cell table:style-name="ce43" office:value-type="date" office:date-value="2017-08-11" calcext:value-type="date">
            <text:p>11</text:p>
          </table:table-cell>
          <table:table-cell table:style-name="ce43" office:value-type="date" office:date-value="2017-08-12" calcext:value-type="date">
            <text:p>12</text:p>
          </table:table-cell>
          <table:table-cell table:style-name="ce43" office:value-type="date" office:date-value="2017-08-13" calcext:value-type="date">
            <text:p>13</text:p>
          </table:table-cell>
          <table:table-cell table:style-name="ce43" office:value-type="date" office:date-value="2017-08-14" calcext:value-type="date">
            <text:p>14</text:p>
          </table:table-cell>
          <table:table-cell table:style-name="ce43" office:value-type="date" office:date-value="2017-08-15" calcext:value-type="date">
            <text:p>15</text:p>
          </table:table-cell>
          <table:table-cell table:style-name="ce43" office:value-type="date" office:date-value="2017-08-16" calcext:value-type="date">
            <text:p>16</text:p>
          </table:table-cell>
          <table:table-cell table:style-name="ce43" office:value-type="date" office:date-value="2017-08-17" calcext:value-type="date">
            <text:p>17</text:p>
          </table:table-cell>
          <table:table-cell table:style-name="ce43" office:value-type="date" office:date-value="2017-08-18" calcext:value-type="date">
            <text:p>18</text:p>
          </table:table-cell>
          <table:table-cell table:style-name="ce43" office:value-type="date" office:date-value="2017-08-19" calcext:value-type="date">
            <text:p>19</text:p>
          </table:table-cell>
          <table:table-cell table:style-name="ce43" office:value-type="date" office:date-value="2017-08-20" calcext:value-type="date">
            <text:p>20</text:p>
          </table:table-cell>
          <table:table-cell table:style-name="ce43" office:value-type="date" office:date-value="2017-08-21" calcext:value-type="date">
            <text:p>21</text:p>
          </table:table-cell>
          <table:table-cell table:style-name="ce43" office:value-type="date" office:date-value="2017-08-22" calcext:value-type="date">
            <text:p>22</text:p>
          </table:table-cell>
          <table:table-cell table:style-name="ce43" office:value-type="date" office:date-value="2017-08-23" calcext:value-type="date">
            <text:p>23</text:p>
          </table:table-cell>
          <table:table-cell table:style-name="ce43" office:value-type="date" office:date-value="2017-08-24" calcext:value-type="date">
            <text:p>24</text:p>
          </table:table-cell>
          <table:table-cell table:style-name="ce43" office:value-type="date" office:date-value="2017-08-25" calcext:value-type="date">
            <text:p>25</text:p>
          </table:table-cell>
          <table:table-cell table:style-name="ce43" office:value-type="date" office:date-value="2017-08-26" calcext:value-type="date">
            <text:p>26</text:p>
          </table:table-cell>
          <table:table-cell table:style-name="ce43" office:value-type="date" office:date-value="2017-08-27" calcext:value-type="date">
            <text:p>27</text:p>
          </table:table-cell>
          <table:table-cell table:style-name="Default" table:number-columns-repeated="6"/>
          <table:table-cell table:style-name="ce246"/>
          <table:table-cell table:style-name="ce251" table:formula="of:=[.V37]" office:value-type="date" office:date-value="2017-07-16" calcext:value-type="date">
            <text:p>07/16</text:p>
          </table:table-cell>
          <table:table-cell table:style-name="ce260" table:formula="of:=[.V54]" office:value-type="float" office:value="23" calcext:value-type="float">
            <text:p>23</text:p>
          </table:table-cell>
          <table:table-cell table:style-name="ce359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372" table:formula="of:=SUM([.AS15:.AS$109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4" table:number-columns-repeated="28"/>
          <table:table-cell table:style-name="Default" table:number-columns-repeated="6"/>
          <table:table-cell table:style-name="ce246"/>
          <table:table-cell table:style-name="ce251" table:formula="of:=[.O37]" office:value-type="date" office:date-value="2017-07-09" calcext:value-type="date">
            <text:p>07/09</text:p>
          </table:table-cell>
          <table:table-cell table:style-name="ce261" table:formula="of:=[.O54]" office:value-type="float" office:value="19.5" calcext:value-type="float">
            <text:p>19.5</text:p>
          </table:table-cell>
          <table:table-cell table:style-name="ce359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372" table:formula="of:=SUM([.AS16:.AS$109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60]" office:value-type="date" office:date-value="2017-07-02" calcext:value-type="date">
            <text:p>07/02</text:p>
          </table:table-cell>
          <table:table-cell table:style-name="ce262" table:formula="of:=[.AQ77]" office:value-type="float" office:value="4.5" calcext:value-type="float">
            <text:p>4.5</text:p>
          </table:table-cell>
          <table:table-cell table:style-name="ce35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Default" table:number-columns-repeated="8"/>
          <table:table-cell table:style-name="ce372" table:formula="of:=SUM([.AS17:.AS$109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9"/>
          <table:table-cell table:style-name="Default" table:number-columns-repeated="6"/>
          <table:table-cell table:style-name="ce246"/>
          <table:table-cell table:style-name="ce251" table:formula="of:=[.AJ60]" office:value-type="date" office:date-value="2017-06-25" calcext:value-type="date">
            <text:p>06/25</text:p>
          </table:table-cell>
          <table:table-cell table:style-name="ce263" table:formula="of:=[.AJ77]" office:value-type="float" office:value="0" calcext:value-type="float">
            <text:p>0</text:p>
          </table:table-cell>
          <table:table-cell table:style-name="ce35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8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C60]" office:value-type="date" office:date-value="2017-06-18" calcext:value-type="date">
            <text:p>06/18</text:p>
          </table:table-cell>
          <table:table-cell table:style-name="ce264" table:formula="of:=[.AC77]" office:value-type="float" office:value="17" calcext:value-type="float">
            <text:p>17</text:p>
          </table:table-cell>
          <table:table-cell table:style-name="ce359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Default" table:number-columns-repeated="8"/>
          <table:table-cell table:style-name="ce372" table:formula="of:=SUM([.AS19:.AS$109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M</text:p>
          </table:table-cell>
          <table:table-cell table:style-name="ce32"/>
          <table:table-cell table:number-columns-repeated="3" table:style-name="ce32" office:value-type="float" office:value="2" calcext:value-type="float">
            <text:p>2</text:p>
          </table:table-cell>
          <table:table-cell table:style-name="ce89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Default" table:number-columns-repeated="6"/>
          <table:table-cell table:style-name="ce246"/>
          <table:table-cell table:style-name="ce251" table:formula="of:=[.V60]" office:value-type="date" office:date-value="2017-06-11" calcext:value-type="date">
            <text:p>06/11</text:p>
          </table:table-cell>
          <table:table-cell table:style-name="ce265" table:formula="of:=[.V77]" office:value-type="float" office:value="20.5" calcext:value-type="float">
            <text:p>20.5</text:p>
          </table:table-cell>
          <table:table-cell table:style-name="ce359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Default" table:number-columns-repeated="8"/>
          <table:table-cell table:style-name="ce372" table:formula="of:=SUM([.AS20:.AS$109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BS</text:p>
          </table:table-cell>
          <table:table-cell table:style-name="ce45" table:number-columns-repeated="4"/>
          <table:table-cell table:style-name="ce113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8"/>
          <table:table-cell table:style-name="ce45" office:value-type="string" calcext:value-type="string">
            <text:p>i</text:p>
          </table:table-cell>
          <table:table-cell table:style-name="ce45" table:number-columns-repeated="4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O60]" office:value-type="date" office:date-value="2017-06-04" calcext:value-type="date">
            <text:p>06/04</text:p>
          </table:table-cell>
          <table:table-cell table:style-name="ce266" table:formula="of:=[.O77]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Default" table:number-columns-repeated="8"/>
          <table:table-cell table:style-name="ce372" table:formula="of:=SUM([.AS21:.AS$109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82]" office:value-type="date" office:date-value="2017-05-28" calcext:value-type="date">
            <text:p>05/28</text:p>
          </table:table-cell>
          <table:table-cell table:style-name="ce267" table:formula="of:=[.AJ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372" table:formula="of:=SUM([.AS22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C82]" office:value-type="date" office:date-value="2017-05-21" calcext:value-type="date">
            <text:p>05/21</text:p>
          </table:table-cell>
          <table:table-cell table:style-name="ce268" table:formula="of:=[.AC98]" office:value-type="float" office:value="0" calcext:value-type="float">
            <text:p>0</text:p>
          </table:table-cell>
          <table:table-cell table:style-name="ce359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3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V82]" office:value-type="date" office:date-value="2017-05-14" calcext:value-type="date">
            <text:p>05/14</text:p>
          </table:table-cell>
          <table:table-cell table:style-name="ce269" table:formula="of:=[.V98]" office:value-type="float" office:value="0" calcext:value-type="float">
            <text:p>0</text:p>
          </table:table-cell>
          <table:table-cell table:style-name="ce360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4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O82]" office:value-type="date" office:date-value="2017-05-07" calcext:value-type="date">
            <text:p>05/07</text:p>
          </table:table-cell>
          <table:table-cell table:style-name="ce270" table:formula="of:=[.O98]" office:value-type="float" office:value="7.5" calcext:value-type="float">
            <text:p>7.5</text:p>
          </table:table-cell>
          <table:table-cell table:style-name="ce360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5:.AS$109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J103]" office:value-type="date" office:date-value="2017-04-30" calcext:value-type="date">
            <text:p>04/30</text:p>
          </table:table-cell>
          <table:table-cell table:style-name="ce271" table:formula="of:=[.AJ119]" office:value-type="float" office:value="9" calcext:value-type="float">
            <text:p>9</text:p>
          </table:table-cell>
          <table:table-cell table:style-name="ce360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6:.AS$109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8"/>
          <table:table-cell table:style-name="Default" table:number-columns-repeated="6"/>
          <table:table-cell table:style-name="ce246"/>
          <table:table-cell table:style-name="ce251" table:formula="of:=[.AC103]" office:value-type="date" office:date-value="2017-04-23" calcext:value-type="date">
            <text:p>04/23</text:p>
          </table:table-cell>
          <table:table-cell table:style-name="ce272" table:formula="of:=[.AC119]" office:value-type="float" office:value="11" calcext:value-type="float">
            <text:p>11</text:p>
          </table:table-cell>
          <table:table-cell table:style-name="ce360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7:.AS$109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 table:number-columns-repeated="10"/>
          <table:table-cell table:style-name="ce45" office:value-type="string" calcext:value-type="string">
            <text:p>o</text:p>
          </table:table-cell>
          <table:table-cell table:style-name="ce45" table:number-columns-repeated="4"/>
          <table:table-cell table:number-columns-repeated="5"/>
          <table:table-cell table:style-name="Default" table:number-columns-repeated="6"/>
          <table:table-cell table:style-name="ce246"/>
          <table:table-cell table:style-name="ce251" table:formula="of:=[.V103]" office:value-type="date" office:date-value="2017-04-16" calcext:value-type="date">
            <text:p>04/16</text:p>
          </table:table-cell>
          <table:table-cell table:style-name="ce273" table:formula="of:=[.V119]" office:value-type="float" office:value="15.5" calcext:value-type="float">
            <text:p>15.5</text:p>
          </table:table-cell>
          <table:table-cell table:style-name="ce360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8:.AS$109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table:style-name="Default" table:number-columns-repeated="6"/>
          <table:table-cell table:style-name="ce246"/>
          <table:table-cell table:style-name="ce251" table:formula="of:=[.O103]" office:value-type="date" office:date-value="2017-04-09" calcext:value-type="date">
            <text:p>04/09</text:p>
          </table:table-cell>
          <table:table-cell table:style-name="ce274" table:formula="of:=[.O119]" office:value-type="float" office:value="20" calcext:value-type="float">
            <text:p>20</text:p>
          </table:table-cell>
          <table:table-cell table:style-name="ce360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29:.AS$109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6"/>
          <table:table-cell table:style-name="ce251" table:formula="of:=[.AQ124]" office:value-type="date" office:date-value="2017-04-02" calcext:value-type="date">
            <text:p>04/02</text:p>
          </table:table-cell>
          <table:table-cell table:style-name="ce275" office:value-type="float" office:value="12" calcext:value-type="float">
            <text:p>12</text:p>
          </table:table-cell>
          <table:table-cell table:style-name="ce360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0:.AS$109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16:.I30])" office:value-type="float" office:value="8" calcext:value-type="float">
            <text:p>8</text:p>
          </table:table-cell>
          <table:table-cell table:style-name="ce46"/>
          <table:table-cell table:style-name="ce46" table:formula="of:=SUM([.K16:.K30])" office:value-type="float" office:value="2" calcext:value-type="float">
            <text:p>2</text:p>
          </table:table-cell>
          <table:table-cell table:style-name="ce46" table:formula="of:=SUM([.L16:.L30])" office:value-type="float" office:value="8" calcext:value-type="float">
            <text:p>8</text:p>
          </table:table-cell>
          <table:table-cell table:style-name="ce46" table:formula="of:=SUM([.M16:.M30])" office:value-type="float" office:value="8" calcext:value-type="float">
            <text:p>8</text:p>
          </table:table-cell>
          <table:table-cell table:style-name="ce46" table:formula="of:=SUM([.N16:.N30])" office:value-type="float" office:value="9" calcext:value-type="float">
            <text:p>9</text:p>
          </table:table-cell>
          <table:table-cell table:style-name="ce46" table:formula="of:=SUM([.O16:.O30])" office:value-type="float" office:value="4" calcext:value-type="float">
            <text:p>4</text:p>
          </table:table-cell>
          <table:table-cell table:style-name="ce46" table:formula="of:=SUM([.P16:.P30])" office:value-type="float" office:value="8" calcext:value-type="float">
            <text:p>8</text:p>
          </table:table-cell>
          <table:table-cell table:style-name="ce46" table:formula="of:=SUM([.Q16:.Q30])" office:value-type="float" office:value="9" calcext:value-type="float">
            <text:p>9</text:p>
          </table:table-cell>
          <table:table-cell table:style-name="ce46" table:formula="of:=SUM([.R16:.R30])" office:value-type="float" office:value="8" calcext:value-type="float">
            <text:p>8</text:p>
          </table:table-cell>
          <table:table-cell table:style-name="ce46" table:formula="of:=SUM([.S16:.S30])" office:value-type="float" office:value="8" calcext:value-type="float">
            <text:p>8</text:p>
          </table:table-cell>
          <table:table-cell table:style-name="ce46" table:formula="of:=SUM([.T16:.T30])" office:value-type="float" office:value="8" calcext:value-type="float">
            <text:p>8</text:p>
          </table:table-cell>
          <table:table-cell table:style-name="ce46"/>
          <table:table-cell table:style-name="ce157"/>
          <table:table-cell table:style-name="ce46" table:formula="of:=SUM([.W16:.W30])" office:value-type="float" office:value="6" calcext:value-type="float">
            <text:p>6</text:p>
          </table:table-cell>
          <table:table-cell table:style-name="ce46" table:formula="of:=SUM([.X16:.X30])" office:value-type="float" office:value="6" calcext:value-type="float">
            <text:p>6</text:p>
          </table:table-cell>
          <table:table-cell table:style-name="ce46" table:formula="of:=SUM([.Y16:.Y30])" office:value-type="float" office:value="8" calcext:value-type="float">
            <text:p>8</text:p>
          </table:table-cell>
          <table:table-cell table:style-name="ce46" table:formula="of:=SUM([.Z16:.Z30])" office:value-type="float" office:value="8" calcext:value-type="float">
            <text:p>8</text:p>
          </table:table-cell>
          <table:table-cell table:style-name="ce46"/>
          <table:table-cell table:style-name="ce46" table:formula="of:=SUM([.AB16:.AB30])" office:value-type="float" office:value="7" calcext:value-type="float">
            <text:p>7</text:p>
          </table:table-cell>
          <table:table-cell table:style-name="ce46" table:formula="of:=SUM([.AC16:.AC30])" office:value-type="float" office:value="5" calcext:value-type="float">
            <text:p>5</text:p>
          </table:table-cell>
          <table:table-cell table:style-name="ce46" table:formula="of:=SUM([.AD16:.AD30])" office:value-type="float" office:value="0" calcext:value-type="float">
            <text:p>0</text:p>
          </table:table-cell>
          <table:table-cell table:style-name="ce46" table:formula="of:=SUM([.AE16:.AE30])" office:value-type="float" office:value="0" calcext:value-type="float">
            <text:p>0</text:p>
          </table:table-cell>
          <table:table-cell table:style-name="ce46" table:formula="of:=SUM([.AF16:.AF30])" office:value-type="float" office:value="0" calcext:value-type="float">
            <text:p>0</text:p>
          </table:table-cell>
          <table:table-cell table:style-name="ce46" table:formula="of:=SUM([.AG16:.AG30])" office:value-type="float" office:value="0" calcext:value-type="float">
            <text:p>0</text:p>
          </table:table-cell>
          <table:table-cell table:style-name="ce46" table:formula="of:=SUM([.AH16:.AH30])" office:value-type="float" office:value="0" calcext:value-type="float">
            <text:p>0</text:p>
          </table:table-cell>
          <table:table-cell table:style-name="ce46" table:formula="of:=SUM([.AI16:.AI30])" office:value-type="float" office:value="0" calcext:value-type="float">
            <text:p>0</text:p>
          </table:table-cell>
          <table:table-cell table:style-name="ce46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J124]" office:value-type="date" office:date-value="2017-03-26" calcext:value-type="date">
            <text:p>03/26</text:p>
          </table:table-cell>
          <table:table-cell table:style-name="ce276" office:value-type="float" office:value="20.5" calcext:value-type="float">
            <text:p>20.5</text:p>
          </table:table-cell>
          <table:table-cell table:style-name="ce360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1:.AS$109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0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25" table:formula="of:=SUM([.I31:.O31])/2" office:value-type="float" office:value="19.5" calcext:value-type="float">
            <text:p>19.5</text:p>
          </table:table-cell>
          <table:table-cell table:style-name="ce60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25" table:formula="of:=SUM([.P31:.V31])/2" office:value-type="float" office:value="20.5" calcext:value-type="float">
            <text:p>20.5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5" table:formula="of:=SUM([.W31:.AC31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0"/>
          <table:table-cell table:style-name="Default" table:number-columns-repeated="2"/>
          <table:table-cell table:style-name="ce25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246"/>
          <table:table-cell table:style-name="ce251" table:formula="of:=[.AC124]" office:value-type="date" office:date-value="2017-03-19" calcext:value-type="date">
            <text:p>03/19</text:p>
          </table:table-cell>
          <table:table-cell table:style-name="ce277" office:value-type="float" office:value="10" calcext:value-type="float">
            <text:p>10</text:p>
          </table:table-cell>
          <table:table-cell table:style-name="ce360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2:.AS$109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0" office:value-type="string" calcext:value-type="string">
            <text:p>double pomodoros</text:p>
          </table:table-cell>
          <table:table-cell table:style-name="ce26" table:formula="of:=[.O32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246"/>
          <table:table-cell table:style-name="ce251" table:formula="of:=[.V124]" office:value-type="date" office:date-value="2017-03-12" calcext:value-type="date">
            <text:p>03/12</text:p>
          </table:table-cell>
          <table:table-cell table:style-name="ce278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3:.AS$109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56"/>
          <table:table-cell table:style-name="Default" table:number-columns-repeated="20"/>
          <table:table-cell table:style-name="ce246"/>
          <table:table-cell table:style-name="ce251" table:formula="of:=[.O124]" office:value-type="date" office:date-value="2017-03-05" calcext:value-type="date">
            <text:p>03/05</text:p>
          </table:table-cell>
          <table:table-cell table:style-name="ce279" office:value-type="float" office:value="9" calcext:value-type="float">
            <text:p>9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4:.AS$109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251" table:formula="of:=[.AJ144]" office:value-type="date" office:date-value="2017-02-26" calcext:value-type="date">
            <text:p>02/26</text:p>
          </table:table-cell>
          <table:table-cell table:style-name="ce280" office:value-type="float" office:value="0" calcext:value-type="float">
            <text:p>0</text:p>
          </table:table-cell>
          <table:table-cell table:style-name="ce360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5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2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2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2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2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251" table:formula="of:=[.AC144]" office:value-type="date" office:date-value="2017-02-19" calcext:value-type="date">
            <text:p>02/19</text:p>
          </table:table-cell>
          <table:table-cell table:style-name="ce281" office:value-type="float" office:value="11.5" calcext:value-type="float">
            <text:p>11.5</text:p>
          </table:table-cell>
          <table:table-cell table:style-name="ce360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6:.AS$109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7-03" calcext:value-type="date">
            <text:p>03</text:p>
          </table:table-cell>
          <table:table-cell table:style-name="ce43" office:value-type="date" office:date-value="2017-07-04" calcext:value-type="date">
            <text:p>04</text:p>
          </table:table-cell>
          <table:table-cell table:style-name="ce43" office:value-type="date" office:date-value="2017-07-05" calcext:value-type="date">
            <text:p>05</text:p>
          </table:table-cell>
          <table:table-cell table:style-name="ce43" office:value-type="date" office:date-value="2017-07-06" calcext:value-type="date">
            <text:p>06</text:p>
          </table:table-cell>
          <table:table-cell table:style-name="ce43" office:value-type="date" office:date-value="2017-07-07" calcext:value-type="date">
            <text:p>07</text:p>
          </table:table-cell>
          <table:table-cell table:style-name="ce43" office:value-type="date" office:date-value="2017-07-08" calcext:value-type="date">
            <text:p>08</text:p>
          </table:table-cell>
          <table:table-cell table:style-name="ce43" office:value-type="date" office:date-value="2017-07-09" calcext:value-type="date">
            <text:p>09</text:p>
          </table:table-cell>
          <table:table-cell table:style-name="ce43" office:value-type="date" office:date-value="2017-07-10" calcext:value-type="date">
            <text:p>10</text:p>
          </table:table-cell>
          <table:table-cell table:style-name="ce43" office:value-type="date" office:date-value="2017-07-11" calcext:value-type="date">
            <text:p>11</text:p>
          </table:table-cell>
          <table:table-cell table:style-name="ce43" office:value-type="date" office:date-value="2017-07-12" calcext:value-type="date">
            <text:p>12</text:p>
          </table:table-cell>
          <table:table-cell table:style-name="ce43" office:value-type="date" office:date-value="2017-07-13" calcext:value-type="date">
            <text:p>13</text:p>
          </table:table-cell>
          <table:table-cell table:style-name="ce43" office:value-type="date" office:date-value="2017-07-14" calcext:value-type="date">
            <text:p>14</text:p>
          </table:table-cell>
          <table:table-cell table:style-name="ce43" office:value-type="date" office:date-value="2017-07-15" calcext:value-type="date">
            <text:p>15</text:p>
          </table:table-cell>
          <table:table-cell table:style-name="ce43" office:value-type="date" office:date-value="2017-07-16" calcext:value-type="date">
            <text:p>16</text:p>
          </table:table-cell>
          <table:table-cell table:style-name="ce43" office:value-type="date" office:date-value="2017-07-17" calcext:value-type="date">
            <text:p>17</text:p>
          </table:table-cell>
          <table:table-cell table:style-name="ce43" office:value-type="date" office:date-value="2017-07-18" calcext:value-type="date">
            <text:p>18</text:p>
          </table:table-cell>
          <table:table-cell table:style-name="ce43" office:value-type="date" office:date-value="2017-07-19" calcext:value-type="date">
            <text:p>19</text:p>
          </table:table-cell>
          <table:table-cell table:style-name="ce43" office:value-type="date" office:date-value="2017-07-20" calcext:value-type="date">
            <text:p>20</text:p>
          </table:table-cell>
          <table:table-cell table:style-name="ce43" office:value-type="date" office:date-value="2017-07-21" calcext:value-type="date">
            <text:p>21</text:p>
          </table:table-cell>
          <table:table-cell table:style-name="ce43" office:value-type="date" office:date-value="2017-07-22" calcext:value-type="date">
            <text:p>22</text:p>
          </table:table-cell>
          <table:table-cell table:style-name="ce43" office:value-type="date" office:date-value="2017-07-23" calcext:value-type="date">
            <text:p>23</text:p>
          </table:table-cell>
          <table:table-cell table:style-name="ce43" office:value-type="date" office:date-value="2017-07-24" calcext:value-type="date">
            <text:p>24</text:p>
          </table:table-cell>
          <table:table-cell table:style-name="ce43" office:value-type="date" office:date-value="2017-07-25" calcext:value-type="date">
            <text:p>25</text:p>
          </table:table-cell>
          <table:table-cell table:style-name="ce43" office:value-type="date" office:date-value="2017-07-26" calcext:value-type="date">
            <text:p>26</text:p>
          </table:table-cell>
          <table:table-cell table:style-name="ce43" office:value-type="date" office:date-value="2017-07-27" calcext:value-type="date">
            <text:p>27</text:p>
          </table:table-cell>
          <table:table-cell table:style-name="ce43" office:value-type="date" office:date-value="2017-07-28" calcext:value-type="date">
            <text:p>28</text:p>
          </table:table-cell>
          <table:table-cell table:style-name="ce43" office:value-type="date" office:date-value="2017-07-29" calcext:value-type="date">
            <text:p>29</text:p>
          </table:table-cell>
          <table:table-cell table:style-name="ce43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251" table:formula="of:=[.V144]" office:value-type="date" office:date-value="2017-02-12" calcext:value-type="date">
            <text:p>02/12</text:p>
          </table:table-cell>
          <table:table-cell table:style-name="ce282" office:value-type="float" office:value="5" calcext:value-type="float">
            <text:p>5</text:p>
          </table:table-cell>
          <table:table-cell table:style-name="ce360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7:.AS$109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5"/>
          <table:table-cell table:style-name="Default" table:number-columns-repeated="7"/>
          <table:table-cell table:style-name="ce251" table:formula="of:=[.O144]" office:value-type="date" office:date-value="2017-02-05" calcext:value-type="date">
            <text:p>02/05</text:p>
          </table:table-cell>
          <table:table-cell table:style-name="ce283" office:value-type="float" office:value="1" calcext:value-type="float">
            <text:p>1</text:p>
          </table:table-cell>
          <table:table-cell table:style-name="ce360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8:.AS$109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250" table:formula="of:=[.AJ164]" office:value-type="date" office:date-value="2017-01-29" calcext:value-type="date">
            <text:p>01/29</text:p>
          </table:table-cell>
          <table:table-cell table:style-name="ce284" office:value-type="float" office:value="23.5" calcext:value-type="float">
            <text:p>23.5</text:p>
          </table:table-cell>
          <table:table-cell table:style-name="ce360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39:.AS$109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250" table:formula="of:=[.AC164]" office:value-type="date" office:date-value="2017-01-22" calcext:value-type="date">
            <text:p>01/22</text:p>
          </table:table-cell>
          <table:table-cell table:style-name="ce285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0:.AS$109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V164]" office:value-type="date" office:date-value="2017-01-15" calcext:value-type="date">
            <text:p>01/15</text:p>
          </table:table-cell>
          <table:table-cell table:style-name="ce286" office:value-type="float" office:value="18.5" calcext:value-type="float">
            <text:p>18.5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1:.AS$109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CA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89"/>
          <table:table-cell table:style-name="ce32" table:number-columns-repeated="16"/>
          <table:table-cell table:style-name="ce32" office:value-type="string" calcext:value-type="string">
            <text:p>R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O164]" office:value-type="date" office:date-value="2017-01-08" calcext:value-type="date">
            <text:p>01/08</text:p>
          </table:table-cell>
          <table:table-cell table:style-name="ce287" office:value-type="float" office:value="2" calcext:value-type="float">
            <text:p>2</text:p>
          </table:table-cell>
          <table:table-cell table:style-name="ce360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2:.AS$109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string" calcext:value-type="string">
            <text:p>NA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113"/>
          <table:table-cell table:style-name="ce45" table:number-columns-repeated="9"/>
          <table:table-cell table:style-name="ce45" office:value-type="string" calcext:value-type="string">
            <text:p>MA</text:p>
          </table:table-cell>
          <table:table-cell table:style-name="ce45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J184]" office:value-type="date" office:date-value="2017-01-01" calcext:value-type="date">
            <text:p>01/01</text:p>
          </table:table-cell>
          <table:table-cell table:style-name="ce287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3:.AS$109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247"/>
          <table:table-cell table:style-name="ce250" table:formula="of:=[.AC184]" office:value-type="date" office:date-value="2016-12-25" calcext:value-type="date">
            <text:p>12/25</text:p>
          </table:table-cell>
          <table:table-cell table:style-name="ce288" office:value-type="float" office:value="4.5" calcext:value-type="float">
            <text:p>4.5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4:.AS$109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V184]" office:value-type="date" office:date-value="2016-12-18" calcext:value-type="date">
            <text:p>12/18</text:p>
          </table:table-cell>
          <table:table-cell table:style-name="ce289" office:value-type="float" office:value="0" calcext:value-type="float">
            <text:p>0</text:p>
          </table:table-cell>
          <table:table-cell table:style-name="ce360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5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247"/>
          <table:table-cell table:style-name="ce250" table:formula="of:=[.O184]" office:value-type="date" office:date-value="2016-12-11" calcext:value-type="date">
            <text:p>12/11</text:p>
          </table:table-cell>
          <table:table-cell table:style-name="ce290" office:value-type="float" office:value="0" calcext:value-type="float">
            <text:p>0</text:p>
          </table:table-cell>
          <table:table-cell table:style-name="ce361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6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247"/>
          <table:table-cell table:style-name="ce250" table:formula="of:=[.AJ208]" office:value-type="date" office:date-value="2016-11-27" calcext:value-type="date">
            <text:p>11/27</text:p>
          </table:table-cell>
          <table:table-cell table:style-name="ce291" office:value-type="float" office:value="18.5" calcext:value-type="float">
            <text:p>18.5</text:p>
          </table:table-cell>
          <table:table-cell table:style-name="ce360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7:.AS$109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247"/>
          <table:table-cell table:style-name="ce250" table:formula="of:=[.AC208]" office:value-type="date" office:date-value="2016-11-20" calcext:value-type="date">
            <text:p>11/20</text:p>
          </table:table-cell>
          <table:table-cell table:style-name="ce292" office:value-type="float" office:value="2.5" calcext:value-type="float">
            <text:p>2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8:.AS$109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RI</text:p>
          </table:table-cell>
          <table:table-cell table:style-name="ce32" table:number-columns-repeated="5"/>
          <table:table-cell table:style-name="ce89"/>
          <table:table-cell table:style-name="ce32" table:number-columns-repeated="21"/>
          <table:table-cell table:style-name="Default" table:number-columns-repeated="6"/>
          <table:table-cell table:style-name="ce247"/>
          <table:table-cell table:style-name="ce250" table:formula="of:=[.V208]" office:value-type="date" office:date-value="2016-11-13" calcext:value-type="date">
            <text:p>11/13</text:p>
          </table:table-cell>
          <table:table-cell table:style-name="ce293" office:value-type="float" office:value="4.5" calcext:value-type="float">
            <text:p>4.5</text:p>
          </table:table-cell>
          <table:table-cell table:style-name="ce361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49:.AS$109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 office:value-type="string" calcext:value-type="string">
            <text:p>CA</text:p>
          </table:table-cell>
          <table:table-cell table:style-name="ce45" table:number-columns-repeated="5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8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number-columns-repeated="5"/>
          <table:table-cell table:style-name="Default" table:number-columns-repeated="6"/>
          <table:table-cell table:style-name="ce247"/>
          <table:table-cell table:style-name="ce250" table:formula="of:=[.O208]" office:value-type="date" office:date-value="2016-11-06" calcext:value-type="date">
            <text:p>11/06</text:p>
          </table:table-cell>
          <table:table-cell table:style-name="ce294" office:value-type="float" office:value="21.5" calcext:value-type="float">
            <text:p>21.5</text:p>
          </table:table-cell>
          <table:table-cell table:style-name="ce360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0:.AS$109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247"/>
          <table:table-cell table:style-name="ce250" table:formula="of:=[.AJ227]" office:value-type="date" office:date-value="2016-10-30" calcext:value-type="date">
            <text:p>10/30</text:p>
          </table:table-cell>
          <table:table-cell table:style-name="ce295" office:value-type="float" office:value="17.5" calcext:value-type="float">
            <text:p>17.5</text:p>
          </table:table-cell>
          <table:table-cell table:style-name="ce360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1:.AS$109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247"/>
          <table:table-cell table:style-name="ce250" table:formula="of:=[.AC227]" office:value-type="date" office:date-value="2016-10-23" calcext:value-type="date">
            <text:p>10/23</text:p>
          </table:table-cell>
          <table:table-cell table:style-name="ce296" office:value-type="float" office:value="21.5" calcext:value-type="float">
            <text:p>21.5</text:p>
          </table:table-cell>
          <table:table-cell table:style-name="ce360"/>
          <table:table-cell table:style-name="ce366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2:.AS$109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38:.I52])" office:value-type="float" office:value="7" calcext:value-type="float">
            <text:p>7</text:p>
          </table:table-cell>
          <table:table-cell table:style-name="ce47" table:formula="of:=SUM([.J38:.J52])" office:value-type="float" office:value="7" calcext:value-type="float">
            <text:p>7</text:p>
          </table:table-cell>
          <table:table-cell table:style-name="ce47" table:formula="of:=SUM([.K38:.K52])" office:value-type="float" office:value="7" calcext:value-type="float">
            <text:p>7</text:p>
          </table:table-cell>
          <table:table-cell table:style-name="ce47"/>
          <table:table-cell table:style-name="ce47" table:formula="of:=SUM([.M38:.M52])" office:value-type="float" office:value="9" calcext:value-type="float">
            <text:p>9</text:p>
          </table:table-cell>
          <table:table-cell table:style-name="ce47" table:formula="of:=SUM([.N38:.N52])" office:value-type="float" office:value="9" calcext:value-type="float">
            <text:p>9</text:p>
          </table:table-cell>
          <table:table-cell table:style-name="ce47"/>
          <table:table-cell table:style-name="ce47" table:formula="of:=SUM([.P38:.P52])" office:value-type="float" office:value="7" calcext:value-type="float">
            <text:p>7</text:p>
          </table:table-cell>
          <table:table-cell table:style-name="ce47" table:formula="of:=SUM([.Q38:.Q52])" office:value-type="float" office:value="9" calcext:value-type="float">
            <text:p>9</text:p>
          </table:table-cell>
          <table:table-cell table:style-name="ce47" table:formula="of:=SUM([.R38:.R52])" office:value-type="float" office:value="7" calcext:value-type="float">
            <text:p>7</text:p>
          </table:table-cell>
          <table:table-cell table:style-name="ce47" table:formula="of:=SUM([.S38:.S52])" office:value-type="float" office:value="7" calcext:value-type="float">
            <text:p>7</text:p>
          </table:table-cell>
          <table:table-cell table:style-name="ce47" table:formula="of:=SUM([.T38:.T52])" office:value-type="float" office:value="7" calcext:value-type="float">
            <text:p>7</text:p>
          </table:table-cell>
          <table:table-cell table:style-name="ce47" table:formula="of:=SUM([.U38:.U52])" office:value-type="float" office:value="7" calcext:value-type="float">
            <text:p>7</text:p>
          </table:table-cell>
          <table:table-cell table:style-name="ce158" table:formula="of:=SUM([.V38:.V52])" office:value-type="float" office:value="2" calcext:value-type="float">
            <text:p>2</text:p>
          </table:table-cell>
          <table:table-cell table:style-name="ce47" table:formula="of:=SUM([.W38:.W52])" office:value-type="float" office:value="7" calcext:value-type="float">
            <text:p>7</text:p>
          </table:table-cell>
          <table:table-cell table:style-name="ce47" table:formula="of:=SUM([.X38:.X52])" office:value-type="float" office:value="10" calcext:value-type="float">
            <text:p>10</text:p>
          </table:table-cell>
          <table:table-cell table:style-name="ce47" table:formula="of:=SUM([.Y38:.Y52])" office:value-type="float" office:value="4" calcext:value-type="float">
            <text:p>4</text:p>
          </table:table-cell>
          <table:table-cell table:style-name="ce47" table:formula="of:=SUM([.Z38:.Z52])" office:value-type="float" office:value="6" calcext:value-type="float">
            <text:p>6</text:p>
          </table:table-cell>
          <table:table-cell table:style-name="ce47" table:formula="of:=SUM([.AA38:.AA52])" office:value-type="float" office:value="7" calcext:value-type="float">
            <text:p>7</text:p>
          </table:table-cell>
          <table:table-cell table:style-name="ce47" table:formula="of:=SUM([.AB38:.AB52])" office:value-type="float" office:value="6" calcext:value-type="float">
            <text:p>6</text:p>
          </table:table-cell>
          <table:table-cell table:style-name="ce47" table:formula="of:=SUM([.AC38:.AC52])" office:value-type="float" office:value="0" calcext:value-type="float">
            <text:p>0</text:p>
          </table:table-cell>
          <table:table-cell table:style-name="ce47" table:formula="of:=SUM([.AD38:.AD52])" office:value-type="float" office:value="2" calcext:value-type="float">
            <text:p>2</text:p>
          </table:table-cell>
          <table:table-cell table:style-name="ce47" table:formula="of:=SUM([.AE38:.AE52])" office:value-type="float" office:value="0" calcext:value-type="float">
            <text:p>0</text:p>
          </table:table-cell>
          <table:table-cell table:style-name="ce47" table:formula="of:=SUM([.AF38:.AF52])" office:value-type="float" office:value="0" calcext:value-type="float">
            <text:p>0</text:p>
          </table:table-cell>
          <table:table-cell table:style-name="ce211" table:formula="of:=SUM([.AG38:.AG52])" office:value-type="float" office:value="8" calcext:value-type="float">
            <text:p>8</text:p>
          </table:table-cell>
          <table:table-cell table:style-name="ce47" table:formula="of:=SUM([.AH38:.AH52])" office:value-type="float" office:value="8" calcext:value-type="float">
            <text:p>8</text:p>
          </table:table-cell>
          <table:table-cell table:style-name="ce47" table:formula="of:=SUM([.AI38:.AI52])" office:value-type="float" office:value="8" calcext:value-type="float">
            <text:p>8</text:p>
          </table:table-cell>
          <table:table-cell table:style-name="ce47" table:formula="of:=SUM([.AJ38:.AJ52])" office:value-type="float" office:value="8" calcext:value-type="float">
            <text:p>8</text:p>
          </table:table-cell>
          <table:table-cell table:style-name="Default" table:number-columns-repeated="6"/>
          <table:table-cell table:style-name="ce247"/>
          <table:table-cell table:style-name="ce250" table:formula="of:=[.V227]" office:value-type="date" office:date-value="2016-10-16" calcext:value-type="date">
            <text:p>10/16</text:p>
          </table:table-cell>
          <table:table-cell table:style-name="ce297" office:value-type="float" office:value="20" calcext:value-type="float">
            <text:p>20</text:p>
          </table:table-cell>
          <table:table-cell table:style-name="ce360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3:.AS$109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0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25" table:formula="of:=SUM([.I53:.O53])/2" office:value-type="float" office:value="19.5" calcext:value-type="float">
            <text:p>19.5</text:p>
          </table:table-cell>
          <table:table-cell table:style-name="ce60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25" table:formula="of:=SUM([.P53:.V53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5" table:formula="of:=SUM([.W53:.AC53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0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5" table:formula="of:=SUM([.AD53:.AJ53])/2" office:value-type="float" office:value="17" calcext:value-type="float">
            <text:p>17</text:p>
          </table:table-cell>
          <table:table-cell table:style-name="Default" table:number-columns-repeated="6"/>
          <table:table-cell table:style-name="ce247"/>
          <table:table-cell table:style-name="ce250" table:formula="of:=[.O227]" office:value-type="date" office:date-value="2016-10-09" calcext:value-type="date">
            <text:p>10/09</text:p>
          </table:table-cell>
          <table:table-cell table:style-name="ce298" office:value-type="float" office:value="7.5" calcext:value-type="float">
            <text:p>7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4:.AS$109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54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4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4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4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47"/>
          <table:table-cell table:style-name="ce250" table:formula="of:=[.AJ245]" office:value-type="date" office:date-value="2016-10-02" calcext:value-type="date">
            <text:p>10/02</text:p>
          </table:table-cell>
          <table:table-cell table:style-name="ce299" office:value-type="float" office:value="1.5" calcext:value-type="float">
            <text:p>1.5</text:p>
          </table:table-cell>
          <table:table-cell table:style-name="ce361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5:.AS$109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AC245]" office:value-type="date" office:date-value="2016-09-25" calcext:value-type="date">
            <text:p>09/25</text:p>
          </table:table-cell>
          <table:table-cell table:style-name="ce300" office:value-type="float" office:value="16.5" calcext:value-type="float">
            <text:p>16.5</text:p>
          </table:table-cell>
          <table:table-cell table:style-name="ce360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6:.AS$109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247"/>
          <table:table-cell table:style-name="ce250" table:formula="of:=[.V245]" office:value-type="date" office:date-value="2016-09-18" calcext:value-type="date">
            <text:p>09/18</text:p>
          </table:table-cell>
          <table:table-cell table:style-name="ce301" office:value-type="float" office:value="6.5" calcext:value-type="float">
            <text:p>6.5</text:p>
          </table:table-cell>
          <table:table-cell table:style-name="ce360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7:.AS$109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247"/>
          <table:table-cell table:style-name="ce250" table:formula="of:=[.O245]" office:value-type="date" office:date-value="2016-09-11" calcext:value-type="date">
            <text:p>09/11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8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2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2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2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2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2" office:value-type="date" office:date-value="2017-07-02" calcext:value-type="date">
            <text:p>Sun</text:p>
          </table:table-cell>
          <table:table-cell table:style-name="ce250" table:formula="of:=[.AQ264]" office:value-type="date" office:date-value="2016-09-04" calcext:value-type="date">
            <text:p>09/04</text:p>
          </table:table-cell>
          <table:table-cell table:style-name="ce303" office:value-type="float" office:value="14.5" calcext:value-type="float">
            <text:p>14.5</text:p>
          </table:table-cell>
          <table:table-cell table:style-name="ce359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59:.AS$109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29" calcext:value-type="date">
            <text:p>29</text:p>
          </table:table-cell>
          <table:table-cell table:style-name="ce43" office:value-type="date" office:date-value="2017-05-30" calcext:value-type="date">
            <text:p>30</text:p>
          </table:table-cell>
          <table:table-cell table:style-name="ce43" office:value-type="date" office:date-value="2017-05-31" calcext:value-type="date">
            <text:p>31</text:p>
          </table:table-cell>
          <table:table-cell table:style-name="ce43" office:value-type="date" office:date-value="2017-06-01" calcext:value-type="date">
            <text:p>01</text:p>
          </table:table-cell>
          <table:table-cell table:style-name="ce43" office:value-type="date" office:date-value="2017-06-02" calcext:value-type="date">
            <text:p>02</text:p>
          </table:table-cell>
          <table:table-cell table:style-name="ce43" office:value-type="date" office:date-value="2017-06-03" calcext:value-type="date">
            <text:p>03</text:p>
          </table:table-cell>
          <table:table-cell table:style-name="ce43" office:value-type="date" office:date-value="2017-06-04" calcext:value-type="date">
            <text:p>04</text:p>
          </table:table-cell>
          <table:table-cell table:style-name="ce43" office:value-type="date" office:date-value="2017-06-05" calcext:value-type="date">
            <text:p>05</text:p>
          </table:table-cell>
          <table:table-cell table:style-name="ce43" office:value-type="date" office:date-value="2017-06-06" calcext:value-type="date">
            <text:p>06</text:p>
          </table:table-cell>
          <table:table-cell table:style-name="ce43" office:value-type="date" office:date-value="2017-06-07" calcext:value-type="date">
            <text:p>07</text:p>
          </table:table-cell>
          <table:table-cell table:style-name="ce43" office:value-type="date" office:date-value="2017-06-08" calcext:value-type="date">
            <text:p>08</text:p>
          </table:table-cell>
          <table:table-cell table:style-name="ce43" office:value-type="date" office:date-value="2017-06-09" calcext:value-type="date">
            <text:p>09</text:p>
          </table:table-cell>
          <table:table-cell table:style-name="ce43" office:value-type="date" office:date-value="2017-06-10" calcext:value-type="date">
            <text:p>10</text:p>
          </table:table-cell>
          <table:table-cell table:style-name="ce43" office:value-type="date" office:date-value="2017-06-11" calcext:value-type="date">
            <text:p>11</text:p>
          </table:table-cell>
          <table:table-cell table:style-name="ce43" office:value-type="date" office:date-value="2017-06-12" calcext:value-type="date">
            <text:p>12</text:p>
          </table:table-cell>
          <table:table-cell table:style-name="ce43" office:value-type="date" office:date-value="2017-06-13" calcext:value-type="date">
            <text:p>13</text:p>
          </table:table-cell>
          <table:table-cell table:style-name="ce43" office:value-type="date" office:date-value="2017-06-14" calcext:value-type="date">
            <text:p>14</text:p>
          </table:table-cell>
          <table:table-cell table:style-name="ce43" office:value-type="date" office:date-value="2017-06-15" calcext:value-type="date">
            <text:p>15</text:p>
          </table:table-cell>
          <table:table-cell table:style-name="ce43" office:value-type="date" office:date-value="2017-06-16" calcext:value-type="date">
            <text:p>16</text:p>
          </table:table-cell>
          <table:table-cell table:style-name="ce43" office:value-type="date" office:date-value="2017-06-17" calcext:value-type="date">
            <text:p>17</text:p>
          </table:table-cell>
          <table:table-cell table:style-name="ce43" office:value-type="date" office:date-value="2017-06-18" calcext:value-type="date">
            <text:p>18</text:p>
          </table:table-cell>
          <table:table-cell table:style-name="ce43" office:value-type="date" office:date-value="2017-06-19" calcext:value-type="date">
            <text:p>19</text:p>
          </table:table-cell>
          <table:table-cell table:style-name="ce43" office:value-type="date" office:date-value="2017-06-20" calcext:value-type="date">
            <text:p>20</text:p>
          </table:table-cell>
          <table:table-cell table:style-name="ce43" office:value-type="date" office:date-value="2017-06-21" calcext:value-type="date">
            <text:p>21</text:p>
          </table:table-cell>
          <table:table-cell table:style-name="ce43" office:value-type="date" office:date-value="2017-06-22" calcext:value-type="date">
            <text:p>22</text:p>
          </table:table-cell>
          <table:table-cell table:style-name="ce43" office:value-type="date" office:date-value="2017-06-23" calcext:value-type="date">
            <text:p>23</text:p>
          </table:table-cell>
          <table:table-cell table:style-name="ce43" office:value-type="date" office:date-value="2017-06-24" calcext:value-type="date">
            <text:p>24</text:p>
          </table:table-cell>
          <table:table-cell table:style-name="ce43" office:value-type="date" office:date-value="2017-06-25" calcext:value-type="date">
            <text:p>25</text:p>
          </table:table-cell>
          <table:table-cell table:style-name="ce43" office:value-type="date" office:date-value="2017-06-26" calcext:value-type="date">
            <text:p>26</text:p>
          </table:table-cell>
          <table:table-cell table:style-name="ce43" office:value-type="date" office:date-value="2017-06-27" calcext:value-type="date">
            <text:p>27</text:p>
          </table:table-cell>
          <table:table-cell table:style-name="ce43" office:value-type="date" office:date-value="2017-06-28" calcext:value-type="date">
            <text:p>28</text:p>
          </table:table-cell>
          <table:table-cell table:style-name="ce43" office:value-type="date" office:date-value="2017-06-29" calcext:value-type="date">
            <text:p>29</text:p>
          </table:table-cell>
          <table:table-cell table:style-name="ce43" office:value-type="date" office:date-value="2017-06-30" calcext:value-type="date">
            <text:p>30</text:p>
          </table:table-cell>
          <table:table-cell table:style-name="ce43" office:value-type="date" office:date-value="2017-07-01" calcext:value-type="date">
            <text:p>01</text:p>
          </table:table-cell>
          <table:table-cell table:style-name="ce43" office:value-type="date" office:date-value="2017-07-02" calcext:value-type="date">
            <text:p>02</text:p>
          </table:table-cell>
          <table:table-cell table:style-name="ce250" table:formula="of:=[.AJ264]" office:value-type="date" office:date-value="2016-08-28" calcext:value-type="date">
            <text:p>08/28</text:p>
          </table:table-cell>
          <table:table-cell table:style-name="ce304" office:value-type="float" office:value="24.5" calcext:value-type="float">
            <text:p>24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0:.AS$109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248"/>
          <table:table-cell table:style-name="ce250" table:formula="of:=[.AC264]" office:value-type="date" office:date-value="2016-08-21" calcext:value-type="date">
            <text:p>08/21</text:p>
          </table:table-cell>
          <table:table-cell table:style-name="ce305" office:value-type="float" office:value="15" calcext:value-type="float">
            <text:p>15</text:p>
          </table:table-cell>
          <table:table-cell table:style-name="ce359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1:.AS$109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248"/>
          <table:table-cell table:style-name="ce250" table:formula="of:=[.V264]" office:value-type="date" office:date-value="2016-08-14" calcext:value-type="date">
            <text:p>08/14</text:p>
          </table:table-cell>
          <table:table-cell table:style-name="ce306" office:value-type="float" office:value="22.5" calcext:value-type="float">
            <text:p>22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2:.AS$109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0" table:formula="of:=[.O264]" office:value-type="date" office:date-value="2016-08-07" calcext:value-type="date">
            <text:p>08/07</text:p>
          </table:table-cell>
          <table:table-cell table:style-name="ce307" office:value-type="float" office:value="21.5" calcext:value-type="float">
            <text:p>21.5</text:p>
          </table:table-cell>
          <table:table-cell table:style-name="ce359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3:.AS$109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R</text:p>
          </table:table-cell>
          <table:table-cell table:style-name="ce222" office:value-type="string" calcext:value-type="string">
            <text:p>I</text:p>
          </table:table-cell>
          <table:table-cell table:style-name="ce44" office:value-type="string" calcext:value-type="string">
            <text:p>S</text:p>
          </table:table-cell>
          <table:table-cell table:style-name="ce44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0" office:value-type="date" office:date-value="2016-07-31" calcext:value-type="date">
            <text:p>07/31</text:p>
          </table:table-cell>
          <table:table-cell table:style-name="ce308" office:value-type="float" office:value="13.5" calcext:value-type="float">
            <text:p>13.5</text:p>
          </table:table-cell>
          <table:table-cell table:style-name="ce359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4:.AS$109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 table:number-columns-repeated="12"/>
          <table:table-cell table:style-name="ce32" office:value-type="string" calcext:value-type="string">
            <text:p>E</text:p>
          </table:table-cell>
          <table:table-cell table:style-name="ce32" table:number-columns-repeated="3"/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7-24" calcext:value-type="date">
            <text:p>07/24</text:p>
          </table:table-cell>
          <table:table-cell table:style-name="ce309" office:value-type="float" office:value="15.5" calcext:value-type="float">
            <text:p>15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372" table:formula="of:=SUM([.AS65:.AS$109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9"/>
          <table:table-cell table:style-name="ce45" office:value-type="string" calcext:value-type="string">
            <text:p>D</text:p>
          </table:table-cell>
          <table:table-cell table:style-name="ce45" table:number-columns-repeated="3"/>
          <table:table-cell table:style-name="ce44" table:number-columns-repeated="8"/>
          <table:table-cell table:style-name="ce45" table:number-columns-repeated="4"/>
          <table:table-cell table:style-name="ce250" office:value-type="date" office:date-value="2016-07-17" calcext:value-type="date">
            <text:p>07/17</text:p>
          </table:table-cell>
          <table:table-cell table:style-name="ce310" office:value-type="float" office:value="12.5" calcext:value-type="float">
            <text:p>12.5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6:.AS$109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7-10" calcext:value-type="date">
            <text:p>07/10</text:p>
          </table:table-cell>
          <table:table-cell table:style-name="ce311" office:value-type="float" office:value="2" calcext:value-type="float">
            <text:p>2</text:p>
          </table:table-cell>
          <table:table-cell table:style-name="ce361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7:.AS$109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7-03" calcext:value-type="date">
            <text:p>07/03</text:p>
          </table:table-cell>
          <table:table-cell table:style-name="ce312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8:.AS$109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26" calcext:value-type="date">
            <text:p>06/26</text:p>
          </table:table-cell>
          <table:table-cell table:style-name="ce313" office:value-type="float" office:value="21.5" calcext:value-type="float">
            <text:p>21.5</text:p>
          </table:table-cell>
          <table:table-cell table:style-name="ce359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69:.AS$109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6-19" calcext:value-type="date">
            <text:p>06/19</text:p>
          </table:table-cell>
          <table:table-cell table:style-name="ce314" office:value-type="float" office:value="18.5" calcext:value-type="float">
            <text:p>18.5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0:.AS$109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6-12" calcext:value-type="date">
            <text:p>06/12</text:p>
          </table:table-cell>
          <table:table-cell table:style-name="ce315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1:.AS$109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string" calcext:value-type="string">
            <text:p>E</text:p>
          </table:table-cell>
          <table:table-cell table:style-name="ce44" table:number-columns-repeated="8"/>
          <table:table-cell table:style-name="ce32" table:number-columns-repeated="3"/>
          <table:table-cell table:style-name="ce89"/>
          <table:table-cell table:style-name="ce250" office:value-type="date" office:date-value="2016-06-05" calcext:value-type="date">
            <text:p>06/05</text:p>
          </table:table-cell>
          <table:table-cell table:style-name="ce316" office:value-type="float" office:value="23" calcext:value-type="float">
            <text:p>23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2:.AS$109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113"/>
          <table:table-cell table:style-name="ce45" table:number-columns-repeated="4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10"/>
          <table:table-cell table:style-name="ce44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250" office:value-type="date" office:date-value="2016-05-29" calcext:value-type="date">
            <text:p>05/29</text:p>
          </table:table-cell>
          <table:table-cell table:style-name="ce317" office:value-type="float" office:value="17" calcext:value-type="float">
            <text:p>17</text:p>
          </table:table-cell>
          <table:table-cell table:style-name="ce35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3:.AS$109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4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0" office:value-type="date" office:date-value="2016-05-22" calcext:value-type="date">
            <text:p>05/22</text:p>
          </table:table-cell>
          <table:table-cell table:style-name="ce318" office:value-type="float" office:value="0" calcext:value-type="float">
            <text:p>0</text:p>
          </table:table-cell>
          <table:table-cell table:style-name="ce359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4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4" table:number-columns-repeated="4"/>
          <table:table-cell table:style-name="ce222"/>
          <table:table-cell table:style-name="ce44" table:number-columns-repeated="3"/>
          <table:table-cell table:number-columns-repeated="4"/>
          <table:table-cell table:style-name="ce250" office:value-type="date" office:date-value="2016-05-15" calcext:value-type="date">
            <text:p>05/15</text:p>
          </table:table-cell>
          <table:table-cell table:style-name="ce319" office:value-type="float" office:value="1" calcext:value-type="float">
            <text:p>1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5:.AS$109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61:.I75])" office:value-type="float" office:value="8" calcext:value-type="float">
            <text:p>8</text:p>
          </table:table-cell>
          <table:table-cell table:style-name="ce48" table:formula="of:=SUM([.J61:.J75])" office:value-type="float" office:value="8" calcext:value-type="float">
            <text:p>8</text:p>
          </table:table-cell>
          <table:table-cell table:style-name="ce48" table:formula="of:=SUM([.K61:.K75])" office:value-type="float" office:value="8" calcext:value-type="float">
            <text:p>8</text:p>
          </table:table-cell>
          <table:table-cell table:style-name="ce80" table:formula="of:=SUM([.L61:.L75])" office:value-type="float" office:value="8" calcext:value-type="float">
            <text:p>8</text:p>
          </table:table-cell>
          <table:table-cell table:style-name="ce48"/>
          <table:table-cell table:style-name="ce48" table:formula="of:=SUM([.N61:.N75])" office:value-type="float" office:value="9" calcext:value-type="float">
            <text:p>9</text:p>
          </table:table-cell>
          <table:table-cell table:style-name="ce48" table:formula="of:=SUM([.O61:.O75])" office:value-type="float" office:value="4" calcext:value-type="float">
            <text:p>4</text:p>
          </table:table-cell>
          <table:table-cell table:style-name="ce48" table:formula="of:=SUM([.P61:.P75])" office:value-type="float" office:value="7" calcext:value-type="float">
            <text:p>7</text:p>
          </table:table-cell>
          <table:table-cell table:style-name="ce48" table:formula="of:=SUM([.Q61:.Q75])" office:value-type="float" office:value="8" calcext:value-type="float">
            <text:p>8</text:p>
          </table:table-cell>
          <table:table-cell table:style-name="ce48" table:formula="of:=SUM([.R61:.R75])" office:value-type="float" office:value="2" calcext:value-type="float">
            <text:p>2</text:p>
          </table:table-cell>
          <table:table-cell table:style-name="ce48" table:formula="of:=SUM([.S61:.S75])" office:value-type="float" office:value="5" calcext:value-type="float">
            <text:p>5</text:p>
          </table:table-cell>
          <table:table-cell table:style-name="ce48" table:formula="of:=SUM([.T61:.T75])" office:value-type="float" office:value="8" calcext:value-type="float">
            <text:p>8</text:p>
          </table:table-cell>
          <table:table-cell table:style-name="ce48" table:formula="of:=SUM([.U61:.U75])" office:value-type="float" office:value="8" calcext:value-type="float">
            <text:p>8</text:p>
          </table:table-cell>
          <table:table-cell table:style-name="ce48" table:formula="of:=SUM([.V61:.V75])" office:value-type="float" office:value="3" calcext:value-type="float">
            <text:p>3</text:p>
          </table:table-cell>
          <table:table-cell table:style-name="ce48" table:formula="of:=SUM([.W61:.W75])" office:value-type="float" office:value="8" calcext:value-type="float">
            <text:p>8</text:p>
          </table:table-cell>
          <table:table-cell table:style-name="ce48" table:formula="of:=SUM([.X61:.X75])" office:value-type="float" office:value="8" calcext:value-type="float">
            <text:p>8</text:p>
          </table:table-cell>
          <table:table-cell table:style-name="ce48" table:formula="of:=SUM([.Y61:.Y75])" office:value-type="float" office:value="3" calcext:value-type="float">
            <text:p>3</text:p>
          </table:table-cell>
          <table:table-cell table:style-name="ce48" table:formula="of:=SUM([.Z61:.Z75])" office:value-type="float" office:value="5" calcext:value-type="float">
            <text:p>5</text:p>
          </table:table-cell>
          <table:table-cell table:style-name="ce48" table:formula="of:=SUM([.AA61:.AA75])" office:value-type="float" office:value="6" calcext:value-type="float">
            <text:p>6</text:p>
          </table:table-cell>
          <table:table-cell table:style-name="ce48" table:formula="of:=SUM([.AB61:.AB75])" office:value-type="float" office:value="1" calcext:value-type="float">
            <text:p>1</text:p>
          </table:table-cell>
          <table:table-cell table:style-name="ce48" table:formula="of:=SUM([.AC61:.AC75])" office:value-type="float" office:value="3" calcext:value-type="float">
            <text:p>3</text:p>
          </table:table-cell>
          <table:table-cell table:style-name="ce48" table:formula="of:=SUM([.AD61:.AD75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61:.AP75])" office:value-type="float" office:value="9" calcext:value-type="float">
            <text:p>9</text:p>
          </table:table-cell>
          <table:table-cell table:style-name="ce48"/>
          <table:table-cell table:style-name="ce250" office:value-type="date" office:date-value="2016-05-08" calcext:value-type="date">
            <text:p>05/08</text:p>
          </table:table-cell>
          <table:table-cell table:style-name="ce320" office:value-type="float" office:value="10" calcext:value-type="float">
            <text:p>10</text:p>
          </table:table-cell>
          <table:table-cell table:style-name="ce360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6:.AS$109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0" office:value-type="string" calcext:value-type="string">
            <text:p>chap5</text:p>
          </table:table-cell>
          <table:table-cell table:style-name="ce60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25" table:formula="of:=SUM([.I76:.O76])/2" office:value-type="float" office:value="22.5" calcext:value-type="float">
            <text:p>22.5</text:p>
          </table:table-cell>
          <table:table-cell table:style-name="ce60" office:value-type="string" calcext:value-type="string">
            <text:p>chap7</text:p>
          </table:table-cell>
          <table:table-cell table:style-name="ce60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25" table:formula="of:=SUM([.P76:.V76])/2" office:value-type="float" office:value="20.5" calcext:value-type="float">
            <text:p>20.5</text:p>
          </table:table-cell>
          <table:table-cell table:style-name="ce60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0" office:value-type="string" calcext:value-type="string">
            <text:p>learn enough GIT</text:p>
          </table:table-cell>
          <table:table-cell table:style-name="Default"/>
          <table:table-cell table:style-name="ce25" table:formula="of:=SUM([.W76:.AC76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5" table:formula="of:=SUM([.AD76:.AJ76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0" office:value-type="string" calcext:value-type="string">
            <text:p>chapter 11</text:p>
          </table:table-cell>
          <table:table-cell table:style-name="ce25" table:formula="of:=SUM([.AK76:.AQ76])/2" office:value-type="float" office:value="4.5" calcext:value-type="float">
            <text:p>4.5</text:p>
          </table:table-cell>
          <table:table-cell table:style-name="ce250" office:value-type="date" office:date-value="2016-05-01" calcext:value-type="date">
            <text:p>05/01</text:p>
          </table:table-cell>
          <table:table-cell table:style-name="ce321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Ruby On Rails, Ubuntu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372" table:formula="of:=SUM([.AS77:.AS$109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7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7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7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7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77]/6" office:value-type="float" office:value="0.75" calcext:value-type="float">
            <text:p>0.8</text:p>
          </table:table-cell>
          <table:table-cell table:style-name="ce250" office:value-type="date" office:date-value="2016-04-24" calcext:value-type="date">
            <text:p>04/24</text:p>
          </table:table-cell>
          <table:table-cell table:style-name="ce322" office:value-type="float" office:value="10" calcext:value-type="float">
            <text:p>10</text:p>
          </table:table-cell>
          <table:table-cell table:style-name="ce360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8:.AS$109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6-04-17" calcext:value-type="date">
            <text:p>04/17</text:p>
          </table:table-cell>
          <table:table-cell table:style-name="ce323" office:value-type="float" office:value="6.5" calcext:value-type="float">
            <text:p>6.5</text:p>
          </table:table-cell>
          <table:table-cell table:style-name="ce360"/>
          <table:table-cell table:style-name="Default" office:value-type="string" calcext:value-type="string">
            <text:p>Ruby On Rails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79:.AS$109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250" office:value-type="date" office:date-value="2016-04-10" calcext:value-type="date">
            <text:p>04/10</text:p>
          </table:table-cell>
          <table:table-cell table:style-name="ce324" office:value-type="float" office:value="15.5" calcext:value-type="float">
            <text:p>15.5</text:p>
          </table:table-cell>
          <table:table-cell table:style-name="ce360"/>
          <table:table-cell table:style-name="Default" office:value-type="string" calcext:value-type="string">
            <text:p>SQL</text:p>
          </table:table-cell>
          <table:table-cell/>
          <table:table-cell table:style-name="ce2"/>
          <table:table-cell table:style-name="Default" table:number-columns-repeated="7"/>
          <table:table-cell table:style-name="ce372" table:formula="of:=SUM([.AS80:.AS$109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2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2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2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2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6-04-03" calcext:value-type="date">
            <text:p>04/03</text:p>
          </table:table-cell>
          <table:table-cell table:style-name="ce325" office:value-type="float" office:value="12" calcext:value-type="float">
            <text:p>12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1:.AS$109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3" office:value-type="date" office:date-value="2017-05-01" calcext:value-type="date">
            <text:p>01</text:p>
          </table:table-cell>
          <table:table-cell table:style-name="ce43" office:value-type="date" office:date-value="2017-05-02" calcext:value-type="date">
            <text:p>02</text:p>
          </table:table-cell>
          <table:table-cell table:style-name="ce43" office:value-type="date" office:date-value="2017-05-03" calcext:value-type="date">
            <text:p>03</text:p>
          </table:table-cell>
          <table:table-cell table:style-name="ce43" office:value-type="date" office:date-value="2017-05-04" calcext:value-type="date">
            <text:p>04</text:p>
          </table:table-cell>
          <table:table-cell table:style-name="ce43" office:value-type="date" office:date-value="2017-05-05" calcext:value-type="date">
            <text:p>05</text:p>
          </table:table-cell>
          <table:table-cell table:style-name="ce43" office:value-type="date" office:date-value="2017-05-06" calcext:value-type="date">
            <text:p>06</text:p>
          </table:table-cell>
          <table:table-cell table:style-name="ce43" office:value-type="date" office:date-value="2017-05-07" calcext:value-type="date">
            <text:p>07</text:p>
          </table:table-cell>
          <table:table-cell table:style-name="ce43" office:value-type="date" office:date-value="2017-05-08" calcext:value-type="date">
            <text:p>08</text:p>
          </table:table-cell>
          <table:table-cell table:style-name="ce43" office:value-type="date" office:date-value="2017-05-09" calcext:value-type="date">
            <text:p>09</text:p>
          </table:table-cell>
          <table:table-cell table:style-name="ce43" office:value-type="date" office:date-value="2017-05-10" calcext:value-type="date">
            <text:p>10</text:p>
          </table:table-cell>
          <table:table-cell table:style-name="ce43" office:value-type="date" office:date-value="2017-05-11" calcext:value-type="date">
            <text:p>11</text:p>
          </table:table-cell>
          <table:table-cell table:style-name="ce43" office:value-type="date" office:date-value="2017-05-12" calcext:value-type="date">
            <text:p>12</text:p>
          </table:table-cell>
          <table:table-cell table:style-name="ce43" office:value-type="date" office:date-value="2017-05-13" calcext:value-type="date">
            <text:p>13</text:p>
          </table:table-cell>
          <table:table-cell table:style-name="ce43" office:value-type="date" office:date-value="2017-05-14" calcext:value-type="date">
            <text:p>14</text:p>
          </table:table-cell>
          <table:table-cell table:style-name="ce43" office:value-type="date" office:date-value="2017-05-15" calcext:value-type="date">
            <text:p>15</text:p>
          </table:table-cell>
          <table:table-cell table:style-name="ce43" office:value-type="date" office:date-value="2017-05-16" calcext:value-type="date">
            <text:p>16</text:p>
          </table:table-cell>
          <table:table-cell table:style-name="ce43" office:value-type="date" office:date-value="2017-05-17" calcext:value-type="date">
            <text:p>17</text:p>
          </table:table-cell>
          <table:table-cell table:style-name="ce43" office:value-type="date" office:date-value="2017-05-18" calcext:value-type="date">
            <text:p>18</text:p>
          </table:table-cell>
          <table:table-cell table:style-name="ce43" office:value-type="date" office:date-value="2017-05-19" calcext:value-type="date">
            <text:p>19</text:p>
          </table:table-cell>
          <table:table-cell table:style-name="ce43" office:value-type="date" office:date-value="2017-05-20" calcext:value-type="date">
            <text:p>20</text:p>
          </table:table-cell>
          <table:table-cell table:style-name="ce43" office:value-type="date" office:date-value="2017-05-21" calcext:value-type="date">
            <text:p>21</text:p>
          </table:table-cell>
          <table:table-cell table:style-name="ce43" office:value-type="date" office:date-value="2017-05-22" calcext:value-type="date">
            <text:p>22</text:p>
          </table:table-cell>
          <table:table-cell table:style-name="ce43" office:value-type="date" office:date-value="2017-05-23" calcext:value-type="date">
            <text:p>23</text:p>
          </table:table-cell>
          <table:table-cell table:style-name="ce43" office:value-type="date" office:date-value="2017-05-24" calcext:value-type="date">
            <text:p>24</text:p>
          </table:table-cell>
          <table:table-cell table:style-name="ce43" office:value-type="date" office:date-value="2017-05-25" calcext:value-type="date">
            <text:p>25</text:p>
          </table:table-cell>
          <table:table-cell table:style-name="ce43" office:value-type="date" office:date-value="2017-05-26" calcext:value-type="date">
            <text:p>26</text:p>
          </table:table-cell>
          <table:table-cell table:style-name="ce43" office:value-type="date" office:date-value="2017-05-27" calcext:value-type="date">
            <text:p>27</text:p>
          </table:table-cell>
          <table:table-cell table:style-name="ce43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250" office:value-type="date" office:date-value="2016-03-27" calcext:value-type="date">
            <text:p>03/27</text:p>
          </table:table-cell>
          <table:table-cell table:style-name="ce326" office:value-type="float" office:value="12.5" calcext:value-type="float">
            <text:p>12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2:.AS$109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20" calcext:value-type="date">
            <text:p>03/20</text:p>
          </table:table-cell>
          <table:table-cell table:style-name="ce327" office:value-type="float" office:value="11.5" calcext:value-type="float">
            <text:p>1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3:.AS$109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P</text:p>
          </table:table-cell>
          <table:table-cell table:style-name="ce44"/>
          <table:table-cell table:style-name="ce167" table:number-columns-repeated="5"/>
          <table:table-cell table:style-name="ce174"/>
          <table:table-cell table:style-name="ce167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13" calcext:value-type="date">
            <text:p>03/13</text:p>
          </table:table-cell>
          <table:table-cell table:style-name="ce328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4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167"/>
          <table:table-cell table:style-name="ce174"/>
          <table:table-cell table:style-name="ce167" table:number-columns-repeated="4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3-06" calcext:value-type="date">
            <text:p>03/06</text:p>
          </table:table-cell>
          <table:table-cell table:style-name="ce329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5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4"/>
          <table:table-cell table:style-name="ce44" office:value-type="string" calcext:value-type="string">
            <text:p>R</text:p>
          </table:table-cell>
          <table:table-cell table:style-name="ce44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28" calcext:value-type="date">
            <text:p>02/28</text:p>
          </table:table-cell>
          <table:table-cell table:style-name="ce330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6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4"/>
          <table:table-cell table:style-name="ce44" office:value-type="string" calcext:value-type="string">
            <text:p>I</text:p>
          </table:table-cell>
          <table:table-cell table:style-name="ce44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2-21" calcext:value-type="date">
            <text:p>02/21</text:p>
          </table:table-cell>
          <table:table-cell table:style-name="ce331" office:value-type="float" office:value="0" calcext:value-type="float">
            <text:p>0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7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34"/>
          <table:table-cell/>
          <table:table-cell table:style-name="ce44"/>
          <table:table-cell table:style-name="ce44" office:value-type="string" calcext:value-type="string">
            <text:p>S</text:p>
          </table:table-cell>
          <table:table-cell table:style-name="ce44"/>
          <table:table-cell table:style-name="ce167" table:number-columns-repeated="4"/>
          <table:table-cell table:style-name="ce174"/>
          <table:table-cell table:style-name="ce167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14" calcext:value-type="date">
            <text:p>02/14</text:p>
          </table:table-cell>
          <table:table-cell table:style-name="ce332" office:value-type="float" office:value="1.5" calcext:value-type="float">
            <text:p>1.5</text:p>
          </table:table-cell>
          <table:table-cell table:style-name="ce360"/>
          <table:table-cell table:style-name="Default"/>
          <table:table-cell/>
          <table:table-cell table:style-name="Default" table:number-columns-repeated="8"/>
          <table:table-cell table:style-name="ce372" table:formula="of:=SUM([.AS88:.AS$109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4" table:number-columns-repeated="3"/>
          <table:table-cell table:style-name="ce167" table:number-columns-repeated="4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R</text:p>
          </table:table-cell>
          <table:table-cell table:style-name="ce167" office:value-type="string" calcext:value-type="string">
            <text:p>I</text:p>
          </table:table-cell>
          <table:table-cell table:style-name="ce167" office:value-type="string" calcext:value-type="string">
            <text:p>O</text:p>
          </table:table-cell>
          <table:table-cell table:style-name="ce167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2-07" calcext:value-type="date">
            <text:p>02/07</text:p>
          </table:table-cell>
          <table:table-cell table:style-name="ce333" office:value-type="float" office:value="0" calcext:value-type="float">
            <text:p>0</text:p>
          </table:table-cell>
          <table:table-cell table:style-name="ce360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89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31" calcext:value-type="date">
            <text:p>01/31</text:p>
          </table:table-cell>
          <table:table-cell table:style-name="ce334" office:value-type="float" office:value="0" calcext:value-type="float">
            <text:p>0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90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4" table:number-columns-repeated="3"/>
          <table:table-cell table:style-name="ce168" office:value-type="string" calcext:value-type="string">
            <text:p>GALLIPOLI</text:p>
          </table:table-cell>
          <table:table-cell table:style-name="ce167" table:number-columns-repeated="5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24" calcext:value-type="date">
            <text:p>01/24</text:p>
          </table:table-cell>
          <table:table-cell table:style-name="ce335" office:value-type="float" office:value="13" calcext:value-type="float">
            <text:p>13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1:.AS$109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7" calcext:value-type="date">
            <text:p>01/17</text:p>
          </table:table-cell>
          <table:table-cell table:style-name="ce336" office:value-type="float" office:value="14.5" calcext:value-type="float">
            <text:p>14.5</text:p>
          </table:table-cell>
          <table:table-cell table:style-name="ce359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372" table:formula="of:=SUM([.AS92:.AS$109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6-01-10" calcext:value-type="date">
            <text:p>01/10</text:p>
          </table:table-cell>
          <table:table-cell table:style-name="ce337" office:value-type="float" office:value="11" calcext:value-type="float">
            <text:p>11</text:p>
          </table:table-cell>
          <table:table-cell table:style-name="ce359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372" table:formula="of:=SUM([.AS93:.AS$109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 office:value-type="float" office:value="1" calcext:value-type="float">
            <text:p>1</text:p>
          </table:table-cell>
          <table:table-cell table:style-name="ce32" table:number-columns-repeated="4"/>
          <table:table-cell table:style-name="ce44" table:number-columns-repeated="3"/>
          <table:table-cell table:style-name="ce167" table:number-columns-repeated="10"/>
          <table:table-cell table:style-name="ce32" table:number-columns-repeated="4"/>
          <table:table-cell table:style-name="Default" table:number-columns-repeated="7"/>
          <table:table-cell table:style-name="ce250" office:value-type="date" office:date-value="2016-01-03" calcext:value-type="date">
            <text:p>01/03</text:p>
          </table:table-cell>
          <table:table-cell table:style-name="ce338" office:value-type="float" office:value="13.5" calcext:value-type="float">
            <text:p>13.5</text:p>
          </table:table-cell>
          <table:table-cell table:style-name="ce359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8"/>
          <table:table-cell table:style-name="ce372" table:formula="of:=SUM([.AS94:.AS$109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4" table:number-columns-repeated="3"/>
          <table:table-cell table:style-name="ce167" table:number-columns-repeated="10"/>
          <table:table-cell table:number-columns-repeated="4"/>
          <table:table-cell table:style-name="Default" table:number-columns-repeated="7"/>
          <table:table-cell table:style-name="ce250" office:value-type="date" office:date-value="2015-12-27" calcext:value-type="date">
            <text:p>12/27</text:p>
          </table:table-cell>
          <table:table-cell table:style-name="ce339" office:value-type="float" office:value="8" calcext:value-type="float">
            <text:p>8</text:p>
          </table:table-cell>
          <table:table-cell table:style-name="ce359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372" table:formula="of:=SUM([.AS95:.AS$109])*5/6" office:value-type="float" office:value="200" calcext:value-type="float">
            <text:p>200</text:p>
          </table:table-cell>
          <table:table-cell table:style-name="ce370" table:number-columns-repeated="6"/>
          <table:table-cell table:style-name="ce373" table:number-columns-repeated="949"/>
          <table:table-cell table:style-name="ce37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4" table:number-columns-repeated="3"/>
          <table:table-cell table:style-name="ce167" table:number-columns-repeated="6"/>
          <table:table-cell table:style-name="ce199"/>
          <table:table-cell table:style-name="ce167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2-20" calcext:value-type="date">
            <text:p>12/20</text:p>
          </table:table-cell>
          <table:table-cell table:style-name="ce340" office:value-type="float" office:value="16" calcext:value-type="float">
            <text:p>16</text:p>
          </table:table-cell>
          <table:table-cell table:style-name="ce359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372" table:formula="of:=SUM([.AS96:.AS$109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83:.I96])" office:value-type="float" office:value="0" calcext:value-type="float">
            <text:p>0</text:p>
          </table:table-cell>
          <table:table-cell table:style-name="ce49" table:formula="of:=SUM([.J83:.J96])" office:value-type="float" office:value="1" calcext:value-type="float">
            <text:p>1</text:p>
          </table:table-cell>
          <table:table-cell table:style-name="ce49" table:formula="of:=SUM([.K83:.K96])" office:value-type="float" office:value="0" calcext:value-type="float">
            <text:p>0</text:p>
          </table:table-cell>
          <table:table-cell table:style-name="ce81" table:formula="of:=SUM([.L83:.L96])" office:value-type="float" office:value="4" calcext:value-type="float">
            <text:p>4</text:p>
          </table:table-cell>
          <table:table-cell table:style-name="ce49" table:formula="of:=SUM([.M83:.M96])" office:value-type="float" office:value="2" calcext:value-type="float">
            <text:p>2</text:p>
          </table:table-cell>
          <table:table-cell table:style-name="ce49" table:formula="of:=SUM([.N83:.N96])" office:value-type="float" office:value="2" calcext:value-type="float">
            <text:p>2</text:p>
          </table:table-cell>
          <table:table-cell table:style-name="ce49" table:formula="of:=SUM([.O83:.O96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7"/>
          <table:table-cell table:style-name="ce250" office:value-type="date" office:date-value="2015-12-13" calcext:value-type="date">
            <text:p>12/13</text:p>
          </table:table-cell>
          <table:table-cell table:style-name="ce341" office:value-type="float" office:value="23.5" calcext:value-type="float">
            <text:p>23.5</text:p>
          </table:table-cell>
          <table:table-cell table:style-name="ce359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372" table:formula="of:=SUM([.AS97:.AS$109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25" table:formula="of:=SUM([.I97:.O97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25" table:formula="of:=SUM([.P97:.V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97:.AC97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AD97:.AJ97])/2" office:value-type="float" office:value="0" calcext:value-type="float">
            <text:p>0</text:p>
          </table:table-cell>
          <table:table-cell table:style-name="Default" table:number-columns-repeated="7"/>
          <table:table-cell table:style-name="ce250" office:value-type="date" office:date-value="2015-12-06" calcext:value-type="date">
            <text:p>12/06</text:p>
          </table:table-cell>
          <table:table-cell table:style-name="ce342" office:value-type="float" office:value="22.5" calcext:value-type="float">
            <text:p>22.5</text:p>
          </table:table-cell>
          <table:table-cell table:style-name="ce359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2"/>
          <table:table-cell table:style-name="ce370" table:number-columns-repeated="6"/>
          <table:table-cell table:style-name="ce372" table:formula="of:=SUM([.AS98:.AS$109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Default" table:number-columns-repeated="7"/>
          <table:table-cell table:style-name="ce250" office:value-type="date" office:date-value="2015-11-29" calcext:value-type="date">
            <text:p>11/29</text:p>
          </table:table-cell>
          <table:table-cell table:style-name="ce343" office:value-type="float" office:value="20" calcext:value-type="float">
            <text:p>20</text:p>
          </table:table-cell>
          <table:table-cell table:style-name="ce359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2"/>
          <table:table-cell table:number-columns-repeated="6"/>
          <table:table-cell table:style-name="ce372" table:formula="of:=SUM([.AS99:.AS$109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250" office:value-type="date" office:date-value="2015-11-22" calcext:value-type="date">
            <text:p>11/22</text:p>
          </table:table-cell>
          <table:table-cell table:style-name="ce344" office:value-type="float" office:value="27" calcext:value-type="float">
            <text:p>27</text:p>
          </table:table-cell>
          <table:table-cell table:style-name="ce359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372" table:formula="of:=SUM([.AS100:.AS$109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1"/>
          <table:table-cell table:style-name="ce250" office:value-type="date" office:date-value="2015-11-15" calcext:value-type="date">
            <text:p>11/15</text:p>
          </table:table-cell>
          <table:table-cell table:style-name="ce345" office:value-type="float" office:value="28" calcext:value-type="float">
            <text:p>28</text:p>
          </table:table-cell>
          <table:table-cell table:style-name="ce359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372" table:formula="of:=SUM([.AS101:.AS$109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2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2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2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2" office:value-type="date" office:date-value="2017-04-30" calcext:value-type="date">
            <text:p>Sun</text:p>
          </table:table-cell>
          <table:table-cell table:style-name="Default" table:number-columns-repeated="7"/>
          <table:table-cell table:style-name="ce250" office:value-type="date" office:date-value="2015-11-08" calcext:value-type="date">
            <text:p>11/08</text:p>
          </table:table-cell>
          <table:table-cell table:style-name="ce346" office:value-type="float" office:value="24.5" calcext:value-type="float">
            <text:p>24.5</text:p>
          </table:table-cell>
          <table:table-cell table:style-name="ce359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372" table:formula="of:=SUM([.AS102:.AS$109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3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3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3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3" office:value-type="date" office:date-value="2017-04-30" calcext:value-type="date">
            <text:p>30</text:p>
          </table:table-cell>
          <table:table-cell table:style-name="Default" table:number-columns-repeated="7"/>
          <table:table-cell table:style-name="ce250" office:value-type="date" office:date-value="2015-11-01" calcext:value-type="date">
            <text:p>11/01</text:p>
          </table:table-cell>
          <table:table-cell table:style-name="ce347" office:value-type="float" office:value="15" calcext:value-type="float">
            <text:p>15</text:p>
          </table:table-cell>
          <table:table-cell table:style-name="ce359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372" table:formula="of:=SUM([.AS103:.AS$109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7"/>
          <table:table-cell table:style-name="ce250" office:value-type="date" office:date-value="2015-10-25" calcext:value-type="date">
            <text:p>10/25</text:p>
          </table:table-cell>
          <table:table-cell table:style-name="ce348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4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7"/>
          <table:table-cell table:style-name="ce250" office:value-type="date" office:date-value="2015-10-19" calcext:value-type="date">
            <text:p>10/19</text:p>
          </table:table-cell>
          <table:table-cell table:style-name="ce349" office:value-type="float" office:value="0" calcext:value-type="float">
            <text:p>0</text:p>
          </table:table-cell>
          <table:table-cell table:style-name="ce362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372" table:formula="of:=SUM([.AS105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250" office:value-type="date" office:date-value="2015-10-11" calcext:value-type="date">
            <text:p>10/11</text:p>
          </table:table-cell>
          <table:table-cell table:style-name="ce350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6:.AS$109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7"/>
          <table:table-cell table:style-name="ce250" office:value-type="date" office:date-value="2015-10-04" calcext:value-type="date">
            <text:p>10/04</text:p>
          </table:table-cell>
          <table:table-cell table:style-name="ce351" office:value-type="float" office:value="17.5" calcext:value-type="float">
            <text:p>17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7:.AS$109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</text:p>
          </table:table-cell>
          <table:table-cell table:number-columns-repeated="4" table:style-name="ce32" office:value-type="string" calcext:value-type="string">
            <text:p>B</text:p>
          </table:table-cell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Default" table:number-columns-repeated="7"/>
          <table:table-cell table:style-name="ce250" office:value-type="date" office:date-value="2015-09-27" calcext:value-type="date">
            <text:p>09/27</text:p>
          </table:table-cell>
          <table:table-cell table:style-name="ce352" office:value-type="float" office:value="25" calcext:value-type="float">
            <text:p>2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ce372" table:formula="of:=SUM([.AS108:.AS$109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34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7"/>
          <table:table-cell table:style-name="ce250" office:value-type="date" office:date-value="2015-09-20" calcext:value-type="date">
            <text:p>09/20</text:p>
          </table:table-cell>
          <table:table-cell table:style-name="ce353" office:value-type="float" office:value="6.5" calcext:value-type="float">
            <text:p>6.5</text:p>
          </table:table-cell>
          <table:table-cell table:style-name="ce359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 table:formula="of:=[.AR9]-[.AR109]" office:value-type="float" office:value="707" calcext:value-type="float">
            <text:p>707</text:p>
          </table:table-cell>
          <table:table-cell table:style-name="ce253" table:formula="of:=SUM([.AS9:.AS109])" office:value-type="float" office:value="1209" calcext:value-type="float">
            <text:p>1209</text:p>
          </table:table-cell>
          <table:table-cell table:style-name="ce363" table:formula="of:=[.AS110]/[.AR110]*7" office:value-type="float" office:value="11.970297029703" calcext:value-type="float">
            <text:p>12.0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ce210" table:formula="of:=[.AS110]*5/6" office:value-type="float" office:value="1007.5" calcext:value-type="float">
            <text:p>1007.5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371" table:number-columns-repeated="6"/>
          <table:table-cell table:style-name="ce375" table:number-columns-repeated="949"/>
          <table:table-cell table:style-name="ce37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7"/>
          <table:table-cell table:style-name="ce50" table:formula="of:=SUM([.I104:.I117])" office:value-type="float" office:value="3" calcext:value-type="float">
            <text:p>3</text:p>
          </table:table-cell>
          <table:table-cell table:style-name="ce50" table:formula="of:=SUM([.J104:.J117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04:.R117])" office:value-type="float" office:value="3" calcext:value-type="float">
            <text:p>3</text:p>
          </table:table-cell>
          <table:table-cell table:style-name="ce50" table:formula="of:=SUM([.S104:.S117])" office:value-type="float" office:value="5" calcext:value-type="float">
            <text:p>5</text:p>
          </table:table-cell>
          <table:table-cell table:style-name="ce50" table:formula="of:=SUM([.T104:.T117])" office:value-type="float" office:value="8" calcext:value-type="float">
            <text:p>8</text:p>
          </table:table-cell>
          <table:table-cell table:style-name="ce50" table:formula="of:=SUM([.U104:.U117])" office:value-type="float" office:value="3" calcext:value-type="float">
            <text:p>3</text:p>
          </table:table-cell>
          <table:table-cell table:style-name="ce50" table:formula="of:=SUM([.V104:.V117])" office:value-type="float" office:value="6" calcext:value-type="float">
            <text:p>6</text:p>
          </table:table-cell>
          <table:table-cell table:style-name="ce50" table:formula="of:=SUM([.W104:.W117])" office:value-type="float" office:value="8" calcext:value-type="float">
            <text:p>8</text:p>
          </table:table-cell>
          <table:table-cell table:style-name="ce50" table:formula="of:=SUM([.X104:.X117])" office:value-type="float" office:value="3" calcext:value-type="float">
            <text:p>3</text:p>
          </table:table-cell>
          <table:table-cell table:style-name="ce50" table:formula="of:=SUM([.Y104:.Y117])" office:value-type="float" office:value="6" calcext:value-type="float">
            <text:p>6</text:p>
          </table:table-cell>
          <table:table-cell table:style-name="ce50" table:formula="of:=SUM([.Z104:.Z117])" office:value-type="float" office:value="5" calcext:value-type="float">
            <text:p>5</text:p>
          </table:table-cell>
          <table:table-cell table:style-name="ce50" table:formula="of:=SUM([.AA104:.AA117])" office:value-type="float" office:value="0" calcext:value-type="float">
            <text:p>0</text:p>
          </table:table-cell>
          <table:table-cell table:style-name="ce50" table:formula="of:=SUM([.AB104:.AB117])" office:value-type="float" office:value="0" calcext:value-type="float">
            <text:p>0</text:p>
          </table:table-cell>
          <table:table-cell table:style-name="ce50" table:formula="of:=SUM([.AC104:.AC117])" office:value-type="float" office:value="0" calcext:value-type="float">
            <text:p>0</text:p>
          </table:table-cell>
          <table:table-cell table:style-name="ce50" table:formula="of:=SUM([.AD104:.AD117])" office:value-type="float" office:value="0" calcext:value-type="float">
            <text:p>0</text:p>
          </table:table-cell>
          <table:table-cell table:style-name="ce50" table:formula="of:=SUM([.AE104:.AE117])" office:value-type="float" office:value="5" calcext:value-type="float">
            <text:p>5</text:p>
          </table:table-cell>
          <table:table-cell table:style-name="ce50" table:formula="of:=SUM([.AF104:.AF117])" office:value-type="float" office:value="4" calcext:value-type="float">
            <text:p>4</text:p>
          </table:table-cell>
          <table:table-cell table:style-name="ce50" table:formula="of:=SUM([.AG104:.AG117])" office:value-type="float" office:value="0" calcext:value-type="float">
            <text:p>0</text:p>
          </table:table-cell>
          <table:table-cell table:style-name="ce50" table:formula="of:=SUM([.AH104:.AH117])" office:value-type="float" office:value="8" calcext:value-type="float">
            <text:p>8</text:p>
          </table:table-cell>
          <table:table-cell table:style-name="ce50" table:formula="of:=SUM([.AI104:.AI117])" office:value-type="float" office:value="1" calcext:value-type="float">
            <text:p>1</text:p>
          </table:table-cell>
          <table:table-cell table:style-name="ce50" table:formula="of:=SUM([.AJ104:.AJ117])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37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8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25" table:formula="of:=SUM([.I118:.O118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0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0" office:value-type="string" calcext:value-type="string">
            <text:p>chapt7</text:p>
          </table:table-cell>
          <table:table-cell table:style-name="ce25" table:formula="of:=SUM([.P118:.V118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5" table:formula="of:=SUM([.W118:.AC118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5" table:formula="of:=SUM([.AD118:.AJ118])/2" office:value-type="float" office:value="9" calcext:value-type="float">
            <text:p>9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13"/>
          <table:table-cell table:style-name="ce26" table:formula="of:=[.O11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43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2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2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2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2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2" office:value-type="date" office:date-value="2017-04-02" calcext:value-type="date">
            <text:p>Sun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3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R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ora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374" table:number-columns-repeated="949"/>
          <table:table-cell table:style-name="ce66" table:number-columns-repeated="12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25:.L137])" office:value-type="float" office:value="2" calcext:value-type="float">
            <text:p>2</text:p>
          </table:table-cell>
          <table:table-cell table:style-name="ce52"/>
          <table:table-cell table:style-name="ce52" table:formula="of:=SUM([.N125:.N137])" office:value-type="float" office:value="7" calcext:value-type="float">
            <text:p>7</text:p>
          </table:table-cell>
          <table:table-cell table:style-name="ce52" table:formula="of:=SUM([.O125:.O137])" office:value-type="float" office:value="9" calcext:value-type="float">
            <text:p>9</text:p>
          </table:table-cell>
          <table:table-cell table:style-name="ce52" table:formula="of:=SUM([.P125:.P137])" office:value-type="float" office:value="6" calcext:value-type="float">
            <text:p>6</text:p>
          </table:table-cell>
          <table:table-cell table:style-name="ce52" table:formula="of:=SUM([.Q125:.Q137])" office:value-type="float" office:value="8" calcext:value-type="float">
            <text:p>8</text:p>
          </table:table-cell>
          <table:table-cell table:style-name="ce52" table:formula="of:=SUM([.R125:.R137])" office:value-type="float" office:value="2" calcext:value-type="float">
            <text:p>2</text:p>
          </table:table-cell>
          <table:table-cell table:style-name="ce52" table:formula="of:=SUM([.S125:.S137])" office:value-type="float" office:value="9" calcext:value-type="float">
            <text:p>9</text:p>
          </table:table-cell>
          <table:table-cell table:style-name="ce52" table:formula="of:=SUM([.T125:.T137])" office:value-type="float" office:value="9" calcext:value-type="float">
            <text:p>9</text:p>
          </table:table-cell>
          <table:table-cell table:style-name="ce52" table:formula="of:=SUM([.U125:.U137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25:.Z137])" office:value-type="float" office:value="5" calcext:value-type="float">
            <text:p>5</text:p>
          </table:table-cell>
          <table:table-cell table:style-name="ce52" table:formula="of:=SUM([.AA125:.AA137])" office:value-type="float" office:value="5" calcext:value-type="float">
            <text:p>5</text:p>
          </table:table-cell>
          <table:table-cell table:style-name="ce52" table:formula="of:=SUM([.AB125:.AB137])" office:value-type="float" office:value="4" calcext:value-type="float">
            <text:p>4</text:p>
          </table:table-cell>
          <table:table-cell table:style-name="ce52" table:formula="of:=SUM([.AC125:.AC137])" office:value-type="float" office:value="6" calcext:value-type="float">
            <text:p>6</text:p>
          </table:table-cell>
          <table:table-cell table:style-name="ce52" table:formula="of:=SUM([.AD125:.AD137])" office:value-type="float" office:value="9" calcext:value-type="float">
            <text:p>9</text:p>
          </table:table-cell>
          <table:table-cell table:style-name="ce52" table:formula="of:=SUM([.AE125:.AE137])" office:value-type="float" office:value="8" calcext:value-type="float">
            <text:p>8</text:p>
          </table:table-cell>
          <table:table-cell table:style-name="ce52"/>
          <table:table-cell table:style-name="ce52" table:formula="of:=SUM([.AG125:.AG137])" office:value-type="float" office:value="9" calcext:value-type="float">
            <text:p>9</text:p>
          </table:table-cell>
          <table:table-cell table:style-name="ce52" table:formula="of:=SUM([.AH125:.AH137])" office:value-type="float" office:value="6" calcext:value-type="float">
            <text:p>6</text:p>
          </table:table-cell>
          <table:table-cell table:style-name="ce52" table:formula="of:=SUM([.AI125:.AI137])" office:value-type="float" office:value="5" calcext:value-type="float">
            <text:p>5</text:p>
          </table:table-cell>
          <table:table-cell table:style-name="ce52" table:formula="of:=SUM([.AJ125:.AJ137])" office:value-type="float" office:value="4" calcext:value-type="float">
            <text:p>4</text:p>
          </table:table-cell>
          <table:table-cell table:style-name="ce52" table:formula="of:=SUM([.AK125:.AK137])" office:value-type="float" office:value="8" calcext:value-type="float">
            <text:p>8</text:p>
          </table:table-cell>
          <table:table-cell table:style-name="ce52" table:formula="of:=SUM([.AL125:.AL137])" office:value-type="float" office:value="1" calcext:value-type="float">
            <text:p>1</text:p>
          </table:table-cell>
          <table:table-cell table:style-name="ce52" table:formula="of:=SUM([.AM125:.AM137])" office:value-type="float" office:value="4" calcext:value-type="float">
            <text:p>4</text:p>
          </table:table-cell>
          <table:table-cell table:style-name="ce52" table:formula="of:=SUM([.AN125:.AN137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25:.AQ137])" office:value-type="float" office:value="8" calcext:value-type="float">
            <text:p>8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25" table:formula="of:=SUM([.I138:.O138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0" office:value-type="string" calcext:value-type="string">
            <text:p>chap2</text:p>
          </table:table-cell>
          <table:table-cell table:style-name="ce60" office:value-type="string" calcext:value-type="string">
            <text:p>chap3</text:p>
          </table:table-cell>
          <table:table-cell table:style-name="ce25" table:formula="of:=SUM([.P138:.V138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5" table:formula="of:=SUM([.W138:.AC138])/2" office:value-type="float" office:value="10" calcext:value-type="float">
            <text:p>10</text:p>
          </table:table-cell>
          <table:table-cell table:style-name="ce60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0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5" table:formula="of:=SUM([.AD138:.AJ138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25" table:formula="of:=SUM([.AK138:.AQ138])/2" office:value-type="float" office:value="12" calcext:value-type="float">
            <text:p>12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39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39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3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39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39]/6" office:value-type="float" office:value="2" calcext:value-type="float">
            <text:p>2.0</text:p>
          </table:table-cell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2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2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2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2" office:value-type="date" office:date-value="2017-02-26" calcext:value-type="date">
            <text:p>Sun</text:p>
          </table:table-cell>
          <table:table-cell table:style-name="ce62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12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354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table:number-columns-repeated="6"/>
          <table:table-cell table:style-name="ce114"/>
          <table:table-cell table:style-name="ce53" office:value-type="string" calcext:value-type="string">
            <text:p>N</text:p>
          </table:table-cell>
          <table:table-cell table:style-name="ce205" table:number-columns-repeated="2"/>
          <table:table-cell table:style-name="ce53" table:number-columns-repeated="3"/>
          <table:table-cell table:style-name="ce114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45:.I157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45:.L157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45:.S157])" office:value-type="float" office:value="3" calcext:value-type="float">
            <text:p>3</text:p>
          </table:table-cell>
          <table:table-cell table:style-name="ce54" table:formula="of:=SUM([.T145:.T157])" office:value-type="float" office:value="4" calcext:value-type="float">
            <text:p>4</text:p>
          </table:table-cell>
          <table:table-cell table:style-name="ce54" table:formula="of:=SUM([.U145:.U157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45:.Y157])" office:value-type="float" office:value="5" calcext:value-type="float">
            <text:p>5</text:p>
          </table:table-cell>
          <table:table-cell table:style-name="ce54" table:formula="of:=SUM([.Z145:.Z157])" office:value-type="float" office:value="6" calcext:value-type="float">
            <text:p>6</text:p>
          </table:table-cell>
          <table:table-cell table:style-name="ce54" table:formula="of:=SUM([.AA145:.AA157])" office:value-type="float" office:value="5" calcext:value-type="float">
            <text:p>5</text:p>
          </table:table-cell>
          <table:table-cell table:style-name="ce54" table:formula="of:=SUM([.AB145:.AB157])" office:value-type="float" office:value="4" calcext:value-type="float">
            <text:p>4</text:p>
          </table:table-cell>
          <table:table-cell table:style-name="ce54" table:formula="of:=SUM([.AC145:.AC157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354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25" table:formula="of:=SUM([.I158:.O158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25" table:formula="of:=SUM([.P158:.V158])/2" office:value-type="float" office:value="5" calcext:value-type="float">
            <text:p>5</text:p>
          </table:table-cell>
          <table:table-cell table:style-name="Default" table:number-columns-repeated="6"/>
          <table:table-cell table:style-name="ce25" table:formula="of:=SUM([.W158:.AC158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5" table:formula="of:=SUM([.AD158:.AJ158])/2" office:value-type="float" office:value="0" calcext:value-type="float">
            <text:p>0</text:p>
          </table:table-cell>
          <table:table-cell table:style-name="Default" table:number-columns-repeated="8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/>
          <table:table-cell table:style-name="Default" table:number-columns-repeated="7"/>
          <table:table-cell table:style-name="ce26" table:formula="of:=[.O159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59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59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5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4"/>
          <table:table-cell/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Default" table:number-columns-repeated="14"/>
          <table:table-cell office:value-type="string" calcext:value-type="string">
            <text:p>January</text:p>
          </table:table-cell>
          <table:table-cell table:style-name="Default" table:number-columns-repeated="22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SP</text:p>
          </table:table-cell>
          <table:table-cell table:style-name="Default" table:number-columns-repeated="4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2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2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2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2" office:value-type="date" office:date-value="2017-01-29" calcext:value-type="date">
            <text:p>Sun</text:p>
          </table:table-cell>
          <table:table-cell table:style-name="ce62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ESA</text:p>
          </table:table-cell>
          <table:table-cell table:style-name="Default" table:number-columns-repeated="4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PULIZIE</text:p>
          </table:table-cell>
          <table:table-cell table:style-name="Default"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1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number-columns-repeated="2"/>
          <table:table-cell table:style-name="Default"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 table:style-name="ce354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163:.F175])" office:value-type="float" office:value="8" calcext:value-type="float">
            <text:p>8</text:p>
          </table:table-cell>
          <table:table-cell table:style-name="ce14" table:formula="of:=SUM([.G163:.G175])" office:value-type="float" office:value="6" calcext:value-type="float">
            <text:p>6</text:p>
          </table:table-cell>
          <table:table-cell table:style-name="Default"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15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65:.L177])" office:value-type="float" office:value="2" calcext:value-type="float">
            <text:p>2</text:p>
          </table:table-cell>
          <table:table-cell table:style-name="ce86"/>
          <table:table-cell table:style-name="ce86" table:formula="of:=SUM([.N165:.N177])" office:value-type="float" office:value="2" calcext:value-type="float">
            <text:p>2</text:p>
          </table:table-cell>
          <table:table-cell table:style-name="ce86"/>
          <table:table-cell table:style-name="ce86" table:formula="of:=SUM([.P165:.P177])" office:value-type="float" office:value="8" calcext:value-type="float">
            <text:p>8</text:p>
          </table:table-cell>
          <table:table-cell table:style-name="ce86" table:formula="of:=SUM([.Q165:.Q177])" office:value-type="float" office:value="7" calcext:value-type="float">
            <text:p>7</text:p>
          </table:table-cell>
          <table:table-cell table:style-name="ce86"/>
          <table:table-cell table:style-name="ce86" table:formula="of:=SUM([.S165:.S177])" office:value-type="float" office:value="5" calcext:value-type="float">
            <text:p>5</text:p>
          </table:table-cell>
          <table:table-cell table:style-name="ce86" table:formula="of:=SUM([.T165:.T177])" office:value-type="float" office:value="6" calcext:value-type="float">
            <text:p>6</text:p>
          </table:table-cell>
          <table:table-cell table:style-name="ce86" table:formula="of:=SUM([.U165:.U177])" office:value-type="float" office:value="7" calcext:value-type="float">
            <text:p>7</text:p>
          </table:table-cell>
          <table:table-cell table:style-name="ce86" table:formula="of:=SUM([.V165:.V177])" office:value-type="float" office:value="4" calcext:value-type="float">
            <text:p>4</text:p>
          </table:table-cell>
          <table:table-cell table:style-name="ce86" table:formula="of:=SUM([.W165:.W177])" office:value-type="float" office:value="4" calcext:value-type="float">
            <text:p>4</text:p>
          </table:table-cell>
          <table:table-cell table:style-name="ce86"/>
          <table:table-cell table:style-name="ce86" table:formula="of:=SUM([.Y165:.Y177])" office:value-type="float" office:value="2" calcext:value-type="float">
            <text:p>2</text:p>
          </table:table-cell>
          <table:table-cell table:style-name="ce86" table:formula="of:=SUM([.Z165:.Z177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65:.AC177])" office:value-type="float" office:value="3" calcext:value-type="float">
            <text:p>3</text:p>
          </table:table-cell>
          <table:table-cell table:style-name="ce86" table:formula="of:=SUM([.AD165:.AD177])" office:value-type="float" office:value="6" calcext:value-type="float">
            <text:p>6</text:p>
          </table:table-cell>
          <table:table-cell table:style-name="ce86" table:formula="of:=SUM([.AE165:.AE177])" office:value-type="float" office:value="8" calcext:value-type="float">
            <text:p>8</text:p>
          </table:table-cell>
          <table:table-cell table:style-name="ce86" table:formula="of:=SUM([.AF165:.AF177])" office:value-type="float" office:value="7" calcext:value-type="float">
            <text:p>7</text:p>
          </table:table-cell>
          <table:table-cell table:style-name="ce86" table:formula="of:=SUM([.AG165:.AG177])" office:value-type="float" office:value="4" calcext:value-type="float">
            <text:p>4</text:p>
          </table:table-cell>
          <table:table-cell table:style-name="ce86" table:formula="of:=SUM([.AH165:.AH177])" office:value-type="float" office:value="7" calcext:value-type="float">
            <text:p>7</text:p>
          </table:table-cell>
          <table:table-cell table:style-name="ce86" table:formula="of:=SUM([.AI165:.AI177])" office:value-type="float" office:value="9" calcext:value-type="float">
            <text:p>9</text:p>
          </table:table-cell>
          <table:table-cell table:style-name="ce86" table:formula="of:=SUM([.AJ165:.AJ177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25" table:formula="of:=SUM([.I178:.O178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25" table:formula="of:=SUM([.P178:.V178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5" table:formula="of:=SUM([.W178:.AC178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5" table:formula="of:=SUM([.AD178:.AJ178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79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79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79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79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69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2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2" office:value-type="date" office:date-value="2017-01-01" calcext:value-type="date">
            <text:p>Sun</text:p>
          </table:table-cell>
          <table:table-cell table:style-name="ce62"/>
          <table:table-cell table:style-name="ce1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3" office:value-type="date" office:date-value="2016-12-25" calcext:value-type="date">
            <text:p>25</text:p>
          </table:table-cell>
          <table:table-cell table:style-name="ce43" office:value-type="date" office:date-value="2016-12-26" calcext:value-type="date">
            <text:p>26</text:p>
          </table:table-cell>
          <table:table-cell table:style-name="ce43" office:value-type="date" office:date-value="2016-12-27" calcext:value-type="date">
            <text:p>27</text:p>
          </table:table-cell>
          <table:table-cell table:style-name="ce43" office:value-type="date" office:date-value="2016-12-28" calcext:value-type="date">
            <text:p>28</text:p>
          </table:table-cell>
          <table:table-cell table:style-name="ce43" office:value-type="date" office:date-value="2016-12-29" calcext:value-type="date">
            <text:p>29</text:p>
          </table:table-cell>
          <table:table-cell table:style-name="ce43" office:value-type="date" office:date-value="2016-12-30" calcext:value-type="date">
            <text:p>30</text:p>
          </table:table-cell>
          <table:table-cell table:style-name="ce43" office:value-type="date" office:date-value="2016-12-31" calcext:value-type="date">
            <text:p>31</text:p>
          </table:table-cell>
          <table:table-cell table:style-name="ce43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5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25"/>
          <table:table-cell table:style-name="ce185"/>
          <table:table-cell table:style-name="ce185" table:formula="of:=SUM([.AA185:.AA197])" office:value-type="float" office:value="3" calcext:value-type="float">
            <text:p>3</text:p>
          </table:table-cell>
          <table:table-cell table:style-name="ce185" table:formula="of:=SUM([.AB185:.AB197])" office:value-type="float" office:value="5" calcext:value-type="float">
            <text:p>5</text:p>
          </table:table-cell>
          <table:table-cell table:style-name="ce185" table:formula="of:=SUM([.AC185:.AC197])" office:value-type="float" office:value="1" calcext:value-type="float">
            <text:p>1</text:p>
          </table:table-cell>
          <table:table-cell table:style-name="ce185" table:formula="of:=SUM([.AD185:.AD197])" office:value-type="float" office:value="8" calcext:value-type="float">
            <text:p>8</text:p>
          </table:table-cell>
          <table:table-cell table:style-name="ce185" table:formula="of:=SUM([.AE185:.AE197])" office:value-type="float" office:value="5" calcext:value-type="float">
            <text:p>5</text:p>
          </table:table-cell>
          <table:table-cell table:style-name="ce185" table:formula="of:=SUM([.AF185:.AF197])" office:value-type="float" office:value="9" calcext:value-type="float">
            <text:p>9</text:p>
          </table:table-cell>
          <table:table-cell table:style-name="ce185" table:formula="of:=SUM([.AG185:.AG197])" office:value-type="float" office:value="5" calcext:value-type="float">
            <text:p>5</text:p>
          </table:table-cell>
          <table:table-cell table:style-name="ce185" table:formula="of:=SUM([.AH185:.AH197])" office:value-type="float" office:value="4" calcext:value-type="float">
            <text:p>4</text:p>
          </table:table-cell>
          <table:table-cell table:style-name="ce185" table:number-columns-repeated="2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76:.H176])/2" office:value-type="float" office:value="7" calcext:value-type="float">
            <text:p>7</text:p>
          </table:table-cell>
          <table:table-cell table:style-name="ce25" table:number-columns-repeated="6"/>
          <table:table-cell table:style-name="ce25" table:formula="of:=SUM([.I198:.O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P198:.V198])/2" office:value-type="float" office:value="0" calcext:value-type="float">
            <text:p>0</text:p>
          </table:table-cell>
          <table:table-cell table:style-name="Default" table:number-columns-repeated="6"/>
          <table:table-cell table:style-name="ce25" table:formula="of:=SUM([.W198:.AC198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5" table:formula="of:=SUM([.AD198:.AJ198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199]/6" office:value-type="float" office:value="1.16666666666667" calcext:value-type="float">
            <text:p>1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9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99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99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 table:number-rows-repeated="2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7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15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2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2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2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2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3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3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3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3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/>
          <table:table-cell table:style-name="ce141" office:value-type="string" calcext:value-type="string">
            <text:p>B</text:p>
          </table:table-cell>
          <table:table-cell table:style-name="ce141" office:value-type="string" calcext:value-type="string">
            <text:p>E</text:p>
          </table:table-cell>
          <table:table-cell table:style-name="ce159" office:value-type="string" calcext:value-type="string">
            <text:p>R</text:p>
          </table:table-cell>
          <table:table-cell table:style-name="ce141" office:value-type="string" calcext:value-type="string">
            <text:p>L</text:p>
          </table:table-cell>
          <table:table-cell table:style-name="ce141" office:value-type="string" calcext:value-type="string">
            <text:p>I</text:p>
          </table:table-cell>
          <table:table-cell table:style-name="ce141" office:value-type="string" calcext:value-type="string">
            <text:p>N</text:p>
          </table:table-cell>
          <table:table-cell table:style-name="ce141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41" table:number-columns-repeated="3"/>
          <table:table-cell table:style-name="ce159"/>
          <table:table-cell table:style-name="ce141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5" table:formula="of:=SUM([.I209:.I220])" office:value-type="float" office:value="6" calcext:value-type="float">
            <text:p>6</text:p>
          </table:table-cell>
          <table:table-cell table:style-name="ce55" table:formula="of:=SUM([.J209:.J220])" office:value-type="float" office:value="3" calcext:value-type="float">
            <text:p>3</text:p>
          </table:table-cell>
          <table:table-cell table:style-name="ce55" table:formula="of:=SUM([.K209:.K220])" office:value-type="float" office:value="9" calcext:value-type="float">
            <text:p>9</text:p>
          </table:table-cell>
          <table:table-cell table:style-name="ce55" table:formula="of:=SUM([.L209:.L220])" office:value-type="float" office:value="9" calcext:value-type="float">
            <text:p>9</text:p>
          </table:table-cell>
          <table:table-cell table:style-name="ce55" table:formula="of:=SUM([.M209:.M220])" office:value-type="float" office:value="8" calcext:value-type="float">
            <text:p>8</text:p>
          </table:table-cell>
          <table:table-cell table:style-name="ce55" table:formula="of:=SUM([.N209:.N220])" office:value-type="float" office:value="8" calcext:value-type="float">
            <text:p>8</text:p>
          </table:table-cell>
          <table:table-cell table:style-name="ce55"/>
          <table:table-cell table:style-name="ce55" table:formula="of:=SUM([.P209:.P220])" office:value-type="float" office:value="4" calcext:value-type="float">
            <text:p>4</text:p>
          </table:table-cell>
          <table:table-cell table:style-name="ce55" table:formula="of:=SUM([.Q209:.Q220])" office:value-type="float" office:value="5" calcext:value-type="float">
            <text:p>5</text:p>
          </table:table-cell>
          <table:table-cell table:style-name="ce55" table:number-columns-repeated="11"/>
          <table:table-cell table:style-name="ce55" table:formula="of:=SUM([.AC209:.AC220])" office:value-type="float" office:value="5" calcext:value-type="float">
            <text:p>5</text:p>
          </table:table-cell>
          <table:table-cell table:style-name="ce55" table:formula="of:=SUM([.AD209:.AD220])" office:value-type="float" office:value="5" calcext:value-type="float">
            <text:p>5</text:p>
          </table:table-cell>
          <table:table-cell table:style-name="ce55" table:formula="of:=SUM([.AE209:.AE221])" office:value-type="float" office:value="6" calcext:value-type="float">
            <text:p>6</text:p>
          </table:table-cell>
          <table:table-cell table:style-name="ce55" table:formula="of:=SUM([.AF209:.AF221])" office:value-type="float" office:value="8" calcext:value-type="float">
            <text:p>8</text:p>
          </table:table-cell>
          <table:table-cell table:style-name="ce55" table:formula="of:=SUM([.AG209:.AG221])" office:value-type="float" office:value="2" calcext:value-type="float">
            <text:p>2</text:p>
          </table:table-cell>
          <table:table-cell table:style-name="ce55" table:formula="of:=SUM([.AH209:.AH221])" office:value-type="float" office:value="7" calcext:value-type="float">
            <text:p>7</text:p>
          </table:table-cell>
          <table:table-cell table:style-name="ce55" table:formula="of:=SUM([.AI209:.AI221])" office:value-type="float" office:value="7" calcext:value-type="float">
            <text:p>7</text:p>
          </table:table-cell>
          <table:table-cell table:formula="of:=SUM([.AJ209:.AJ221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style-name="ce15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25" table:formula="of:=SUM([.I222:.O222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25" table:formula="of:=SUM([.P222:.V222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179"/>
          <table:table-cell table:style-name="Default" table:number-columns-repeated="3"/>
          <table:table-cell table:style-name="ce25" table:formula="of:=SUM([.W222:.AC222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0" office:value-type="string" calcext:value-type="string">
            <text:p>Project: Testing Ruby</text:p>
          </table:table-cell>
          <table:table-cell table:style-name="Default"/>
          <table:table-cell table:style-name="ce25" table:formula="of:=SUM([.AD222:.AJ222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4"/>
          <table:table-cell table:style-name="ce26" table:formula="of:=[.O223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3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3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/>
          <table:table-cell table:style-name="ce26" table:formula="of:=[.AJ223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5"/>
          <table:table-cell/>
          <table:table-cell table:style-name="Default"/>
          <table:table-cell table:style-name="ce7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2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2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2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2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6"/>
          <table:table-cell/>
          <table:table-cell table:style-name="Default"/>
          <table:table-cell table:style-name="ce15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3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3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3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3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6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table:style-name="Default"/>
          <table:table-cell table:style-name="ce32" office:value-type="string" calcext:value-type="string">
            <text:p>pranzo</text:p>
          </table:table-cell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5"/>
          <table:table-cell/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/>
          <table:table-cell table:style-name="Default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4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38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1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1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1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39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28:.M239])" office:value-type="float" office:value="6" calcext:value-type="float">
            <text:p>6</text:p>
          </table:table-cell>
          <table:table-cell table:style-name="ce76" table:formula="of:=SUM([.N228:.N239])" office:value-type="float" office:value="5" calcext:value-type="float">
            <text:p>5</text:p>
          </table:table-cell>
          <table:table-cell table:formula="of:=SUM([.O228:.O239])" office:value-type="float" office:value="4" calcext:value-type="float">
            <text:p>4</text:p>
          </table:table-cell>
          <table:table-cell table:style-name="ce76" table:formula="of:=SUM([.P228:.P239])" office:value-type="float" office:value="5" calcext:value-type="float">
            <text:p>5</text:p>
          </table:table-cell>
          <table:table-cell table:style-name="ce76" table:formula="of:=SUM([.Q228:.Q239])" office:value-type="float" office:value="7" calcext:value-type="float">
            <text:p>7</text:p>
          </table:table-cell>
          <table:table-cell table:style-name="ce76" table:formula="of:=SUM([.R228:.R239])" office:value-type="float" office:value="8" calcext:value-type="float">
            <text:p>8</text:p>
          </table:table-cell>
          <table:table-cell table:style-name="ce76" table:formula="of:=SUM([.S228:.S239])" office:value-type="float" office:value="9" calcext:value-type="float">
            <text:p>9</text:p>
          </table:table-cell>
          <table:table-cell table:style-name="ce76"/>
          <table:table-cell table:style-name="ce76" table:formula="of:=SUM([.U228:.U239])" office:value-type="float" office:value="7" calcext:value-type="float">
            <text:p>7</text:p>
          </table:table-cell>
          <table:table-cell table:formula="of:=SUM([.V228:.V239])" office:value-type="float" office:value="4" calcext:value-type="float">
            <text:p>4</text:p>
          </table:table-cell>
          <table:table-cell table:style-name="ce76" table:formula="of:=SUM([.W228:.W239])" office:value-type="float" office:value="7" calcext:value-type="float">
            <text:p>7</text:p>
          </table:table-cell>
          <table:table-cell table:style-name="ce76" table:formula="of:=SUM([.X228:.X239])" office:value-type="float" office:value="8" calcext:value-type="float">
            <text:p>8</text:p>
          </table:table-cell>
          <table:table-cell table:style-name="ce76" table:formula="of:=SUM([.Y228:.Y239])" office:value-type="float" office:value="8" calcext:value-type="float">
            <text:p>8</text:p>
          </table:table-cell>
          <table:table-cell table:style-name="ce76" table:formula="of:=SUM([.Z228:.Z239])" office:value-type="float" office:value="5" calcext:value-type="float">
            <text:p>5</text:p>
          </table:table-cell>
          <table:table-cell table:style-name="ce76" table:formula="of:=SUM([.AA228:.AA239])" office:value-type="float" office:value="7" calcext:value-type="float">
            <text:p>7</text:p>
          </table:table-cell>
          <table:table-cell table:formula="of:=SUM([.AB228:.AB239])" office:value-type="float" office:value="3" calcext:value-type="float">
            <text:p>3</text:p>
          </table:table-cell>
          <table:table-cell table:style-name="ce200" table:formula="of:=SUM([.AC228:.AC239])" office:value-type="float" office:value="5" calcext:value-type="float">
            <text:p>5</text:p>
          </table:table-cell>
          <table:table-cell table:style-name="ce76" table:formula="of:=SUM([.AD228:.AD239])" office:value-type="float" office:value="7" calcext:value-type="float">
            <text:p>7</text:p>
          </table:table-cell>
          <table:table-cell table:style-name="ce76" table:formula="of:=SUM([.AE228:.AE239])" office:value-type="float" office:value="7" calcext:value-type="float">
            <text:p>7</text:p>
          </table:table-cell>
          <table:table-cell table:style-name="ce76" table:formula="of:=SUM([.AF228:.AF239])" office:value-type="float" office:value="7" calcext:value-type="float">
            <text:p>7</text:p>
          </table:table-cell>
          <table:table-cell table:style-name="ce76"/>
          <table:table-cell table:style-name="ce76" table:formula="of:=SUM([.AH228:.AH239])" office:value-type="float" office:value="5" calcext:value-type="float">
            <text:p>5</text:p>
          </table:table-cell>
          <table:table-cell table:style-name="ce76" table:formula="of:=SUM([.AI228:.AI239])" office:value-type="float" office:value="4" calcext:value-type="float">
            <text:p>4</text:p>
          </table:table-cell>
          <table:table-cell table:formula="of:=SUM([.AJ228:.AJ239])" office:value-type="float" office:value="5" calcext:value-type="float">
            <text:p>5</text:p>
          </table:table-cell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table:formula="of:=SUM([.I240:.O240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25" table:formula="of:=SUM([.P240:.V240])/2" office:value-type="float" office:value="20" calcext:value-type="float">
            <text:p>20</text:p>
          </table:table-cell>
          <table:table-cell table:style-name="Default" table:number-columns-repeated="2"/>
          <table:table-cell table:style-name="ce179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5" table:formula="of:=SUM([.W240:.AC240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5" table:formula="of:=SUM([.AD240:.AJ240])/2" office:value-type="float" office:value="17.5" calcext:value-type="float">
            <text:p>17.5</text:p>
          </table:table-cell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1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241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41]/6" office:value-type="float" office:value="3.33333333333333" calcext:value-type="float">
            <text:p>3.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41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0" office:value-type="string" calcext:value-type="string">
            <text:p>europa stressa e va </text:p>
          </table:table-cell>
          <table:table-cell table:style-name="ce88" table:formula="of:=[.AJ241]/6" office:value-type="float" office:value="2.91666666666667" calcext:value-type="float">
            <text:p>2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2])" office:value-type="float" office:value="7" calcext:value-type="float">
            <text:p>7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2"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3])" office:value-type="float" office:value="8" calcext:value-type="float">
            <text:p>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2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2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2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2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37:.AS244])" office:value-type="float" office:value="10" calcext:value-type="float">
            <text:p>10</text:p>
          </table:table-cell>
          <table:table-cell table:style-name="Default"/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5])" office:value-type="float" office:value="11" calcext:value-type="float">
            <text:p>11</text:p>
          </table:table-cell>
          <table:table-cell table:style-name="Default"/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/>
          <table:table-cell table:style-name="ce3"/>
          <table:table-cell table:style-name="ce60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style-name="Default"/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 table:style-name="ce7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 table:style-name="ce15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49])" office:value-type="float" office:value="12" calcext:value-type="float">
            <text:p>12</text:p>
          </table:table-cell>
          <table:table-cell table:style-name="ce367" office:value-type="string" calcext:value-type="string">
            <text:p>study</text:p>
          </table:table-cell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office:value-type="float" office:value="13" calcext:value-type="float">
            <text:p>13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37:.AS250])" office:value-type="float" office:value="13" calcext:value-type="float">
            <text:p>13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I</text:p>
          </table:table-cell>
          <table:table-cell table:style-name="ce32" table:number-columns-repeated="4"/>
          <table:table-cell table:style-name="ce89"/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style-name="ce89"/>
          <table:table-cell table:style-name="ce32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8"/>
          <table:table-cell table:style-name="ce357" table:formula="of:=SUM([.AS237:.AS250])" office:value-type="float" office:value="13" calcext:value-type="float">
            <text:p>13</text:p>
          </table:table-cell>
          <table:table-cell table:style-name="ce36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7"/>
          <table:table-cell table:number-columns-repeated="2"/>
          <table:table-cell table:style-name="ce32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30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30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7"/>
          <table:table-cell table:number-columns-repeated="2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2" table:number-columns-repeated="6"/>
          <table:table-cell table:style-name="ce89"/>
          <table:table-cell table:style-name="ce32"/>
          <table:table-cell table:style-name="ce130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16"/>
          <table:table-cell table:style-name="ce4"/>
          <table:table-cell table:style-name="ce131"/>
          <table:table-cell table:style-name="ce32" table:number-columns-repeated="4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number-columns-repeated="10"/>
          <table:table-cell table:style-name="ce56" table:formula="of:=SUM([.S246:.S258])" office:value-type="float" office:value="2" calcext:value-type="float">
            <text:p>2</text:p>
          </table:table-cell>
          <table:table-cell table:style-name="ce56" table:formula="of:=SUM([.T246:.T258])" office:value-type="float" office:value="2" calcext:value-type="float">
            <text:p>2</text:p>
          </table:table-cell>
          <table:table-cell table:style-name="ce56" table:formula="of:=SUM([.U246:.U258])" office:value-type="float" office:value="8" calcext:value-type="float">
            <text:p>8</text:p>
          </table:table-cell>
          <table:table-cell table:formula="of:=SUM([.V246:.V258])" office:value-type="float" office:value="1" calcext:value-type="float">
            <text:p>1</text:p>
          </table:table-cell>
          <table:table-cell table:style-name="ce56"/>
          <table:table-cell table:style-name="ce56" table:formula="of:=SUM([.X246:.X258])" office:value-type="float" office:value="6" calcext:value-type="float">
            <text:p>6</text:p>
          </table:table-cell>
          <table:table-cell table:style-name="ce56" table:formula="of:=SUM([.Y246:.Y258])" office:value-type="float" office:value="3" calcext:value-type="float">
            <text:p>3</text:p>
          </table:table-cell>
          <table:table-cell table:style-name="ce56" table:formula="of:=SUM([.Z246:.Z258])" office:value-type="float" office:value="9" calcext:value-type="float">
            <text:p>9</text:p>
          </table:table-cell>
          <table:table-cell table:style-name="ce56" table:formula="of:=SUM([.AA246:.AA258])" office:value-type="float" office:value="7" calcext:value-type="float">
            <text:p>7</text:p>
          </table:table-cell>
          <table:table-cell table:style-name="ce56" table:formula="of:=SUM([.AB246:.AB258])" office:value-type="float" office:value="8" calcext:value-type="float">
            <text:p>8</text:p>
          </table:table-cell>
          <table:table-cell table:formula="of:=SUM([.AC246:.AC258])" office:value-type="float" office:value="0" calcext:value-type="float">
            <text:p>0</text:p>
          </table:table-cell>
          <table:table-cell table:style-name="ce56" table:formula="of:=SUM([.AD246:.AD258])" office:value-type="float" office:value="3" calcext:value-type="float">
            <text:p>3</text:p>
          </table:table-cell>
          <table:table-cell table:style-name="ce56" table:formula="of:=SUM([.AE246:.AE258])" office:value-type="float" office:value="0" calcext:value-type="float">
            <text:p>0</text:p>
          </table:table-cell>
          <table:table-cell table:style-name="ce56" table:formula="of:=SUM([.AF246:.AF258])" office:value-type="float" office:value="0" calcext:value-type="float">
            <text:p>0</text:p>
          </table:table-cell>
          <table:table-cell table:style-name="ce56" table:formula="of:=SUM([.AG246:.AG258])" office:value-type="float" office:value="0" calcext:value-type="float">
            <text:p>0</text:p>
          </table:table-cell>
          <table:table-cell table:style-name="ce56" table:formula="of:=SUM([.AH246:.AH258])" office:value-type="float" office:value="0" calcext:value-type="float">
            <text:p>0</text:p>
          </table:table-cell>
          <table:table-cell table:style-name="ce56" table:formula="of:=SUM([.AI246:.AI258])" office:value-type="float" office:value="0" calcext:value-type="float">
            <text:p>0</text:p>
          </table:table-cell>
          <table:table-cell table:formula="of:=SUM([.AJ246:.AJ258])" office:value-type="float" office:value="0" calcext:value-type="float">
            <text:p>0</text:p>
          </table:table-cell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5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25" table:formula="of:=SUM([.P259:.V259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5" table:formula="of:=SUM([.W259:.AC259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5" table:formula="of:=SUM([.AD259:.AJ259])/2" office:value-type="float" office:value="1.5" calcext:value-type="float">
            <text:p>1.5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0])" office:value-type="float" office:value="3" calcext:value-type="float">
            <text:p>3</text:p>
          </table:table-cell>
          <table:table-cell table:style-name="ce369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60]/6" office:value-type="float" office:value="1.08333333333333" calcext:value-type="float">
            <text:p>1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0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60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1])" office:value-type="float" office:value="4" calcext:value-type="float">
            <text:p>4</text:p>
          </table:table-cell>
          <table:table-cell table:style-name="ce368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 table:style-name="ce36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2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2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2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2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2" office:value-type="date" office:date-value="2016-09-04" calcext:value-type="date">
            <text:p>Sun</text:p>
          </table:table-cell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3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3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3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3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3" office:value-type="date" office:date-value="2016-08-28" calcext:value-type="date">
            <text:p>28</text:p>
          </table:table-cell>
          <table:table-cell table:style-name="ce43" office:value-type="date" office:date-value="2016-08-29" calcext:value-type="date">
            <text:p>29</text:p>
          </table:table-cell>
          <table:table-cell table:style-name="ce43" office:value-type="date" office:date-value="2016-08-30" calcext:value-type="date">
            <text:p>30</text:p>
          </table:table-cell>
          <table:table-cell table:style-name="ce43" office:value-type="date" office:date-value="2016-08-31" calcext:value-type="date">
            <text:p>31</text:p>
          </table:table-cell>
          <table:table-cell table:style-name="ce43" office:value-type="date" office:date-value="2016-09-01" calcext:value-type="date">
            <text:p>01</text:p>
          </table:table-cell>
          <table:table-cell table:style-name="ce43" office:value-type="date" office:date-value="2016-09-02" calcext:value-type="date">
            <text:p>02</text:p>
          </table:table-cell>
          <table:table-cell table:style-name="ce43" office:value-type="date" office:date-value="2016-09-03" calcext:value-type="date">
            <text:p>03</text:p>
          </table:table-cell>
          <table:table-cell table:style-name="ce43" office:value-type="date" office:date-value="2016-09-04" calcext:value-type="date">
            <text:p>04</text:p>
          </table:table-cell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4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5])" office:value-type="float" office:value="8" calcext:value-type="float">
            <text:p>8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29" office:value-type="string" calcext:value-type="string">
            <text:p>O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I</text:p>
          </table:table-cell>
          <table:table-cell table:style-name="ce229" office:value-type="string" calcext:value-type="string">
            <text:p>T</text:p>
          </table:table-cell>
          <table:table-cell table:style-name="ce229" office:value-type="string" calcext:value-type="string">
            <text:p>E</text:p>
          </table:table-cell>
          <table:table-cell table:style-name="ce88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59:.AS266])" office:value-type="float" office:value="10" calcext:value-type="float">
            <text:p>10</text:p>
          </table:table-cell>
          <table:table-cell/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67])" office:value-type="float" office:value="11" calcext:value-type="float">
            <text:p>11</text:p>
          </table:table-cell>
          <table:table-cell table:number-columns-repeated="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 table:number-columns-repeated="2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14"/>
          <table:table-cell table:style-name="ce32" office:value-type="string" calcext:value-type="string">
            <text:p>TO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 table:number-columns-repeated="18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1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59:.AS272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style-name="ce8"/>
          <table:table-cell table:style-name="ce357" table:formula="of:=SUM([.AS259:.AS272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 table:number-columns-repeated="2"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2" table:number-columns-repeated="35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style-name="Default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/>
          <table:table-cell table:style-name="ce57" table:formula="of:=SUM([.I265:.I277])" office:value-type="float" office:value="5" calcext:value-type="float">
            <text:p>5</text:p>
          </table:table-cell>
          <table:table-cell table:style-name="ce61" table:formula="of:=SUM([.J265:.J277])" office:value-type="float" office:value="8" calcext:value-type="float">
            <text:p>8</text:p>
          </table:table-cell>
          <table:table-cell table:style-name="ce61" table:formula="of:=SUM([.K265:.K277])" office:value-type="float" office:value="8" calcext:value-type="float">
            <text:p>8</text:p>
          </table:table-cell>
          <table:table-cell table:style-name="ce61" table:formula="of:=SUM([.L265:.L277])" office:value-type="float" office:value="6" calcext:value-type="float">
            <text:p>6</text:p>
          </table:table-cell>
          <table:table-cell table:style-name="ce61" table:formula="of:=SUM([.M265:.M277])" office:value-type="float" office:value="8" calcext:value-type="float">
            <text:p>8</text:p>
          </table:table-cell>
          <table:table-cell table:style-name="ce61" table:formula="of:=SUM([.N265:.N277])" office:value-type="float" office:value="8" calcext:value-type="float">
            <text:p>8</text:p>
          </table:table-cell>
          <table:table-cell/>
          <table:table-cell table:style-name="ce61" table:formula="of:=SUM([.P265:.P277])" office:value-type="float" office:value="9" calcext:value-type="float">
            <text:p>9</text:p>
          </table:table-cell>
          <table:table-cell table:style-name="ce61" table:formula="of:=SUM([.Q265:.Q277])" office:value-type="float" office:value="8" calcext:value-type="float">
            <text:p>8</text:p>
          </table:table-cell>
          <table:table-cell table:style-name="ce61" table:formula="of:=SUM([.R265:.R277])" office:value-type="float" office:value="8" calcext:value-type="float">
            <text:p>8</text:p>
          </table:table-cell>
          <table:table-cell table:style-name="ce61" table:formula="of:=SUM([.S265:.S277])" office:value-type="float" office:value="8" calcext:value-type="float">
            <text:p>8</text:p>
          </table:table-cell>
          <table:table-cell table:style-name="ce61" table:formula="of:=SUM([.T265:.T277])" office:value-type="float" office:value="8" calcext:value-type="float">
            <text:p>8</text:p>
          </table:table-cell>
          <table:table-cell table:formula="of:=SUM([.U265:.U277])" office:value-type="float" office:value="4" calcext:value-type="float">
            <text:p>4</text:p>
          </table:table-cell>
          <table:table-cell/>
          <table:table-cell table:formula="of:=SUM([.W265:.W277])" office:value-type="float" office:value="4" calcext:value-type="float">
            <text:p>4</text:p>
          </table:table-cell>
          <table:table-cell table:style-name="ce61" table:formula="of:=SUM([.X265:.X277])" office:value-type="float" office:value="8" calcext:value-type="float">
            <text:p>8</text:p>
          </table:table-cell>
          <table:table-cell table:style-name="ce61"/>
          <table:table-cell table:formula="of:=SUM([.Z265:.Z277])" office:value-type="float" office:value="3" calcext:value-type="float">
            <text:p>3</text:p>
          </table:table-cell>
          <table:table-cell table:style-name="ce61" table:formula="of:=SUM([.AA265:.AA277])" office:value-type="float" office:value="4" calcext:value-type="float">
            <text:p>4</text:p>
          </table:table-cell>
          <table:table-cell table:style-name="ce61" table:formula="of:=SUM([.AB265:.AB277])" office:value-type="float" office:value="8" calcext:value-type="float">
            <text:p>8</text:p>
          </table:table-cell>
          <table:table-cell table:formula="of:=SUM([.AC265:.AC277])" office:value-type="float" office:value="3" calcext:value-type="float">
            <text:p>3</text:p>
          </table:table-cell>
          <table:table-cell table:style-name="ce61" table:formula="of:=SUM([.AD265:.AD277])" office:value-type="float" office:value="7" calcext:value-type="float">
            <text:p>7</text:p>
          </table:table-cell>
          <table:table-cell table:style-name="ce61" table:formula="of:=SUM([.AE265:.AE277])" office:value-type="float" office:value="8" calcext:value-type="float">
            <text:p>8</text:p>
          </table:table-cell>
          <table:table-cell table:style-name="ce61" table:formula="of:=SUM([.AF265:.AF277])" office:value-type="float" office:value="8" calcext:value-type="float">
            <text:p>8</text:p>
          </table:table-cell>
          <table:table-cell table:style-name="ce61" table:formula="of:=SUM([.AG265:.AG277])" office:value-type="float" office:value="7" calcext:value-type="float">
            <text:p>7</text:p>
          </table:table-cell>
          <table:table-cell table:style-name="ce61" table:formula="of:=SUM([.AH265:.AH277])" office:value-type="float" office:value="11" calcext:value-type="float">
            <text:p>11</text:p>
          </table:table-cell>
          <table:table-cell table:style-name="ce61" table:formula="of:=SUM([.AI265:.AI277])" office:value-type="float" office:value="8" calcext:value-type="float">
            <text:p>8</text:p>
          </table:table-cell>
          <table:table-cell/>
          <table:table-cell table:style-name="ce61" table:formula="of:=SUM([.AK265:.AK277])" office:value-type="float" office:value="7" calcext:value-type="float">
            <text:p>7</text:p>
          </table:table-cell>
          <table:table-cell table:style-name="ce230"/>
          <table:table-cell table:style-name="ce8" table:formula="of:=SUM([.AM265:.AM277])" office:value-type="float" office:value="5" calcext:value-type="float">
            <text:p>5</text:p>
          </table:table-cell>
          <table:table-cell table:style-name="ce8" table:formula="of:=SUM([.AN265:.AN277])" office:value-type="float" office:value="5" calcext:value-type="float">
            <text:p>5</text:p>
          </table:table-cell>
          <table:table-cell table:style-name="ce8" table:formula="of:=SUM([.AO265:.AO277])" office:value-type="float" office:value="7" calcext:value-type="float">
            <text:p>7</text:p>
          </table:table-cell>
          <table:table-cell table:style-name="ce8" table:formula="of:=SUM([.AP265:.AP277])" office:value-type="float" office:value="5" calcext:value-type="float">
            <text:p>5</text:p>
          </table:table-cell>
          <table:table-cell table:style-name="ce8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93" table:formula="of:=SUM([.I278:.O278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93" table:formula="of:=SUM([.P278:.V278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102" table:formula="of:=SUM([.W278:.AC278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102" table:formula="of:=SUM([.AD278:.AJ278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102" table:formula="of:=SUM([.AK254:.AQ254])/2" office:value-type="float" office:value="8.5" calcext:value-type="float">
            <text:p>8.5</text:p>
          </table:table-cell>
          <table:table-cell table:style-name="Default" office:value-type="string" calcext:value-type="string">
            <text:p>ora</text:p>
          </table:table-cell>
          <table:table-cell table:style-name="ce354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7"/>
          <table:table-cell table:style-name="ce88" table:formula="of:=[.O279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79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79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79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279]/6" office:value-type="float" office:value="1.41666666666667" calcext:value-type="float">
            <text:p>1.4166666667</text:p>
          </table:table-cell>
          <table:table-cell table:style-name="ce15"/>
          <table:table-cell table:style-name="ce355"/>
          <table:table-cell table:style-name="ce364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14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office:value-type="float" office:value="10" calcext:value-type="float">
            <text:p>10</text:p>
          </table:table-cell>
          <table:table-cell table:style-name="ce35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2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2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2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2" office:value-type="date" office:date-value="2016-07-31" calcext:value-type="date">
            <text:p>Sun</text:p>
          </table:table-cell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2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3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3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3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3" office:value-type="date" office:date-value="2016-07-31" calcext:value-type="date">
            <text:p>31</text:p>
          </table:table-cell>
          <table:table-cell table:style-name="Default" table:number-columns-repeated="4"/>
          <table:table-cell office:value-type="float" office:value="12" calcext:value-type="float">
            <text:p>1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3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4"/>
          <table:table-cell office:value-type="float" office:value="13" calcext:value-type="float">
            <text:p>13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5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U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6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5" office:value-type="string" calcext:value-type="string">
            <text:p>C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7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6"/>
          <table:table-cell table:style-name="ce89"/>
          <table:table-cell table:style-name="ce20" table:number-columns-repeated="5"/>
          <table:table-cell table:style-name="ce20" office:value-type="string" calcext:value-type="string">
            <text:p>I</text:p>
          </table:table-cell>
          <table:table-cell table:style-name="ce20"/>
          <table:table-cell table:style-name="nocolor" table:number-columns-repeated="2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356" office:value-type="float" office:value="2" calcext:value-type="float">
            <text:p>2</text:p>
          </table:table-cell>
          <table:table-cell table:style-name="ce5" table:formula="of:=SUM([.AS281:.AS288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25" office:value-type="string" calcext:value-type="string">
            <text:p>A</text:p>
          </table:table-cell>
          <table:table-cell table:style-name="ce233"/>
          <table:table-cell table:style-name="nocolor" table:number-columns-repeated="2"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89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0"/>
          <table:table-cell table:style-name="Default" table:number-columns-repeated="4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51"/>
          <table:table-cell table:style-name="ce161" office:value-type="float" office:value="2" calcext:value-type="float">
            <text:p>2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91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51" office:value-type="string" calcext:value-type="string">
            <text:p>RE</text:p>
          </table:table-cell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string" calcext:value-type="string">
            <text:p>B</text:p>
          </table:table-cell>
          <table:table-cell table:style-name="ce91"/>
          <table:table-cell table:style-name="ce29"/>
          <table:table-cell table:style-name="Default" table:number-columns-repeated="3"/>
          <table:table-cell office:value-type="float" office:value="20" calcext:value-type="float">
            <text:p>20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1" table:formula="of:=SUM([.G279:.G291])" office:value-type="float" office:value="7" calcext:value-type="float">
            <text:p>7</text:p>
          </table:table-cell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45" table:number-columns-repeated="2"/>
          <table:table-cell table:style-name="ce162" office:value-type="float" office:value="1" calcext:value-type="float">
            <text:p>1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RE</text:p>
          </table:table-cell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80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table:number-columns-repeated="2"/>
          <table:table-cell table:style-name="ce145" office:value-type="string" calcext:value-type="string">
            <text:p>A</text:p>
          </table:table-cell>
          <table:table-cell table:style-name="ce180" office:value-type="float" office:value="1" calcext:value-type="float">
            <text:p>1</text:p>
          </table:table-cell>
          <table:table-cell table:style-name="ce239" table:number-columns-repeated="2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356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4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3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style-name="ce23" table:formula="of:=SUM([.G281:.G293])" office:value-type="date" office:date-value="1900-01-13" calcext:value-type="date">
            <text:p>13</text:p>
          </table:table-cell>
          <table:table-cell table:style-name="ce28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356" office:value-type="float" office:value="1" calcext:value-type="float">
            <text:p>1</text:p>
          </table:table-cell>
          <table:table-cell table:style-name="ce5" table:formula="of:=SUM([.AS281:.AS294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10"/>
          <table:table-cell table:style-name="Default" table:number-columns-repeated="4"/>
          <table:table-cell table:style-name="ce89"/>
          <table:table-cell table:style-name="Default" table:number-columns-repeated="9"/>
          <table:table-cell table:style-name="ce160"/>
          <table:table-cell table:style-name="ce20" table:number-columns-repeated="2"/>
          <table:table-cell table:style-name="ce89"/>
          <table:table-cell table:style-name="ce20" table:number-columns-repeated="2"/>
          <table:table-cell table:style-name="ce194" table:number-columns-repeated="2"/>
          <table:table-cell table:style-name="ce194" office:value-type="string" calcext:value-type="string">
            <text:p>S</text:p>
          </table:table-cell>
          <table:table-cell table:style-name="ce194"/>
          <table:table-cell table:style-name="ce208"/>
          <table:table-cell table:style-name="ce194" table:number-columns-repeated="7"/>
          <table:table-cell table:style-name="ce29" table:number-columns-repeated="2"/>
          <table:table-cell table:style-name="Default" table:number-columns-repeated="2"/>
          <table:table-cell table:style-name="ce8"/>
          <table:table-cell table:style-name="ce357" table:formula="of:=SUM([.AS281:.AS294])" office:value-type="float" office:value="13" calcext:value-type="float">
            <text:p>13</text:p>
          </table:table-cell>
          <table:table-cell table:style-name="ce36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9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13" table:number-columns-repeated="2"/>
          <table:table-cell table:number-columns-repeated="2" table:style-name="ce213" office:value-type="float" office:value="1" calcext:value-type="float">
            <text:p>1</text:p>
          </table:table-cell>
          <table:table-cell table:style-name="ce213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2" table:formula="of:=SUM([.L284:.L296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284:.V296])" office:value-type="float" office:value="4" calcext:value-type="float">
            <text:p>4</text:p>
          </table:table-cell>
          <table:table-cell table:style-name="ce104" table:formula="of:=SUM([.W284:.W296])" office:value-type="float" office:value="7" calcext:value-type="float">
            <text:p>7</text:p>
          </table:table-cell>
          <table:table-cell table:style-name="ce104" table:formula="of:=SUM([.X284:.X296])" office:value-type="float" office:value="8" calcext:value-type="float">
            <text:p>8</text:p>
          </table:table-cell>
          <table:table-cell table:style-name="ce92" table:formula="of:=SUM([.Y284:.Y296])" office:value-type="float" office:value="6" calcext:value-type="float">
            <text:p>6</text:p>
          </table:table-cell>
          <table:table-cell table:style-name="ce104" table:formula="of:=SUM([.Z284:.Z296])" office:value-type="float" office:value="5" calcext:value-type="float">
            <text:p>5</text:p>
          </table:table-cell>
          <table:table-cell table:style-name="ce104" table:formula="of:=SUM([.AA284:.AA296])" office:value-type="float" office:value="7" calcext:value-type="float">
            <text:p>7</text:p>
          </table:table-cell>
          <table:table-cell table:style-name="ce104"/>
          <table:table-cell table:style-name="ce104" table:formula="of:=SUM([.AC284:.AC296])" office:value-type="float" office:value="6" calcext:value-type="float">
            <text:p>6</text:p>
          </table:table-cell>
          <table:table-cell table:style-name="ce104" table:formula="of:=SUM([.AD284:.AD296])" office:value-type="float" office:value="3" calcext:value-type="float">
            <text:p>3</text:p>
          </table:table-cell>
          <table:table-cell table:style-name="ce104" table:formula="of:=SUM([.AE284:.AE296])" office:value-type="float" office:value="7" calcext:value-type="float">
            <text:p>7</text:p>
          </table:table-cell>
          <table:table-cell table:style-name="ce104" table:formula="of:=SUM([.AF284:.AF296])" office:value-type="float" office:value="3" calcext:value-type="float">
            <text:p>3</text:p>
          </table:table-cell>
          <table:table-cell table:style-name="ce104" table:formula="of:=SUM([.AG284:.AG296])" office:value-type="float" office:value="3" calcext:value-type="float">
            <text:p>3</text:p>
          </table:table-cell>
          <table:table-cell table:style-name="ce104" table:formula="of:=SUM([.AH284:.AH296])" office:value-type="float" office:value="4" calcext:value-type="float">
            <text:p>4</text:p>
          </table:table-cell>
          <table:table-cell table:style-name="ce104" table:formula="of:=SUM([.AI284:.AI296])" office:value-type="float" office:value="8" calcext:value-type="float">
            <text:p>8</text:p>
          </table:table-cell>
          <table:table-cell table:style-name="ce104" table:formula="of:=SUM([.AJ284:.AJ296])" office:value-type="float" office:value="3" calcext:value-type="float">
            <text:p>3</text:p>
          </table:table-cell>
          <table:table-cell table:style-name="ce104" table:formula="of:=SUM([.AK284:.AK296])" office:value-type="float" office:value="5" calcext:value-type="float">
            <text:p>5</text:p>
          </table:table-cell>
          <table:table-cell table:style-name="ce104"/>
          <table:table-cell table:formula="of:=SUM([.AM284:.AM296])"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93" table:formula="of:=SUM([.L297:.R297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93" table:formula="of:=SUM([.S297:.Y297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93" table:formula="of:=SUM([.Z297:.AF297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93" table:formula="of:=SUM([.AG296:.AM296])/2" office:value-type="float" office:value="1.5" calcext:value-type="float">
            <text:p>1.5</text:p>
          </table:table-cell>
          <table:table-cell table:style-name="Default" table:number-columns-repeated="5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298]/6" office:value-type="float" office:value="2.08333333333333" calcext:value-type="float">
            <text:p>2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298]/6" office:value-type="float" office:value="2.58333333333333" calcext:value-type="float">
            <text:p>2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298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2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2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2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2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2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2" office:value-type="date" office:date-value="2016-07-03" calcext:value-type="date">
            <text:p>Sun</text:p>
          </table:table-cell>
          <table:table-cell table:style-name="ce62" table:number-columns-repeated="2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249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table:number-columns-repeated="2"/>
          <table:table-cell table:number-columns-repeated="3"/>
          <table:table-cell table:style-name="Default"/>
          <table:table-cell/>
          <table:table-cell table:style-name="ce156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0" table:number-columns-repeated="17"/>
          <table:table-cell table:style-name="ce20" office:value-type="string" calcext:value-type="string">
            <text:p>M</text:p>
          </table:table-cell>
          <table:table-cell table:style-name="ce20" table:number-columns-repeated="9"/>
          <table:table-cell office:value-type="string" calcext:value-type="string">
            <text:p>M</text:p>
          </table:table-cell>
          <table:table-cell/>
          <table:table-cell table:style-name="ce225" table:number-columns-repeated="4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25" table:number-columns-repeated="2"/>
          <table:table-cell table:style-name="ce225" office:value-type="string" calcext:value-type="string">
            <text:p>M</text:p>
          </table:table-cell>
          <table:table-cell table:style-name="ce225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7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51"/>
          <table:table-cell table:number-columns-repeated="982"/>
        </table:table-row>
        <table:table-row table:style-name="ro1">
          <table:table-cell table:style-name="Default" table:number-columns-repeated="7"/>
          <table:table-cell table:style-name="ce20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11"/>
          <table:table-cell table:style-name="ce18" table:formula="of:=SUM([.H303:.H315])" office:value-type="float" office:value="4" calcext:value-type="float">
            <text:p>4</text:p>
          </table:table-cell>
          <table:table-cell table:style-name="ce58" table:formula="of:=SUM([.I303:.I315])" office:value-type="float" office:value="8" calcext:value-type="float">
            <text:p>8</text:p>
          </table:table-cell>
          <table:table-cell table:style-name="ce63" table:formula="of:=SUM([.J303:.J315])" office:value-type="float" office:value="6" calcext:value-type="float">
            <text:p>6</text:p>
          </table:table-cell>
          <table:table-cell table:style-name="ce77" table:formula="of:=SUM([.K303:.K315])" office:value-type="float" office:value="7" calcext:value-type="float">
            <text:p>7</text:p>
          </table:table-cell>
          <table:table-cell table:style-name="ce94" table:formula="of:=SUM([.L303:.L315])" office:value-type="float" office:value="5" calcext:value-type="float">
            <text:p>5</text:p>
          </table:table-cell>
          <table:table-cell table:style-name="ce105" table:formula="of:=SUM([.M303:.M315])" office:value-type="float" office:value="2" calcext:value-type="float">
            <text:p>2</text:p>
          </table:table-cell>
          <table:table-cell table:style-name="ce109" table:formula="of:=SUM([.N303:.N315])" office:value-type="float" office:value="7" calcext:value-type="float">
            <text:p>7</text:p>
          </table:table-cell>
          <table:table-cell table:style-name="ce117" table:formula="of:=SUM([.O303:.O315])" office:value-type="float" office:value="8" calcext:value-type="float">
            <text:p>8</text:p>
          </table:table-cell>
          <table:table-cell table:style-name="ce123" table:formula="of:=SUM([.P303:.P315])" office:value-type="float" office:value="6" calcext:value-type="float">
            <text:p>6</text:p>
          </table:table-cell>
          <table:table-cell table:style-name="ce132" table:formula="of:=SUM([.Q303:.Q315])" office:value-type="float" office:value="8" calcext:value-type="float">
            <text:p>8</text:p>
          </table:table-cell>
          <table:table-cell table:style-name="ce135" table:formula="of:=SUM([.R303:.R315])" office:value-type="float" office:value="6" calcext:value-type="float">
            <text:p>6</text:p>
          </table:table-cell>
          <table:table-cell table:style-name="ce142" table:formula="of:=SUM([.S303:.S315])" office:value-type="float" office:value="9" calcext:value-type="float">
            <text:p>9</text:p>
          </table:table-cell>
          <table:table-cell table:style-name="ce146" table:formula="of:=SUM([.T303:.T315])" office:value-type="float" office:value="3" calcext:value-type="float">
            <text:p>3</text:p>
          </table:table-cell>
          <table:table-cell table:style-name="ce152" table:formula="of:=SUM([.U303:.U315])" office:value-type="float" office:value="6" calcext:value-type="float">
            <text:p>6</text:p>
          </table:table-cell>
          <table:table-cell table:style-name="ce163" table:formula="of:=SUM([.V303:.V315])" office:value-type="float" office:value="10" calcext:value-type="float">
            <text:p>10</text:p>
          </table:table-cell>
          <table:table-cell table:style-name="ce170" table:formula="of:=SUM([.W303:.W315])" office:value-type="float" office:value="7" calcext:value-type="float">
            <text:p>7</text:p>
          </table:table-cell>
          <table:table-cell table:style-name="ce175" table:formula="of:=SUM([.X303:.X315])" office:value-type="float" office:value="7" calcext:value-type="float">
            <text:p>7</text:p>
          </table:table-cell>
          <table:table-cell table:style-name="ce181" table:formula="of:=SUM([.Y303:.Y315])" office:value-type="float" office:value="0" calcext:value-type="float">
            <text:p>0</text:p>
          </table:table-cell>
          <table:table-cell table:style-name="ce186" table:formula="of:=SUM([.Z303:.Z315])" office:value-type="float" office:value="4" calcext:value-type="float">
            <text:p>4</text:p>
          </table:table-cell>
          <table:table-cell table:style-name="ce189" table:formula="of:=SUM([.AA303:.AA315])" office:value-type="float" office:value="3" calcext:value-type="float">
            <text:p>3</text:p>
          </table:table-cell>
          <table:table-cell table:style-name="ce195" table:formula="of:=SUM([.AB303:.AB315])" office:value-type="float" office:value="8" calcext:value-type="float">
            <text:p>8</text:p>
          </table:table-cell>
          <table:table-cell table:style-name="ce201" table:formula="of:=SUM([.AC303:.AC315])" office:value-type="float" office:value="9" calcext:value-type="float">
            <text:p>9</text:p>
          </table:table-cell>
          <table:table-cell table:style-name="ce202" table:formula="of:=SUM([.AD303:.AD315])" office:value-type="float" office:value="9" calcext:value-type="float">
            <text:p>9</text:p>
          </table:table-cell>
          <table:table-cell table:style-name="ce206" table:formula="of:=SUM([.AE303:.AE315])" office:value-type="float" office:value="8" calcext:value-type="float">
            <text:p>8</text:p>
          </table:table-cell>
          <table:table-cell table:style-name="ce209" table:formula="of:=SUM([.AF303:.AF315])" office:value-type="float" office:value="9" calcext:value-type="float">
            <text:p>9</text:p>
          </table:table-cell>
          <table:table-cell table:style-name="ce214" table:formula="of:=SUM([.AG303:.AG315])" office:value-type="float" office:value="0" calcext:value-type="float">
            <text:p>0</text:p>
          </table:table-cell>
          <table:table-cell table:style-name="ce215" table:formula="of:=SUM([.AH303:.AH315])" office:value-type="float" office:value="0" calcext:value-type="float">
            <text:p>0</text:p>
          </table:table-cell>
          <table:table-cell table:style-name="ce217" table:formula="of:=SUM([.AI303:.AI315])" office:value-type="float" office:value="3" calcext:value-type="float">
            <text:p>3</text:p>
          </table:table-cell>
          <table:table-cell table:style-name="ce223" table:formula="of:=SUM([.AJ303:.AJ315])" office:value-type="float" office:value="9" calcext:value-type="float">
            <text:p>9</text:p>
          </table:table-cell>
          <table:table-cell table:style-name="ce226" table:formula="of:=SUM([.AK303:.AK315])" office:value-type="float" office:value="6" calcext:value-type="float">
            <text:p>6</text:p>
          </table:table-cell>
          <table:table-cell table:style-name="ce231" table:formula="of:=SUM([.AL303:.AL315])" office:value-type="float" office:value="5" calcext:value-type="float">
            <text:p>5</text:p>
          </table:table-cell>
          <table:table-cell table:style-name="ce234" table:formula="of:=SUM([.AM303:.AM315])" office:value-type="float" office:value="2" calcext:value-type="float">
            <text:p>2</text:p>
          </table:table-cell>
          <table:table-cell table:style-name="ce240" table:formula="of:=SUM([.AN303:.AN315])" office:value-type="float" office:value="2" calcext:value-type="float">
            <text:p>2</text:p>
          </table:table-cell>
          <table:table-cell table:style-name="ce244" table:formula="of:=SUM([.AO303:.AO315])" office:value-type="float" office:value="0" calcext:value-type="float">
            <text:p>0</text:p>
          </table:table-cell>
          <table:table-cell table:style-name="ce151"/>
          <table:table-cell table:style-name="Default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/>
          <table:table-cell table:style-name="ce30"/>
          <table:table-cell table:style-name="Default" table:number-columns-repeated="4"/>
          <table:table-cell table:style-name="ce106" table:formula="of:=SUM([.G294:.M294])/2" office:value-type="float" office:value="7" calcext:value-type="float">
            <text:p>7</text:p>
          </table:table-cell>
          <table:table-cell table:style-name="ce30" office:value-type="string" calcext:value-type="string">
            <text:p>RAILS</text:p>
          </table:table-cell>
          <table:table-cell table:style-name="ce30"/>
          <table:table-cell table:style-name="ce124" office:value-type="string" calcext:value-type="string">
            <text:p>Backbone.js 101</text:p>
          </table:table-cell>
          <table:table-cell table:style-name="ce118" office:value-type="string" calcext:value-type="string">
            <text:p>Git</text:p>
          </table:table-cell>
          <table:table-cell table:style-name="ce133" office:value-type="string" calcext:value-type="string">
            <text:p>wtfanze</text:p>
          </table:table-cell>
          <table:table-cell table:style-name="ce143" office:value-type="string" calcext:value-type="string">
            <text:p>Ruby</text:p>
          </table:table-cell>
          <table:table-cell table:style-name="ce106" table:formula="of:=SUM([.N316:.T316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182"/>
          <table:table-cell table:style-name="Default"/>
          <table:table-cell table:style-name="ce106" table:formula="of:=SUM([.U316:.AA316])/2" office:value-type="float" office:value="18.5" calcext:value-type="float">
            <text:p>18.5</text:p>
          </table:table-cell>
          <table:table-cell table:style-name="ce182" office:value-type="string" calcext:value-type="string">
            <text:p>Regex</text:p>
          </table:table-cell>
          <table:table-cell table:style-name="ce143"/>
          <table:table-cell/>
          <table:table-cell table:style-name="Default"/>
          <table:table-cell table:style-name="ce60" office:value-type="string" calcext:value-type="string">
            <text:p>adv blocks</text:p>
          </table:table-cell>
          <table:table-cell table:style-name="ce68"/>
          <table:table-cell table:style-name="ce93" table:formula="of:=SUM([.AB316:.AH316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93" table:formula="of:=SUM([.AI316:.AO316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17]/6" office:value-type="float" office:value="1.16666666666667" calcext:value-type="float">
            <text:p>1.1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0" office:value-type="string" calcext:value-type="string">
            <text:p>building blocks</text:p>
          </table:table-cell>
          <table:table-cell table:style-name="ce68" table:formula="of:=[.T317]/6" office:value-type="float" office:value="3.91666666666667" calcext:value-type="float">
            <text:p>3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17]/6" office:value-type="float" office:value="3.08333333333333" calcext:value-type="float">
            <text:p>3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17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17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22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style-name="ce122"/>
          <table:table-cell table:style-name="ce7" table:number-columns-repeated="5"/>
          <table:table-cell table:style-name="ce100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2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2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2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2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3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3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6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table:style-name="ce32"/>
          <table:table-cell table:style-name="ce32" office:value-type="string" calcext:value-type="string">
            <text:p>ED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20"/>
          <table:table-cell table:style-name="ce32"/>
          <table:table-cell table:style-name="ce89"/>
          <table:table-cell table:style-name="ce32"/>
          <table:table-cell table:style-name="ce20" office:value-type="string" calcext:value-type="string">
            <text:p>B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ce32" table:number-columns-repeated="2"/>
          <table:table-cell table:style-name="ce20"/>
          <table:table-cell table:style-name="ce32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2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20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2" table:number-columns-repeated="2"/>
          <table:table-cell table:style-name="ce20"/>
          <table:table-cell table:style-name="ce32"/>
          <table:table-cell table:style-name="ce89"/>
          <table:table-cell table:style-name="ce32"/>
          <table:table-cell table:style-name="ce20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ce3"/>
          <table:table-cell table:style-name="Default" table:number-columns-repeated="8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/>
          <table:table-cell table:style-name="Default" table:number-columns-repeated="8"/>
          <table:table-cell table:style-name="ce64"/>
          <table:table-cell table:style-name="ce78" table:number-columns-repeated="5"/>
          <table:table-cell table:style-name="ce125"/>
          <table:table-cell table:style-name="ce78"/>
          <table:table-cell table:style-name="ce136" table:number-columns-repeated="5"/>
          <table:table-cell table:style-name="ce171"/>
          <table:table-cell table:style-name="ce136" table:number-columns-repeated="6"/>
          <table:table-cell table:style-name="ce171"/>
          <table:table-cell table:style-name="ce136" table:number-columns-repeated="6"/>
          <table:table-cell table:style-name="ce171"/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8" table:formula="of:=SUM([.J323:.J337])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SUM([.M323:.M337])" office:value-type="float" office:value="4" calcext:value-type="float">
            <text:p>4</text:p>
          </table:table-cell>
          <table:table-cell table:style-name="ce18" table:formula="of:=SUM([.N323:.N337])" office:value-type="float" office:value="7" calcext:value-type="float">
            <text:p>7</text:p>
          </table:table-cell>
          <table:table-cell table:style-name="ce18" table:formula="of:=SUM([.O323:.O337])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4"/>
          <table:table-cell table:style-name="ce18" table:formula="of:=SUM([.AF322:.AF337])" office:value-type="float" office:value="8" calcext:value-type="float">
            <text:p>8</text:p>
          </table:table-cell>
          <table:table-cell table:style-name="ce18" table:formula="of:=SUM([.AG322:.AG337])" office:value-type="float" office:value="1" calcext:value-type="float">
            <text:p>1</text:p>
          </table:table-cell>
          <table:table-cell table:style-name="ce18" table:formula="of:=SUM([.AH322:.AH337])" office:value-type="float" office:value="3" calcext:value-type="float">
            <text:p>3</text:p>
          </table:table-cell>
          <table:table-cell table:style-name="ce18" table:formula="of:=SUM([.AI322:.AI337])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formula="of:=SUM([.AK322:.AK337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number-columns-repeated="3"/>
          <table:table-cell table:style-name="ce65" table:number-columns-repeated="3"/>
          <table:table-cell table:style-name="ce107" table:number-columns-repeated="3"/>
          <table:table-cell table:style-name="ce126" table:formula="of:=SUM([.J338:.P338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72" table:formula="of:=SUM([.Q338:.W338])/2" office:value-type="float" office:value="1" calcext:value-type="float">
            <text:p>1</text:p>
          </table:table-cell>
          <table:table-cell table:style-name="ce13" table:number-columns-repeated="6"/>
          <table:table-cell table:style-name="ce203"/>
          <table:table-cell table:style-name="ce13"/>
          <table:table-cell table:style-name="ce107" table:number-columns-repeated="4"/>
          <table:table-cell table:style-name="ce65"/>
          <table:table-cell table:style-name="ce172" table:formula="of:=SUM([.AE337:.AK337])/2" office:value-type="float" office:value="0" calcext:value-type="float">
            <text:p>0</text:p>
          </table:table-cell>
          <table:table-cell table:style-name="ce232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style-name="ce68" table:formula="of:=[.P339]/6" office:value-type="float" office:value="1.66666666666667" calcext:value-type="float">
            <text:p>1.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39]/7" office:value-type="float" office:value="0.142857142857143" calcext:value-type="float">
            <text:p>0.1428571429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39]/6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2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2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2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2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89"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LE</text:p>
          </table:table-cell>
          <table:table-cell table:style-name="ce20"/>
          <table:table-cell table:style-name="ce32" office:value-type="string" calcext:value-type="string">
            <text:p>QU</text:p>
          </table:table-cell>
          <table:table-cell table:style-name="ce32" table:number-columns-repeated="2"/>
          <table:table-cell table:style-name="ce89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/>
          <table:table-cell table:style-name="ce156"/>
          <table:table-cell table:number-columns-repeated="978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office:value-type="string" calcext:value-type="string">
            <text:p>s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89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0"/>
          <table:table-cell table:style-name="ce32" table:number-columns-repeated="3"/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2"/>
          <table:table-cell table:style-name="ce32" office:value-type="string" calcext:value-type="string">
            <text:p>K</text:p>
          </table:table-cell>
          <table:table-cell table:style-name="ce89"/>
          <table:table-cell table:style-name="ce32" table:number-columns-repeated="2"/>
          <table:table-cell table:style-name="ce20"/>
          <table:table-cell table:style-name="ce32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ce95" table:number-columns-repeated="6"/>
          <table:table-cell table:style-name="ce137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 table:number-columns-repeated="4"/>
          <table:table-cell/>
          <table:table-cell table:style-name="ce18" table:formula="of:=SUM([.L344:.L358])" office:value-type="float" office:value="7" calcext:value-type="float">
            <text:p>7</text:p>
          </table:table-cell>
          <table:table-cell table:style-name="ce18" table:formula="of:=SUM([.M344:.M358])" office:value-type="float" office:value="8" calcext:value-type="float">
            <text:p>8</text:p>
          </table:table-cell>
          <table:table-cell table:style-name="ce18"/>
          <table:table-cell table:style-name="ce18" table:formula="of:=SUM([.O344:.O358])" office:value-type="float" office:value="6" calcext:value-type="float">
            <text:p>6</text:p>
          </table:table-cell>
          <table:table-cell table:style-name="ce18" table:formula="of:=SUM([.P344:.P358])" office:value-type="float" office:value="7" calcext:value-type="float">
            <text:p>7</text:p>
          </table:table-cell>
          <table:table-cell table:style-name="ce18"/>
          <table:table-cell table:style-name="ce18" table:formula="of:=SUM([.R344:.R358])" office:value-type="float" office:value="3" calcext:value-type="float">
            <text:p>3</text:p>
          </table:table-cell>
          <table:table-cell table:style-name="ce18" table:formula="of:=SUM([.S344:.S358])" office:value-type="float" office:value="3" calcext:value-type="float">
            <text:p>3</text:p>
          </table:table-cell>
          <table:table-cell table:style-name="ce18" table:formula="of:=SUM([.T344:.T358])" office:value-type="float" office:value="4" calcext:value-type="float">
            <text:p>4</text:p>
          </table:table-cell>
          <table:table-cell table:style-name="ce18" table:formula="of:=SUM([.U344:.U358])" office:value-type="float" office:value="6" calcext:value-type="float">
            <text:p>6</text:p>
          </table:table-cell>
          <table:table-cell table:style-name="ce18" table:number-columns-repeated="2"/>
          <table:table-cell table:style-name="ce176" table:number-columns-repeated="2"/>
          <table:table-cell table:style-name="ce176" table:formula="of:=SUM([.Z344:.Z358])" office:value-type="float" office:value="2" calcext:value-type="float">
            <text:p>2</text:p>
          </table:table-cell>
          <table:table-cell table:style-name="ce176" table:formula="of:=SUM([.AA344:.AA358])" office:value-type="float" office:value="4" calcext:value-type="float">
            <text:p>4</text:p>
          </table:table-cell>
          <table:table-cell table:style-name="ce176" table:formula="of:=SUM([.AB344:.AB358])" office:value-type="float" office:value="5" calcext:value-type="float">
            <text:p>5</text:p>
          </table:table-cell>
          <table:table-cell table:style-name="ce176" table:formula="of:=SUM([.AC344:.AC358])" office:value-type="float" office:value="4" calcext:value-type="float">
            <text:p>4</text:p>
          </table:table-cell>
          <table:table-cell table:style-name="ce176" table:formula="of:=SUM([.AD344:.AD358])" office:value-type="float" office:value="5" calcext:value-type="float">
            <text:p>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table:formula="of:=SUM([.AI344:.AI358])" office:value-type="float" office:value="7" calcext:value-type="float">
            <text:p>7</text:p>
          </table:table-cell>
          <table:table-cell table:style-name="ce176" table:formula="of:=SUM([.AJ344:.AJ358])" office:value-type="float" office:value="3" calcext:value-type="float">
            <text:p>3</text:p>
          </table:table-cell>
          <table:table-cell table:style-name="ce176" table:formula="of:=SUM([.AK344:.AK358])" office:value-type="float" office:value="2" calcext:value-type="float">
            <text:p>2</text:p>
          </table:table-cell>
          <table:table-cell table:style-name="ce176"/>
          <table:table-cell table:style-name="ce176" table:formula="of:=SUM([.AM344:.AM358])" office:value-type="float" office:value="5" calcext:value-type="float">
            <text:p>5</text:p>
          </table:table-cell>
          <table:table-cell table:style-name="ce241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18" office:value-type="string" calcext:value-type="string">
            <text:p>SQL</text:p>
          </table:table-cell>
          <table:table-cell table:style-name="ce118"/>
          <table:table-cell table:style-name="ce133"/>
          <table:table-cell table:style-name="ce138" table:formula="of:=SUM([.K359:.R359])/2" office:value-type="float" office:value="15.5" calcext:value-type="float">
            <text:p>15.5</text:p>
          </table:table-cell>
          <table:table-cell table:style-name="ce118"/>
          <table:table-cell table:style-name="ce30" office:value-type="string" calcext:value-type="string">
            <text:p>Ruby On Rails</text:p>
          </table:table-cell>
          <table:table-cell table:style-name="ce30"/>
          <table:table-cell table:style-name="ce133" table:number-columns-repeated="2"/>
          <table:table-cell table:style-name="ce177"/>
          <table:table-cell table:style-name="ce183" table:formula="of:=SUM([.S359:.Y359])/2" office:value-type="float" office:value="6.5" calcext:value-type="float">
            <text:p>6.5</text:p>
          </table:table-cell>
          <table:table-cell table:style-name="ce30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10" table:formula="of:=SUM([.Z359:.AF359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24" office:value-type="string" calcext:value-type="string">
            <text:p>RoR</text:p>
          </table:table-cell>
          <table:table-cell table:style-name="ce227" office:value-type="string" calcext:value-type="string">
            <text:p>LINUX</text:p>
          </table:table-cell>
          <table:table-cell table:style-name="ce133"/>
          <table:table-cell table:style-name="ce235" table:formula="of:=SUM([.AG358:.AM358])/2" office:value-type="float" office:value="0" calcext:value-type="float">
            <text:p>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60]/7" office:value-type="float" office:value="2.21428571428571" calcext:value-type="float">
            <text:p>2.2142857143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60]/7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60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60]/7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 table:number-columns-repeated="10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2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2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2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2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5" office:value-type="date" office:date-value="2016-03-07" calcext:value-type="date">
            <text:p>7</text:p>
          </table:table-cell>
          <table:table-cell table:style-name="ce15" office:value-type="date" office:date-value="2016-03-08" calcext:value-type="date">
            <text:p>8</text:p>
          </table:table-cell>
          <table:table-cell table:style-name="ce15" office:value-type="date" office:date-value="2016-03-09" calcext:value-type="date">
            <text:p>9</text:p>
          </table:table-cell>
          <table:table-cell table:style-name="ce15" office:value-type="date" office:date-value="2016-03-10" calcext:value-type="date">
            <text:p>10</text:p>
          </table:table-cell>
          <table:table-cell table:style-name="ce15" office:value-type="date" office:date-value="2016-03-11" calcext:value-type="date">
            <text:p>11</text:p>
          </table:table-cell>
          <table:table-cell table:style-name="ce15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5" office:value-type="date" office:date-value="2016-03-14" calcext:value-type="date">
            <text:p>14</text:p>
          </table:table-cell>
          <table:table-cell table:style-name="ce15" office:value-type="date" office:date-value="2016-03-15" calcext:value-type="date">
            <text:p>15</text:p>
          </table:table-cell>
          <table:table-cell table:style-name="ce15" office:value-type="date" office:date-value="2016-03-16" calcext:value-type="date">
            <text:p>16</text:p>
          </table:table-cell>
          <table:table-cell table:style-name="ce15" office:value-type="date" office:date-value="2016-03-17" calcext:value-type="date">
            <text:p>17</text:p>
          </table:table-cell>
          <table:table-cell table:style-name="ce15" office:value-type="date" office:date-value="2016-03-18" calcext:value-type="date">
            <text:p>18</text:p>
          </table:table-cell>
          <table:table-cell table:style-name="ce15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5" office:value-type="date" office:date-value="2016-03-21" calcext:value-type="date">
            <text:p>21</text:p>
          </table:table-cell>
          <table:table-cell table:style-name="ce15" office:value-type="date" office:date-value="2016-03-22" calcext:value-type="date">
            <text:p>22</text:p>
          </table:table-cell>
          <table:table-cell table:style-name="ce15" office:value-type="date" office:date-value="2016-03-23" calcext:value-type="date">
            <text:p>23</text:p>
          </table:table-cell>
          <table:table-cell table:style-name="ce15" office:value-type="date" office:date-value="2016-03-24" calcext:value-type="date">
            <text:p>24</text:p>
          </table:table-cell>
          <table:table-cell table:style-name="ce15" office:value-type="date" office:date-value="2016-03-25" calcext:value-type="date">
            <text:p>25</text:p>
          </table:table-cell>
          <table:table-cell table:style-name="ce15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5" office:value-type="date" office:date-value="2016-03-28" calcext:value-type="date">
            <text:p>28</text:p>
          </table:table-cell>
          <table:table-cell table:style-name="ce15" office:value-type="date" office:date-value="2016-03-29" calcext:value-type="date">
            <text:p>29</text:p>
          </table:table-cell>
          <table:table-cell table:style-name="ce15" office:value-type="date" office:date-value="2016-03-30" calcext:value-type="date">
            <text:p>30</text:p>
          </table:table-cell>
          <table:table-cell table:style-name="ce15" office:value-type="date" office:date-value="2016-03-31" calcext:value-type="date">
            <text:p>31</text:p>
          </table:table-cell>
          <table:table-cell table:style-name="ce15" office:value-type="date" office:date-value="2016-04-01" calcext:value-type="date">
            <text:p>1</text:p>
          </table:table-cell>
          <table:table-cell table:style-name="ce15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2" table:number-columns-repeated="6"/>
          <table:table-cell table:style-name="ce89"/>
          <table:table-cell table:style-name="ce32" table:number-columns-repeated="2"/>
          <table:table-cell table:style-name="ce32" office:value-type="string" calcext:value-type="string">
            <text:p>MA</text:p>
          </table:table-cell>
          <table:table-cell table:style-name="ce32" table:number-columns-repeated="3"/>
          <table:table-cell table:style-name="ce89"/>
          <table:table-cell table:style-name="ce32" table:number-columns-repeated="3"/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r</text:p>
          </table:table-cell>
          <table:table-cell table:style-name="ce32"/>
          <table:table-cell table:style-name="ce89"/>
          <table:table-cell table:style-name="ce32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2"/>
          <table:table-cell table:number-columns-repeated="5"/>
          <table:table-cell table:style-name="ce88"/>
          <table:table-cell table:style-name="ce32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2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 table:number-columns-repeated="2"/>
          <table:table-cell table:style-name="Default" table:number-columns-repeated="8"/>
          <table:table-cell table:style-name="ce32" table:number-columns-repeated="6"/>
          <table:table-cell table:style-name="ce89"/>
          <table:table-cell table:style-name="ce32" table:number-columns-repeated="6"/>
          <table:table-cell table:style-name="ce89"/>
          <table:table-cell table:style-name="ce32" table:number-columns-repeated="3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89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16"/>
          <table:table-cell table:style-name="ce4" table:number-columns-repeated="2"/>
          <table:table-cell table:style-name="ce178" table:number-columns-repeated="4"/>
          <table:table-cell table:style-name="ce196"/>
          <table:table-cell table:style-name="ce178" table:number-columns-repeated="6"/>
          <table:table-cell table:style-name="ce196"/>
          <table:table-cell table:style-name="ce178" table:number-columns-repeated="4"/>
          <table:table-cell table:style-name="ce4" table:number-columns-repeated="2"/>
          <table:table-cell table:style-name="ce11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7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8" table:formula="of:=SUM([.X365:.X379])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SUM([.AA365:.AA379])" office:value-type="float" office:value="2" calcext:value-type="float">
            <text:p>2</text:p>
          </table:table-cell>
          <table:table-cell table:style-name="ce18"/>
          <table:table-cell table:style-name="ce18" table:formula="of:=SUM([.AC365:.AC379])" office:value-type="float" office:value="6" calcext:value-type="float">
            <text:p>6</text:p>
          </table:table-cell>
          <table:table-cell table:style-name="ce18"/>
          <table:table-cell table:style-name="ce18" table:formula="of:=SUM([.AE365:.AE379])" office:value-type="float" office:value="6" calcext:value-type="float">
            <text:p>6</text:p>
          </table:table-cell>
          <table:table-cell table:style-name="ce18" table:number-columns-repeated="2"/>
          <table:table-cell table:style-name="ce18" table:formula="of:=SUM([.AH365:.AH379])" office:value-type="float" office:value="8" calcext:value-type="float">
            <text:p>8</text:p>
          </table:table-cell>
          <table:table-cell table:style-name="ce18" table:formula="of:=SUM([.AI365:.AI379])" office:value-type="float" office:value="2" calcext:value-type="float">
            <text:p>2</text:p>
          </table:table-cell>
          <table:table-cell table:style-name="ce18" table:formula="of:=SUM([.AJ365:.AJ379])" office:value-type="float" office:value="7" calcext:value-type="float">
            <text:p>7</text:p>
          </table:table-cell>
          <table:table-cell table:style-name="ce18" table:formula="of:=SUM([.AK365:.AK379])" office:value-type="float" office:value="8" calcext:value-type="float">
            <text:p>8</text:p>
          </table:table-cell>
          <table:table-cell table:style-name="ce18" table:formula="of:=SUM([.AL365:.AL379])" office:value-type="float" office:value="2" calcext:value-type="float">
            <text:p>2</text:p>
          </table:table-cell>
          <table:table-cell table:style-name="ce18" table:formula="of:=SUM([.AM365:.AM379])" office:value-type="float" office:value="10" calcext:value-type="float">
            <text:p>10</text:p>
          </table:table-cell>
          <table:table-cell table:style-name="ce18" table:formula="of:=SUM([.AN365:.AN379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380:.AB380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380:.AI380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60:.AQ360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381]/7/2" office:value-type="float" office:value="0.214285714285714" calcext:value-type="float">
            <text:p>0.2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381]/7" office:value-type="float" office:value="1.57142857142857" calcext:value-type="float">
            <text:p>1.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381]/7/2" office:value-type="float" office:value="0" calcext:value-type="float">
            <text:p>0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5" office:value-type="date" office:date-value="2016-02-08" calcext:value-type="date">
            <text:p>8</text:p>
          </table:table-cell>
          <table:table-cell table:style-name="ce15" office:value-type="date" office:date-value="2016-02-09" calcext:value-type="date">
            <text:p>9</text:p>
          </table:table-cell>
          <table:table-cell table:style-name="ce15" office:value-type="date" office:date-value="2016-02-10" calcext:value-type="date">
            <text:p>10</text:p>
          </table:table-cell>
          <table:table-cell table:style-name="ce15" office:value-type="date" office:date-value="2016-02-11" calcext:value-type="date">
            <text:p>11</text:p>
          </table:table-cell>
          <table:table-cell table:style-name="ce15" office:value-type="date" office:date-value="2016-02-12" calcext:value-type="date">
            <text:p>12</text:p>
          </table:table-cell>
          <table:table-cell table:style-name="ce15" office:value-type="date" office:date-value="2016-02-13" calcext:value-type="date">
            <text:p>13</text:p>
          </table:table-cell>
          <table:table-cell table:style-name="ce15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2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5" office:value-type="date" office:date-value="2016-03-03" calcext:value-type="date">
            <text:p>3</text:p>
          </table:table-cell>
          <table:table-cell table:style-name="ce15" office:value-type="date" office:date-value="2016-03-04" calcext:value-type="date">
            <text:p>4</text:p>
          </table:table-cell>
          <table:table-cell table:style-name="ce15" office:value-type="date" office:date-value="2016-03-05" calcext:value-type="date">
            <text:p>5</text:p>
          </table:table-cell>
          <table:table-cell table:style-name="ce15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2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/>
          <table:table-cell table:style-name="Default" table:number-columns-repeated="13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8"/>
          <table:table-cell table:style-name="ce32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style-name="ce32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8"/>
          <table:table-cell table:number-columns-repeated="2"/>
          <table:table-cell table:formula="of:=SUM([.R387:.R401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number-columns-repeated="4"/>
          <table:table-cell table:style-name="Default" table:number-columns-repeated="5"/>
          <table:table-cell table:number-columns-repeated="6"/>
          <table:table-cell table:style-name="ce164" table:formula="of:=SUM([.P402:.V402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1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 table:style-name="Default" table:number-columns-repeated="9"/>
          <table:table-cell table:number-columns-repeated="6"/>
          <table:table-cell table:formula="of:=[.V403]/7/2" office:value-type="float" office:value="0.107142857142857" calcext:value-type="float">
            <text:p>0.1071428571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ce15" office:value-type="date" office:date-value="2015-09-28" calcext:value-type="date">
            <text:p>28</text:p>
          </table:table-cell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6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36"/>
          <table:table-cell table:style-name="ce242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9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2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2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2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5" office:value-type="date" office:date-value="2016-01-28" calcext:value-type="date">
            <text:p>28</text:p>
          </table:table-cell>
          <table:table-cell table:style-name="ce15" office:value-type="date" office:date-value="2016-01-29" calcext:value-type="date">
            <text:p>29</text:p>
          </table:table-cell>
          <table:table-cell table:style-name="ce15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6"/>
          <table:table-cell table:style-name="ce3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6"/>
          <table:table-cell table:style-name="ce3"/>
          <table:table-cell table:style-name="Default" table:number-columns-repeated="4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ce3"/>
          <table:table-cell table:style-name="Default" table:number-columns-repeated="4"/>
          <table:table-cell table:style-name="ce32" table:number-columns-repeated="13"/>
          <table:table-cell table:style-name="ce32" office:value-type="string" calcext:value-type="string">
            <text:p>e</text:p>
          </table:table-cell>
          <table:table-cell table:style-name="ce32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style-name="Default" table:number-columns-repeated="4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 table:style-name="ce24"/>
          <table:table-cell table:style-name="ce31" table:number-columns-repeated="4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ce19" table:number-columns-repeated="6"/>
          <table:table-cell table:style-name="ce13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34" table:number-columns-repeated="3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4"/>
          <table:table-cell table:style-name="ce237"/>
          <table:table-cell table:style-name="ce36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97" table:formula="of:=SUM([.L409:.L422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09:.O422])" office:value-type="float" office:value="6" calcext:value-type="float">
            <text:p>6</text:p>
          </table:table-cell>
          <table:table-cell table:style-name="ce97" table:formula="of:=SUM([.P409:.P422])" office:value-type="float" office:value="4" calcext:value-type="float">
            <text:p>4</text:p>
          </table:table-cell>
          <table:table-cell table:style-name="ce97" table:formula="of:=SUM([.Q409:.Q422])" office:value-type="float" office:value="6" calcext:value-type="float">
            <text:p>6</text:p>
          </table:table-cell>
          <table:table-cell table:style-name="ce97"/>
          <table:table-cell table:style-name="ce97" table:formula="of:=SUM([.S409:.S422])" office:value-type="float" office:value="5" calcext:value-type="float">
            <text:p>5</text:p>
          </table:table-cell>
          <table:table-cell table:style-name="ce97" table:formula="of:=SUM([.T409:.T422])" office:value-type="float" office:value="8" calcext:value-type="float">
            <text:p>8</text:p>
          </table:table-cell>
          <table:table-cell table:style-name="ce97" table:formula="of:=SUM([.U409:.U422])" office:value-type="float" office:value="2" calcext:value-type="float">
            <text:p>2</text:p>
          </table:table-cell>
          <table:table-cell table:style-name="ce97"/>
          <table:table-cell table:style-name="ce97" table:formula="of:=SUM([.W409:.W422])" office:value-type="float" office:value="7" calcext:value-type="float">
            <text:p>7</text:p>
          </table:table-cell>
          <table:table-cell table:style-name="ce97" table:formula="of:=SUM([.X409:.X422])" office:value-type="float" office:value="5" calcext:value-type="float">
            <text:p>5</text:p>
          </table:table-cell>
          <table:table-cell table:style-name="ce97" table:formula="of:=SUM([.Y409:.Y422])" office:value-type="float" office:value="2" calcext:value-type="float">
            <text:p>2</text:p>
          </table:table-cell>
          <table:table-cell table:style-name="ce97" table:formula="of:=SUM([.Z409:.Z422])" office:value-type="float" office:value="4" calcext:value-type="float">
            <text:p>4</text:p>
          </table:table-cell>
          <table:table-cell table:style-name="ce97" table:formula="of:=SUM([.AA409:.AA422])" office:value-type="float" office:value="5" calcext:value-type="float">
            <text:p>5</text:p>
          </table:table-cell>
          <table:table-cell table:style-name="ce97"/>
          <table:table-cell table:style-name="ce97" table:formula="of:=SUM([.AC409:.AC422])" office:value-type="float" office:value="7" calcext:value-type="float">
            <text:p>7</text:p>
          </table:table-cell>
          <table:table-cell table:style-name="ce97" table:formula="of:=SUM([.AD409:.AD422])" office:value-type="float" office:value="5" calcext:value-type="float">
            <text:p>5</text:p>
          </table:table-cell>
          <table:table-cell table:style-name="ce97" table:formula="of:=SUM([.AE409:.AE422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lack a casarano</text:p>
          </table:table-cell>
          <table:table-cell table:style-name="ce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23:.R423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65"/>
          <table:table-cell table:style-name="ce98" table:number-columns-repeated="2"/>
          <table:table-cell table:style-name="ce184" table:formula="of:=SUM([.S423:.Y423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56" table:formula="of:=SUM([.Z423:.AF423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palestra</text:p>
          </table:table-cell>
          <table:table-cell table:style-name="ce7" office:value-type="date" office:date-value="2015-09-29" calcext:value-type="date">
            <text:p>Tue</text:p>
          </table:table-cell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24]/7/2" office:value-type="float" office:value="0.785714285714286" calcext:value-type="float">
            <text:p>0.7857142857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24]/7/2" office:value-type="float" office:value="1.03571428571429" calcext:value-type="float">
            <text:p>1.0357142857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24]/7/2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5" office:value-type="date" office:date-value="2015-09-29" calcext:value-type="date">
            <text:p>29</text:p>
          </table:table-cell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27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2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15" office:value-type="date" office:date-value="2015-11-30" calcext:value-type="date">
            <text:p>30</text:p>
          </table:table-cell>
          <table:table-cell table:style-name="ce15" office:value-type="date" office:date-value="2015-12-01" calcext:value-type="date">
            <text:p>1</text:p>
          </table:table-cell>
          <table:table-cell table:style-name="ce15" office:value-type="date" office:date-value="2015-12-02" calcext:value-type="date">
            <text:p>2</text:p>
          </table:table-cell>
          <table:table-cell table:style-name="ce15" office:value-type="date" office:date-value="2015-12-03" calcext:value-type="date">
            <text:p>3</text:p>
          </table:table-cell>
          <table:table-cell table:style-name="ce15" office:value-type="date" office:date-value="2015-12-04" calcext:value-type="date">
            <text:p>4</text:p>
          </table:table-cell>
          <table:table-cell table:style-name="ce15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5" office:value-type="date" office:date-value="2015-12-07" calcext:value-type="date">
            <text:p>7</text:p>
          </table:table-cell>
          <table:table-cell table:style-name="ce15" office:value-type="date" office:date-value="2015-12-08" calcext:value-type="date">
            <text:p>8</text:p>
          </table:table-cell>
          <table:table-cell table:style-name="ce15" office:value-type="date" office:date-value="2015-12-09" calcext:value-type="date">
            <text:p>9</text:p>
          </table:table-cell>
          <table:table-cell table:style-name="ce15" office:value-type="date" office:date-value="2015-12-10" calcext:value-type="date">
            <text:p>10</text:p>
          </table:table-cell>
          <table:table-cell table:style-name="ce15" office:value-type="date" office:date-value="2015-12-11" calcext:value-type="date">
            <text:p>11</text:p>
          </table:table-cell>
          <table:table-cell table:style-name="ce15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5" office:value-type="date" office:date-value="2015-12-14" calcext:value-type="date">
            <text:p>14</text:p>
          </table:table-cell>
          <table:table-cell table:style-name="ce15" office:value-type="date" office:date-value="2015-12-15" calcext:value-type="date">
            <text:p>15</text:p>
          </table:table-cell>
          <table:table-cell table:style-name="ce15" office:value-type="date" office:date-value="2015-12-16" calcext:value-type="date">
            <text:p>16</text:p>
          </table:table-cell>
          <table:table-cell table:style-name="ce15" office:value-type="date" office:date-value="2015-12-17" calcext:value-type="date">
            <text:p>17</text:p>
          </table:table-cell>
          <table:table-cell table:style-name="ce15" office:value-type="date" office:date-value="2015-12-18" calcext:value-type="date">
            <text:p>18</text:p>
          </table:table-cell>
          <table:table-cell table:style-name="ce15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5" office:value-type="date" office:date-value="2015-12-21" calcext:value-type="date">
            <text:p>21</text:p>
          </table:table-cell>
          <table:table-cell table:style-name="ce15" office:value-type="date" office:date-value="2015-12-22" calcext:value-type="date">
            <text:p>22</text:p>
          </table:table-cell>
          <table:table-cell table:style-name="ce15" office:value-type="date" office:date-value="2015-12-23" calcext:value-type="date">
            <text:p>23</text:p>
          </table:table-cell>
          <table:table-cell table:style-name="ce15" office:value-type="date" office:date-value="2015-12-24" calcext:value-type="date">
            <text:p>24</text:p>
          </table:table-cell>
          <table:table-cell table:style-name="ce15" office:value-type="date" office:date-value="2015-12-25" calcext:value-type="date">
            <text:p>25</text:p>
          </table:table-cell>
          <table:table-cell table:style-name="ce15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5" office:value-type="date" office:date-value="2015-12-28" calcext:value-type="date">
            <text:p>28</text:p>
          </table:table-cell>
          <table:table-cell table:style-name="ce15" office:value-type="date" office:date-value="2015-12-29" calcext:value-type="date">
            <text:p>29</text:p>
          </table:table-cell>
          <table:table-cell table:style-name="ce15" office:value-type="date" office:date-value="2015-12-30" calcext:value-type="date">
            <text:p>30</text:p>
          </table:table-cell>
          <table:table-cell table:style-name="ce15" office:value-type="date" office:date-value="2015-12-31" calcext:value-type="date">
            <text:p>31</text:p>
          </table:table-cell>
          <table:table-cell table:style-name="ce15" office:value-type="date" office:date-value="2016-01-01" calcext:value-type="date">
            <text:p>1</text:p>
          </table:table-cell>
          <table:table-cell table:style-name="ce15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3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number-columns-repeated="2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3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style-name="ce33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 office:value-type="float" office:value="2" calcext:value-type="float">
            <text:p>2</text:p>
          </table:table-cell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/>
          <table:table-cell table:style-name="ce33"/>
          <table:table-cell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88"/>
          <table:table-cell table:style-name="ce33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6"/>
          <table:table-cell table:style-name="ce32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7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6"/>
          <table:table-cell table:style-name="ce110"/>
          <table:table-cell table:style-name="ce34" table:number-columns-repeated="2"/>
          <table:table-cell table:style-name="ce218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ce18" table:formula="of:=SUM([.H429:.H442])" office:value-type="float" office:value="4" calcext:value-type="float">
            <text:p>4</text:p>
          </table:table-cell>
          <table:table-cell table:style-name="ce18" table:formula="of:=SUM([.I429:.I442])" office:value-type="float" office:value="2" calcext:value-type="float">
            <text:p>2</text:p>
          </table:table-cell>
          <table:table-cell table:style-name="ce18" table:formula="of:=SUM([.J429:.J442])" office:value-type="float" office:value="9" calcext:value-type="float">
            <text:p>9</text:p>
          </table:table-cell>
          <table:table-cell table:style-name="ce18" table:formula="of:=SUM([.K429:.K442])" office:value-type="float" office:value="10" calcext:value-type="float">
            <text:p>10</text:p>
          </table:table-cell>
          <table:table-cell table:style-name="ce18" table:formula="of:=SUM([.L429:.L442])" office:value-type="float" office:value="7" calcext:value-type="float">
            <text:p>7</text:p>
          </table:table-cell>
          <table:table-cell table:style-name="ce18" table:formula="of:=SUM([.M429:.M442])" office:value-type="float" office:value="9" calcext:value-type="float">
            <text:p>9</text:p>
          </table:table-cell>
          <table:table-cell table:style-name="ce18" table:formula="of:=SUM([.N429:.N442])" office:value-type="float" office:value="4" calcext:value-type="float">
            <text:p>4</text:p>
          </table:table-cell>
          <table:table-cell table:style-name="ce18" table:formula="of:=SUM([.O429:.O442])" office:value-type="float" office:value="8" calcext:value-type="float">
            <text:p>8</text:p>
          </table:table-cell>
          <table:table-cell table:style-name="ce18" table:formula="of:=SUM([.P429:.P442])" office:value-type="float" office:value="8" calcext:value-type="float">
            <text:p>8</text:p>
          </table:table-cell>
          <table:table-cell table:style-name="ce18" table:formula="of:=SUM([.Q429:.Q442])" office:value-type="float" office:value="5" calcext:value-type="float">
            <text:p>5</text:p>
          </table:table-cell>
          <table:table-cell table:style-name="ce18" table:formula="of:=SUM([.R429:.R442])" office:value-type="float" office:value="9" calcext:value-type="float">
            <text:p>9</text:p>
          </table:table-cell>
          <table:table-cell table:style-name="ce18" table:formula="of:=SUM([.S429:.S442])" office:value-type="float" office:value="10" calcext:value-type="float">
            <text:p>10</text:p>
          </table:table-cell>
          <table:table-cell table:style-name="ce18" table:formula="of:=SUM([.T429:.T442])" office:value-type="float" office:value="7" calcext:value-type="float">
            <text:p>7</text:p>
          </table:table-cell>
          <table:table-cell table:style-name="ce18"/>
          <table:table-cell table:style-name="ce18" table:formula="of:=SUM([.V429:.V442])" office:value-type="float" office:value="6" calcext:value-type="float">
            <text:p>6</text:p>
          </table:table-cell>
          <table:table-cell table:style-name="ce18" table:formula="of:=SUM([.W429:.W442])" office:value-type="float" office:value="9" calcext:value-type="float">
            <text:p>9</text:p>
          </table:table-cell>
          <table:table-cell table:style-name="ce18" table:formula="of:=SUM([.X429:.X442])" office:value-type="float" office:value="8" calcext:value-type="float">
            <text:p>8</text:p>
          </table:table-cell>
          <table:table-cell table:style-name="ce18"/>
          <table:table-cell table:style-name="ce18" table:formula="of:=SUM([.Z429:.Z442])" office:value-type="float" office:value="4" calcext:value-type="float">
            <text:p>4</text:p>
          </table:table-cell>
          <table:table-cell table:style-name="ce18" table:formula="of:=SUM([.AA429:.AA442])" office:value-type="float" office:value="5" calcext:value-type="float">
            <text:p>5</text:p>
          </table:table-cell>
          <table:table-cell table:style-name="ce18"/>
          <table:table-cell table:style-name="ce18" table:formula="of:=SUM([.AC429:.AC442])" office:value-type="float" office:value="2" calcext:value-type="float">
            <text:p>2</text:p>
          </table:table-cell>
          <table:table-cell table:style-name="ce18" table:formula="of:=SUM([.AD429:.AD442])" office:value-type="float" office:value="3" calcext:value-type="float">
            <text:p>3</text:p>
          </table:table-cell>
          <table:table-cell table:style-name="ce18" table:formula="of:=SUM([.AE429:.AE442])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SUM([.AH429:.AH442])" office:value-type="float" office:value="3" calcext:value-type="float">
            <text:p>3</text:p>
          </table:table-cell>
          <table:table-cell table:style-name="ce18" table:formula="of:=SUM([.AI429:.AI442])" office:value-type="float" office:value="3" calcext:value-type="float">
            <text:p>3</text:p>
          </table:table-cell>
          <table:table-cell table:style-name="ce18" table:formula="of:=SUM([.AJ429:.AJ442])" office:value-type="float" office:value="5" calcext:value-type="float">
            <text:p>5</text:p>
          </table:table-cell>
          <table:table-cell table:style-name="ce18" table:formula="of:=SUM([.AK429:.AK442])" office:value-type="float" office:value="4" calcext:value-type="float">
            <text:p>4</text:p>
          </table:table-cell>
          <table:table-cell table:style-name="ce18" table:formula="of:=SUM([.AL429:.AL442])" office:value-type="float" office:value="6" calcext:value-type="float">
            <text:p>6</text:p>
          </table:table-cell>
          <table:table-cell table:style-name="ce18" table:formula="of:=SUM([.AM429:.AM442])" office:value-type="float" office:value="6" calcext:value-type="float">
            <text:p>6</text:p>
          </table:table-cell>
          <table:table-cell table:style-name="ce18" table:formula="of:=SUM([.AN429:.AN442])" office:value-type="float" office:value="1" calcext:value-type="float">
            <text:p>1</text:p>
          </table:table-cell>
          <table:table-cell table:style-name="ce18" table:formula="of:=SUM([.AO429:.AO442])" office:value-type="float" office:value="5" calcext:value-type="float">
            <text:p>5</text:p>
          </table:table-cell>
          <table:table-cell table:style-name="ce24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style-name="ce3" office:value-type="string" calcext:value-type="string">
            <text:p>SANGUEEE</text:p>
          </table:table-cell>
          <table:table-cell table:style-name="ce35" office:value-type="string" calcext:value-type="string">
            <text:p>w3r</text:p>
          </table:table-cell>
          <table:table-cell table:number-columns-repeated="2" table:style-name="ce35" office:value-type="string" calcext:value-type="string">
            <text:p>Date, functions asmarterwaytolearn</text:p>
          </table:table-cell>
          <table:table-cell table:number-columns-repeated="3" table:style-name="ce35" office:value-type="string" calcext:value-type="string">
            <text:p>w3r</text:p>
          </table:table-cell>
          <table:table-cell table:style-name="ce111" table:formula="of:=SUM([.H443:.N443])/2" office:value-type="float" office:value="22.5" calcext:value-type="float">
            <text:p>22.5</text:p>
          </table:table-cell>
          <table:table-cell table:number-columns-repeated="5" table:style-name="ce35" office:value-type="string" calcext:value-type="string">
            <text:p>w3r</text:p>
          </table:table-cell>
          <table:table-cell table:style-name="ce35"/>
          <table:table-cell table:style-name="ce153" table:formula="of:=SUM([.O443:.U443])/2" office:value-type="float" office:value="23.5" calcext:value-type="float">
            <text:p>23.5</text:p>
          </table:table-cell>
          <table:table-cell table:style-name="ce35" table:number-columns-repeated="2"/>
          <table:table-cell table:style-name="ce35" office:value-type="string" calcext:value-type="string">
            <text:p>progetto Javascript finito</text:p>
          </table:table-cell>
          <table:table-cell/>
          <table:table-cell table:style-name="ce187" office:value-type="string" calcext:value-type="string">
            <text:p>Ruby</text:p>
          </table:table-cell>
          <table:table-cell table:style-name="ce187"/>
          <table:table-cell table:style-name="ce197" table:formula="of:=SUM([.V443:.AB443])/2" office:value-type="float" office:value="16" calcext:value-type="float">
            <text:p>16</text:p>
          </table:table-cell>
          <table:table-cell table:style-name="ce187" table:number-columns-repeated="3"/>
          <table:table-cell table:number-columns-repeated="2"/>
          <table:table-cell table:style-name="ce187" office:value-type="string" calcext:value-type="string">
            <text:p>libro wgr</text:p>
          </table:table-cell>
          <table:table-cell table:style-name="ce197" table:formula="of:=SUM([.AC443:.AI443])/2" office:value-type="float" office:value="8" calcext:value-type="float">
            <text:p>8</text:p>
          </table:table-cell>
          <table:table-cell table:style-name="ce187"/>
          <table:table-cell table:style-name="ce187" office:value-type="string" calcext:value-type="string">
            <text:p>libro l2p</text:p>
          </table:table-cell>
          <table:table-cell table:style-name="ce187" table:number-columns-repeated="2"/>
          <table:table-cell table:style-name="Default"/>
          <table:table-cell/>
          <table:table-cell table:style-name="ce111" table:formula="of:=SUM([.AJ418:.AP418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Default"/>
          <table:table-cell table:style-name="ce3" office:value-type="string" calcext:value-type="string">
            <text:p>macchine matteo</text:p>
          </table:table-cell>
          <table:table-cell table:number-columns-repeated="6"/>
          <table:table-cell table:formula="of:=[.N444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44]/6/2" office:value-type="float" office:value="1.95833333333333" calcext:value-type="float">
            <text:p>1.958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44]/7/2" office:value-type="float" office:value="1.14285714285714" calcext:value-type="float">
            <text:p>1.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44]/7/2" office:value-type="float" office:value="0.571428571428571" calcext:value-type="float">
            <text:p>0.5714285714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44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ce3" office:value-type="string" calcext:value-type="string">
            <text:p>sonno</text:p>
          </table:table-cell>
          <table:table-cell table:style-name="Default" table:number-columns-repeated="5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style-name="ce36" table:number-columns-repeated="5"/>
          <table:table-cell table:style-name="ce34"/>
          <table:table-cell table:style-name="ce7" table:number-columns-repeated="2"/>
          <table:table-cell/>
          <table:table-cell table:style-name="ce7" table:number-columns-repeated="3"/>
          <table:table-cell table:style-name="ce147"/>
          <table:table-cell table:style-name="ce7" table:number-columns-repeated="4"/>
          <table:table-cell/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ce7" table:number-columns-repeated="6"/>
          <table:table-cell table:style-name="ce147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47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Default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5" office:value-type="date" office:date-value="2015-11-03" calcext:value-type="date">
            <text:p>3</text:p>
          </table:table-cell>
          <table:table-cell table:style-name="ce15" office:value-type="date" office:date-value="2015-11-04" calcext:value-type="date">
            <text:p>4</text:p>
          </table:table-cell>
          <table:table-cell table:style-name="ce15" office:value-type="date" office:date-value="2015-11-05" calcext:value-type="date">
            <text:p>5</text:p>
          </table:table-cell>
          <table:table-cell table:style-name="ce15" office:value-type="date" office:date-value="2015-11-06" calcext:value-type="date">
            <text:p>6</text:p>
          </table:table-cell>
          <table:table-cell table:style-name="ce15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5" office:value-type="date" office:date-value="2015-11-09" calcext:value-type="date">
            <text:p>9</text:p>
          </table:table-cell>
          <table:table-cell table:style-name="ce15" office:value-type="date" office:date-value="2015-11-10" calcext:value-type="date">
            <text:p>10</text:p>
          </table:table-cell>
          <table:table-cell table:style-name="ce15" office:value-type="date" office:date-value="2015-11-11" calcext:value-type="date">
            <text:p>11</text:p>
          </table:table-cell>
          <table:table-cell table:style-name="ce15" office:value-type="date" office:date-value="2015-11-12" calcext:value-type="date">
            <text:p>12</text:p>
          </table:table-cell>
          <table:table-cell table:style-name="ce15" office:value-type="date" office:date-value="2015-11-13" calcext:value-type="date">
            <text:p>13</text:p>
          </table:table-cell>
          <table:table-cell table:style-name="ce15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5" office:value-type="date" office:date-value="2015-11-16" calcext:value-type="date">
            <text:p>16</text:p>
          </table:table-cell>
          <table:table-cell table:style-name="ce15" office:value-type="date" office:date-value="2015-11-17" calcext:value-type="date">
            <text:p>17</text:p>
          </table:table-cell>
          <table:table-cell table:style-name="ce15" office:value-type="date" office:date-value="2015-11-18" calcext:value-type="date">
            <text:p>18</text:p>
          </table:table-cell>
          <table:table-cell table:style-name="ce15" office:value-type="date" office:date-value="2015-11-19" calcext:value-type="date">
            <text:p>19</text:p>
          </table:table-cell>
          <table:table-cell table:style-name="ce15" office:value-type="date" office:date-value="2015-11-20" calcext:value-type="date">
            <text:p>20</text:p>
          </table:table-cell>
          <table:table-cell table:style-name="ce15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5" office:value-type="date" office:date-value="2015-11-23" calcext:value-type="date">
            <text:p>23</text:p>
          </table:table-cell>
          <table:table-cell table:style-name="ce15" office:value-type="date" office:date-value="2015-11-24" calcext:value-type="date">
            <text:p>24</text:p>
          </table:table-cell>
          <table:table-cell table:style-name="ce15" office:value-type="date" office:date-value="2015-11-25" calcext:value-type="date">
            <text:p>25</text:p>
          </table:table-cell>
          <table:table-cell table:style-name="ce15" office:value-type="date" office:date-value="2015-11-26" calcext:value-type="date">
            <text:p>26</text:p>
          </table:table-cell>
          <table:table-cell table:style-name="ce15" office:value-type="date" office:date-value="2015-11-27" calcext:value-type="date">
            <text:p>27</text:p>
          </table:table-cell>
          <table:table-cell table:style-name="ce15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2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07" table:number-columns-repeated="6"/>
          <table:table-cell table:style-name="ce2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72" table:formula="of:=SUM([.J452:.J464])" office:value-type="float" office:value="6" calcext:value-type="float">
            <text:p>6</text:p>
          </table:table-cell>
          <table:table-cell table:style-name="ce72" table:formula="of:=SUM([.K452:.K464])" office:value-type="float" office:value="7" calcext:value-type="float">
            <text:p>7</text:p>
          </table:table-cell>
          <table:table-cell table:style-name="ce72" table:formula="of:=SUM([.L452:.L464])" office:value-type="float" office:value="8" calcext:value-type="float">
            <text:p>8</text:p>
          </table:table-cell>
          <table:table-cell table:style-name="ce72" table:formula="of:=SUM([.M452:.M464])" office:value-type="float" office:value="8" calcext:value-type="float">
            <text:p>8</text:p>
          </table:table-cell>
          <table:table-cell table:style-name="ce72" table:formula="of:=SUM([.N452:.N464])" office:value-type="float" office:value="6" calcext:value-type="float">
            <text:p>6</text:p>
          </table:table-cell>
          <table:table-cell table:style-name="ce72" table:formula="of:=SUM([.O452:.O464])" office:value-type="float" office:value="11" calcext:value-type="float">
            <text:p>11</text:p>
          </table:table-cell>
          <table:table-cell table:formula="of:=SUM([.P452:.P464])" office:value-type="float" office:value="3" calcext:value-type="float">
            <text:p>3</text:p>
          </table:table-cell>
          <table:table-cell table:style-name="ce72" table:formula="of:=SUM([.Q452:.Q464])" office:value-type="float" office:value="8" calcext:value-type="float">
            <text:p>8</text:p>
          </table:table-cell>
          <table:table-cell table:style-name="ce72" table:formula="of:=SUM([.R451:.R464])" office:value-type="float" office:value="9" calcext:value-type="float">
            <text:p>9</text:p>
          </table:table-cell>
          <table:table-cell table:style-name="ce72" table:formula="of:=SUM([.S451:.S464])" office:value-type="float" office:value="8" calcext:value-type="float">
            <text:p>8</text:p>
          </table:table-cell>
          <table:table-cell table:style-name="ce72" table:formula="of:=SUM([.T451:.T464])" office:value-type="float" office:value="8" calcext:value-type="float">
            <text:p>8</text:p>
          </table:table-cell>
          <table:table-cell table:style-name="ce72" table:formula="of:=SUM([.U451:.U464])" office:value-type="float" office:value="7" calcext:value-type="float">
            <text:p>7</text:p>
          </table:table-cell>
          <table:table-cell table:style-name="ce72" table:formula="of:=SUM([.V451:.V464])" office:value-type="float" office:value="10" calcext:value-type="float">
            <text:p>10</text:p>
          </table:table-cell>
          <table:table-cell table:style-name="ce72" table:formula="of:=SUM([.W451:.W464])" office:value-type="float" office:value="6" calcext:value-type="float">
            <text:p>6</text:p>
          </table:table-cell>
          <table:table-cell table:style-name="ce72" table:formula="of:=SUM([.X451:.X464])" office:value-type="float" office:value="7" calcext:value-type="float">
            <text:p>7</text:p>
          </table:table-cell>
          <table:table-cell table:style-name="ce72" table:formula="of:=SUM([.Y451:.Y464])" office:value-type="float" office:value="11" calcext:value-type="float">
            <text:p>11</text:p>
          </table:table-cell>
          <table:table-cell table:style-name="ce72" table:formula="of:=SUM([.Z451:.Z464])" office:value-type="float" office:value="7" calcext:value-type="float">
            <text:p>7</text:p>
          </table:table-cell>
          <table:table-cell table:style-name="ce72" table:formula="of:=SUM([.AA451:.AA464])" office:value-type="float" office:value="9" calcext:value-type="float">
            <text:p>9</text:p>
          </table:table-cell>
          <table:table-cell table:style-name="ce72" table:formula="of:=SUM([.AB451:.AB464])" office:value-type="float" office:value="9" calcext:value-type="float">
            <text:p>9</text:p>
          </table:table-cell>
          <table:table-cell table:style-name="ce72" table:formula="of:=SUM([.AC451:.AC464])" office:value-type="float" office:value="8" calcext:value-type="float">
            <text:p>8</text:p>
          </table:table-cell>
          <table:table-cell table:formula="of:=SUM([.AD451:.AD464])" office:value-type="float" office:value="3" calcext:value-type="float">
            <text:p>3</text:p>
          </table:table-cell>
          <table:table-cell table:style-name="ce18" table:formula="of:=SUM([.AE451:.AE464])" office:value-type="float" office:value="1" calcext:value-type="float">
            <text:p>1</text:p>
          </table:table-cell>
          <table:table-cell table:style-name="ce18" table:formula="of:=SUM([.AF451:.AF464])" office:value-type="float" office:value="4" calcext:value-type="float">
            <text:p>4</text:p>
          </table:table-cell>
          <table:table-cell table:style-name="ce18" table:formula="of:=SUM([.AG451:.AG464])" office:value-type="float" office:value="2" calcext:value-type="float">
            <text:p>2</text:p>
          </table:table-cell>
          <table:table-cell table:style-name="ce18" table:formula="of:=SUM([.AH451:.AH464])" office:value-type="float" office:value="9" calcext:value-type="float">
            <text:p>9</text:p>
          </table:table-cell>
          <table:table-cell table:style-name="ce18" table:formula="of:=SUM([.AI451:.AI464])" office:value-type="float" office:value="6" calcext:value-type="float">
            <text:p>6</text:p>
          </table:table-cell>
          <table:table-cell table:style-name="ce18" table:formula="of:=SUM([.AJ451:.AJ464])" office:value-type="float" office:value="10" calcext:value-type="float">
            <text:p>10</text:p>
          </table:table-cell>
          <table:table-cell table:style-name="ce18" table:formula="of:=SUM([.AK451:.AK464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Default"/>
          <table:table-cell table:style-name="ce3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28" table:formula="of:=SUM([.J465:.P465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40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73" table:formula="of:=SUM([.Q465:.W465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04" table:formula="of:=SUM([.X465:.AD465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73" table:formula="of:=SUM([.AE464:.AK464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2"/>
          <table:table-cell table:number-columns-repeated="6"/>
          <table:table-cell table:style-name="ce60" table:formula="of:=[.P466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W466]/6" office:value-type="float" office:value="4.66666666666667" calcext:value-type="float">
            <text:p>4.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D466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0" table:formula="of:=[.AK466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6"/>
          <table:table-cell table:style-name="ce3"/>
          <table:table-cell table:style-name="Default" table:number-columns-repeated="6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" table:number-columns-repeated="16"/>
          <table:table-cell table:style-name="ce42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37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7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8" office:value-type="date" office:date-value="2015-09-30" calcext:value-type="date">
            <text:p>30</text:p>
          </table:table-cell>
          <table:table-cell table:style-name="ce15" office:value-type="date" office:date-value="2015-10-01" calcext:value-type="date">
            <text:p>1</text:p>
          </table:table-cell>
          <table:table-cell table:style-name="ce15" office:value-type="date" office:date-value="2015-10-02" calcext:value-type="date">
            <text:p>2</text:p>
          </table:table-cell>
          <table:table-cell table:style-name="ce15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5" office:value-type="date" office:date-value="2015-10-05" calcext:value-type="date">
            <text:p>5</text:p>
          </table:table-cell>
          <table:table-cell table:style-name="ce15" office:value-type="date" office:date-value="2015-10-06" calcext:value-type="date">
            <text:p>6</text:p>
          </table:table-cell>
          <table:table-cell table:style-name="ce15" office:value-type="date" office:date-value="2015-10-07" calcext:value-type="date">
            <text:p>7</text:p>
          </table:table-cell>
          <table:table-cell table:style-name="ce15" office:value-type="date" office:date-value="2015-10-08" calcext:value-type="date">
            <text:p>8</text:p>
          </table:table-cell>
          <table:table-cell table:style-name="ce15" office:value-type="date" office:date-value="2015-10-09" calcext:value-type="date">
            <text:p>9</text:p>
          </table:table-cell>
          <table:table-cell table:style-name="ce15" office:value-type="date" office:date-value="2015-10-10" calcext:value-type="date">
            <text:p>10</text:p>
          </table:table-cell>
          <table:table-cell table:style-name="ce15" office:value-type="date" office:date-value="2015-10-11" calcext:value-type="date">
            <text:p>11</text:p>
          </table:table-cell>
          <table:table-cell table:style-name="ce15" office:value-type="date" office:date-value="2015-10-12" calcext:value-type="date">
            <text:p>12</text:p>
          </table:table-cell>
          <table:table-cell table:style-name="ce15" office:value-type="date" office:date-value="2015-10-13" calcext:value-type="date">
            <text:p>13</text:p>
          </table:table-cell>
          <table:table-cell table:style-name="ce15" office:value-type="date" office:date-value="2015-10-14" calcext:value-type="date">
            <text:p>14</text:p>
          </table:table-cell>
          <table:table-cell table:style-name="ce15" office:value-type="date" office:date-value="2015-10-15" calcext:value-type="date">
            <text:p>15</text:p>
          </table:table-cell>
          <table:table-cell table:style-name="ce15" office:value-type="date" office:date-value="2015-10-16" calcext:value-type="date">
            <text:p>16</text:p>
          </table:table-cell>
          <table:table-cell table:style-name="ce15" office:value-type="date" office:date-value="2015-10-17" calcext:value-type="date">
            <text:p>17</text:p>
          </table:table-cell>
          <table:table-cell table:style-name="ce15" office:value-type="date" office:date-value="2015-10-18" calcext:value-type="date">
            <text:p>18</text:p>
          </table:table-cell>
          <table:table-cell table:style-name="ce15" office:value-type="date" office:date-value="2015-10-19" calcext:value-type="date">
            <text:p>19</text:p>
          </table:table-cell>
          <table:table-cell table:style-name="ce15" office:value-type="date" office:date-value="2015-10-20" calcext:value-type="date">
            <text:p>20</text:p>
          </table:table-cell>
          <table:table-cell table:style-name="ce15" office:value-type="date" office:date-value="2015-10-21" calcext:value-type="date">
            <text:p>21</text:p>
          </table:table-cell>
          <table:table-cell table:style-name="ce15" office:value-type="date" office:date-value="2015-10-22" calcext:value-type="date">
            <text:p>22</text:p>
          </table:table-cell>
          <table:table-cell table:style-name="ce15" office:value-type="date" office:date-value="2015-10-23" calcext:value-type="date">
            <text:p>23</text:p>
          </table:table-cell>
          <table:table-cell table:style-name="ce15" office:value-type="date" office:date-value="2015-10-24" calcext:value-type="date">
            <text:p>24</text:p>
          </table:table-cell>
          <table:table-cell table:style-name="ce15" office:value-type="date" office:date-value="2015-10-25" calcext:value-type="date">
            <text:p>25</text:p>
          </table:table-cell>
          <table:table-cell table:style-name="ce15" office:value-type="date" office:date-value="2015-10-26" calcext:value-type="date">
            <text:p>26</text:p>
          </table:table-cell>
          <table:table-cell table:style-name="ce15" office:value-type="date" office:date-value="2015-10-27" calcext:value-type="date">
            <text:p>27</text:p>
          </table:table-cell>
          <table:table-cell table:style-name="ce15" office:value-type="date" office:date-value="2015-10-28" calcext:value-type="date">
            <text:p>28</text:p>
          </table:table-cell>
          <table:table-cell table:style-name="ce15" office:value-type="date" office:date-value="2015-10-29" calcext:value-type="date">
            <text:p>29</text:p>
          </table:table-cell>
          <table:table-cell table:style-name="ce15" office:value-type="date" office:date-value="2015-10-30" calcext:value-type="date">
            <text:p>30</text:p>
          </table:table-cell>
          <table:table-cell table:style-name="ce38" office:value-type="date" office:date-value="2015-10-31" calcext:value-type="date">
            <text:p>31</text:p>
          </table:table-cell>
          <table:table-cell table:style-name="ce243" table:formula="of:=SUM([.AR253:.AR266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9"/>
          <table:table-cell table:style-name="ce129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44"/>
          <table:table-cell table:style-name="ce149" office:value-type="string" calcext:value-type="string">
            <text:p>Ostrava</text:p>
          </table:table-cell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98" office:value-type="string" calcext:value-type="string">
            <text:p>Bolo</text:p>
          </table:table-cell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40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ce219"/>
          <table:table-cell table:style-name="Default"/>
          <table:table-cell/>
          <table:table-cell table:style-name="ce7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48"/>
          <table:table-cell table:style-name="ce155"/>
          <table:table-cell table:style-name="ce166"/>
          <table:table-cell table:style-name="ce155"/>
          <table:table-cell table:style-name="ce166"/>
          <table:table-cell table:style-name="ce155"/>
          <table:table-cell table:style-name="ce166"/>
          <table:table-cell table:style-name="ce191"/>
          <table:table-cell table:style-name="ce129"/>
          <table:table-cell table:style-name="ce120"/>
          <table:table-cell table:style-name="ce129"/>
          <table:table-cell table:style-name="ce120"/>
          <table:table-cell table:style-name="ce129"/>
          <table:table-cell table:style-name="ce120"/>
          <table:table-cell table:style-name="ce16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3"/>
          <table:table-cell office:value-type="float" office:value="1" calcext:value-type="float">
            <text:p>1</text:p>
          </table:table-cell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48"/>
          <table:table-cell table:style-name="ce154"/>
          <table:table-cell table:style-name="ce166"/>
          <table:table-cell table:style-name="ce154"/>
          <table:table-cell table:style-name="ce166"/>
          <table:table-cell table:style-name="ce154"/>
          <table:table-cell table:style-name="ce166"/>
          <table:table-cell table:style-name="ce190"/>
          <table:table-cell table:style-name="ce129"/>
          <table:table-cell table:style-name="ce119"/>
          <table:table-cell table:style-name="ce129"/>
          <table:table-cell table:style-name="ce119"/>
          <table:table-cell table:style-name="ce129"/>
          <table:table-cell table:style-name="ce119"/>
          <table:table-cell table:style-name="ce16"/>
          <table:table-cell table:number-columns-repeated="4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ce41"/>
          <table:table-cell table:style-name="ce59" table:number-columns-repeated="3"/>
          <table:table-cell table:style-name="ce101"/>
          <table:table-cell table:style-name="ce59" table:number-columns-repeated="2"/>
          <table:table-cell table:style-name="ce121" table:number-columns-repeated="5"/>
          <table:table-cell table:style-name="ce150"/>
          <table:table-cell table:style-name="ce121" table:number-columns-repeated="6"/>
          <table:table-cell table:style-name="ce192"/>
          <table:table-cell table:style-name="ce121" table:number-columns-repeated="6"/>
          <table:table-cell table:style-name="ce216"/>
          <table:table-cell table:style-name="ce59" table:number-columns-repeated="4"/>
          <table:table-cell table:style-name="ce238"/>
          <table:table-cell table:number-columns-repeated="985"/>
        </table:table-row>
        <table:table-row table:style-name="ro1">
          <table:table-cell table:number-columns-repeated="7"/>
          <table:table-cell table:style-name="ce18" table:formula="of:=SUM([.H472:.H485])" office:value-type="float" office:value="9" calcext:value-type="float">
            <text:p>9</text:p>
          </table:table-cell>
          <table:table-cell table:style-name="ce18" table:formula="of:=SUM([.I472:.I485])" office:value-type="float" office:value="8" calcext:value-type="float">
            <text:p>8</text:p>
          </table:table-cell>
          <table:table-cell table:style-name="ce18" table:formula="of:=SUM([.J472:.J485])" office:value-type="float" office:value="3" calcext:value-type="float">
            <text:p>3</text:p>
          </table:table-cell>
          <table:table-cell table:style-name="ce18" table:formula="of:=SUM([.K472:.K485])" office:value-type="float" office:value="6" calcext:value-type="float">
            <text:p>6</text:p>
          </table:table-cell>
          <table:table-cell table:style-name="ce18" table:formula="of:=SUM([.L472:.L485])" office:value-type="float" office:value="9" calcext:value-type="float">
            <text:p>9</text:p>
          </table:table-cell>
          <table:table-cell table:style-name="ce18" table:formula="of:=SUM([.M472:.M485])" office:value-type="float" office:value="8" calcext:value-type="float">
            <text:p>8</text:p>
          </table:table-cell>
          <table:table-cell table:style-name="ce18" table:formula="of:=SUM([.N472:.N485])" office:value-type="float" office:value="5" calcext:value-type="float">
            <text:p>5</text:p>
          </table:table-cell>
          <table:table-cell table:style-name="ce18" table:number-columns-repeated="20"/>
          <table:table-cell table:style-name="ce18" table:formula="of:=SUM([.AI472:.AI485])" office:value-type="float" office:value="3" calcext:value-type="float">
            <text:p>3</text:p>
          </table:table-cell>
          <table:table-cell table:style-name="ce18" table:formula="of:=SUM([.AJ472:.AJ485])" office:value-type="float" office:value="6" calcext:value-type="float">
            <text:p>6</text:p>
          </table:table-cell>
          <table:table-cell table:style-name="ce18" table:formula="of:=SUM([.AK472:.AK485])" office:value-type="float" office:value="4" calcext:value-type="float">
            <text:p>4</text:p>
          </table:table-cell>
          <table:table-cell table:style-name="ce18" table:formula="of:=SUM([.AL472:.AL485])" office:value-type="float" office:value="5" calcext:value-type="float">
            <text:p>5</text:p>
          </table:table-cell>
          <table:table-cell table:style-name="ce18" table:formula="of:=SUM([.AM472:.AM485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102" table:formula="of:=SUM([.F421:.L421])/2" office:value-type="float" office:value="0" calcext:value-type="float">
            <text:p>0</text:p>
          </table:table-cell>
          <table:table-cell/>
          <table:table-cell table:style-name="ce102" table:formula="of:=SUM([.H490:.K490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56"/>
          <table:table-cell table:style-name="Default" table:number-columns-repeated="6"/>
          <table:table-cell table:number-columns-repeated="2"/>
          <table:table-cell table:style-name="ce73"/>
          <table:table-cell table:style-name="ce35" office:value-type="string" calcext:value-type="string">
            <text:p>JavaScript</text:p>
          </table:table-cell>
          <table:table-cell table:style-name="ce73"/>
          <table:table-cell table:style-name="ce153" table:formula="of:=SUM([.AH465:.AN465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9"/>
          <table:table-cell table:number-columns-repeated="3"/>
          <table:table-cell table:style-name="ce88" table:formula="of:=[.L487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9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ce42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13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/>
          <table:table-cell table:style-name="Default"/>
          <table:table-cell table:style-name="ce15" office:value-type="date" office:date-value="2015-09-18" calcext:value-type="date">
            <text:p>18</text:p>
          </table:table-cell>
          <table:table-cell table:style-name="ce15" office:value-type="date" office:date-value="2015-09-19" calcext:value-type="date">
            <text:p>19</text:p>
          </table:table-cell>
          <table:table-cell table:style-name="ce15" office:value-type="date" office:date-value="2015-09-20" calcext:value-type="date">
            <text:p>20</text:p>
          </table:table-cell>
          <table:table-cell table:style-name="ce15" office:value-type="date" office:date-value="2015-09-21" calcext:value-type="date">
            <text:p>21</text:p>
          </table:table-cell>
          <table:table-cell table:style-name="ce15" office:value-type="date" office:date-value="2015-09-22" calcext:value-type="date">
            <text:p>22</text:p>
          </table:table-cell>
          <table:table-cell table:style-name="ce15" office:value-type="date" office:date-value="2015-09-23" calcext:value-type="date">
            <text:p>23</text:p>
          </table:table-cell>
          <table:table-cell table:style-name="ce15" office:value-type="date" office:date-value="2015-09-24" calcext:value-type="date">
            <text:p>24</text:p>
          </table:table-cell>
          <table:table-cell table:style-name="ce15" office:value-type="date" office:date-value="2015-09-25" calcext:value-type="date">
            <text:p>25</text:p>
          </table:table-cell>
          <table:table-cell table:style-name="ce15" office:value-type="date" office:date-value="2015-09-26" calcext:value-type="date">
            <text:p>26</text:p>
          </table:table-cell>
          <table:table-cell table:style-name="ce15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13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20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1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21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9" calcext:value-type="float">
            <text:p>9</text:p>
          </table:table-cell>
          <table:table-cell table:number-columns-repeated="2" table:style-name="ce188" office:value-type="float" office:value="2" calcext:value-type="float">
            <text:p>2</text:p>
          </table:table-cell>
          <table:table-cell table:style-name="ce188" office:value-type="float" office:value="9" calcext:value-type="float">
            <text:p>9</text:p>
          </table:table-cell>
          <table:table-cell table:style-name="ce188" office:value-type="float" office:value="8" calcext:value-type="float">
            <text:p>8</text:p>
          </table:table-cell>
          <table:table-cell table:style-name="ce188" table:formula="of:=SUM([.AF498:.AF507])" office:value-type="float" office:value="11" calcext:value-type="float">
            <text:p>11</text:p>
          </table:table-cell>
          <table:table-cell table:style-name="ce188" table:formula="of:=SUM([.AG494:.AG507])" office:value-type="float" office:value="7" calcext:value-type="float">
            <text:p>7</text:p>
          </table:table-cell>
          <table:table-cell table:style-name="ce188" table:formula="of:=SUM([.AH494:.AH507])" office:value-type="float" office:value="13" calcext:value-type="float">
            <text:p>13</text:p>
          </table:table-cell>
          <table:table-cell table:style-name="ce188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08:.AA508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08:.AI508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09]/3" office:value-type="float" office:value="2.16666666666667" calcext:value-type="float">
            <text:p>2.1666666667</text:p>
          </table:table-cell>
          <table:table-cell table:number-columns-repeated="6"/>
          <table:table-cell table:style-name="ce88" table:formula="of:=[.AI509]/7" office:value-type="float" office:value="3.57142857142857" calcext:value-type="float">
            <text:p>3.5714285714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7"/>
          <table:table-cell table:style-name="ce3" table:number-columns-repeated="4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295:Sheet1.AO295 Sheet1.AP313:Sheet1.AP316 Sheet1.H292:Sheet1.S292 Sheet1.H296:Sheet1.L296 Sheet1.U291:Sheet1.AN291">
            <calcext:condition calcext:apply-style-name="red" calcext:value="between(1,4)" calcext:base-cell-address="Sheet1.H291"/>
            <calcext:condition calcext:apply-style-name="yellow" calcext:value="between(4,7)" calcext:base-cell-address="Sheet1.H291"/>
            <calcext:condition calcext:apply-style-name="green" calcext:value="&gt;7" calcext:base-cell-address="Sheet1.H291"/>
            <calcext:condition calcext:apply-style-name="nocolor" calcext:value="&lt;1" calcext:base-cell-address="Sheet1.H291"/>
          </calcext:conditional-format>
          <calcext:conditional-format calcext:target-range-address="Sheet1.J337:Sheet1.AK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L358:Sheet1.AM358">
            <calcext:condition calcext:apply-style-name="red" calcext:value="between(1,4)" calcext:base-cell-address="Sheet1.L358"/>
            <calcext:condition calcext:apply-style-name="yellow" calcext:value="between(4,7)" calcext:base-cell-address="Sheet1.L358"/>
            <calcext:condition calcext:apply-style-name="green" calcext:value="&gt;7" calcext:base-cell-address="Sheet1.L358"/>
            <calcext:condition calcext:apply-style-name="nocolor" calcext:value="&lt;1" calcext:base-cell-address="Sheet1.L358"/>
          </calcext:conditional-format>
          <calcext:conditional-format calcext:target-range-address="Sheet1.X359:Sheet1.AN359 Sheet1.X379:Sheet1.AM379 Sheet1.AM405:Sheet1.AN406">
            <calcext:condition calcext:apply-style-name="red" calcext:value="between(1,4)" calcext:base-cell-address="Sheet1.X359"/>
            <calcext:condition calcext:apply-style-name="yellow" calcext:value="between(4,7)" calcext:base-cell-address="Sheet1.X359"/>
            <calcext:condition calcext:apply-style-name="green" calcext:value="&gt;7" calcext:base-cell-address="Sheet1.X359"/>
            <calcext:condition calcext:apply-style-name="nocolor" calcext:value="&lt;1" calcext:base-cell-address="Sheet1.X359"/>
          </calcext:conditional-format>
          <calcext:conditional-format calcext:target-range-address="Sheet1.L423:Sheet1.AG423">
            <calcext:condition calcext:apply-style-name="red" calcext:value="between(1,4)" calcext:base-cell-address="Sheet1.L423"/>
            <calcext:condition calcext:apply-style-name="yellow" calcext:value="between(4,7)" calcext:base-cell-address="Sheet1.L423"/>
            <calcext:condition calcext:apply-style-name="green" calcext:value="&gt;7" calcext:base-cell-address="Sheet1.L423"/>
            <calcext:condition calcext:apply-style-name="nocolor" calcext:value="&lt;1" calcext:base-cell-address="Sheet1.L423"/>
          </calcext:conditional-format>
          <calcext:conditional-format calcext:target-range-address="Sheet1.O422:Sheet1.AO422 Sheet1.H447:Sheet1.M447 Sheet1.H442:Sheet1.AM442">
            <calcext:condition calcext:apply-style-name="red" calcext:value="between(1,4)" calcext:base-cell-address="Sheet1.H422"/>
            <calcext:condition calcext:apply-style-name="yellow" calcext:value="between(4,7)" calcext:base-cell-address="Sheet1.H422"/>
            <calcext:condition calcext:apply-style-name="green" calcext:value="&gt;7" calcext:base-cell-address="Sheet1.H422"/>
            <calcext:condition calcext:apply-style-name="nocolor" calcext:value="&lt;1" calcext:base-cell-address="Sheet1.H422"/>
          </calcext:conditional-format>
          <calcext:conditional-format calcext:target-range-address="Sheet1.AE464:Sheet1.AK464 Sheet1.J465:Sheet1.O465 Sheet1.Q465:Sheet1.AC465">
            <calcext:condition calcext:apply-style-name="red" calcext:value="between(1,4)" calcext:base-cell-address="Sheet1.J464"/>
            <calcext:condition calcext:apply-style-name="yellow" calcext:value="between(4,7)" calcext:base-cell-address="Sheet1.J464"/>
            <calcext:condition calcext:apply-style-name="green" calcext:value="&gt;7" calcext:base-cell-address="Sheet1.J464"/>
            <calcext:condition calcext:apply-style-name="nocolor" calcext:value="&lt;1" calcext:base-cell-address="Sheet1.J464"/>
          </calcext:conditional-format>
          <calcext:conditional-format calcext:target-range-address="Sheet1.F421:Sheet1.AM421 Sheet1.I485:Sheet1.AM485">
            <calcext:condition calcext:apply-style-name="red" calcext:value="between(1,4)" calcext:base-cell-address="Sheet1.F421"/>
            <calcext:condition calcext:apply-style-name="yellow" calcext:value="between(4,7)" calcext:base-cell-address="Sheet1.F421"/>
            <calcext:condition calcext:apply-style-name="green" calcext:value="&gt;7" calcext:base-cell-address="Sheet1.F421"/>
            <calcext:condition calcext:apply-style-name="nocolor" calcext:value="&lt;1" calcext:base-cell-address="Sheet1.F421"/>
          </calcext:conditional-format>
          <calcext:conditional-format calcext:target-range-address="Sheet1.Z508:Sheet1.AI508">
            <calcext:condition calcext:apply-style-name="red" calcext:value="between(1,4)" calcext:base-cell-address="Sheet1.Z508"/>
            <calcext:condition calcext:apply-style-name="yellow" calcext:value="between(4,7)" calcext:base-cell-address="Sheet1.Z508"/>
            <calcext:condition calcext:apply-style-name="green" calcext:value="&gt;7" calcext:base-cell-address="Sheet1.Z508"/>
            <calcext:condition calcext:apply-style-name="nocolor" calcext:value="&lt;1" calcext:base-cell-address="Sheet1.Z508"/>
          </calcext:conditional-format>
          <calcext:conditional-format calcext:target-range-address="Sheet1.AG296:Sheet1.AL296 Sheet1.L297:Sheet1.M297 Sheet1.J278:Sheet1.N278 Sheet1.P278:Sheet1.T278 Sheet1.AD278:Sheet1.AI278 Sheet1.V297:Sheet1.AL297 Sheet1.AA278:Sheet1.AB278 Sheet1.X278:Sheet1.Y278 Sheet1.AK278:Sheet1.AK278">
            <calcext:condition calcext:apply-style-name="red" calcext:value="between(1,4)" calcext:base-cell-address="Sheet1.J278"/>
            <calcext:condition calcext:apply-style-name="yellow" calcext:value="between(4,7)" calcext:base-cell-address="Sheet1.J278"/>
            <calcext:condition calcext:apply-style-name="green" calcext:value="&gt;7" calcext:base-cell-address="Sheet1.J278"/>
            <calcext:condition calcext:apply-style-name="nocolor" calcext:value="&lt;1" calcext:base-cell-address="Sheet1.J278"/>
          </calcext:conditional-format>
          <calcext:conditional-format calcext:target-range-address="Sheet1.AN471:Sheet1.AN471">
            <calcext:condition calcext:apply-style-name="red" calcext:value="between(1,4)" calcext:base-cell-address="Sheet1.AN471"/>
            <calcext:condition calcext:apply-style-name="yellow" calcext:value="between(4,7)" calcext:base-cell-address="Sheet1.AN471"/>
            <calcext:condition calcext:apply-style-name="green" calcext:value="&gt;7" calcext:base-cell-address="Sheet1.AN471"/>
            <calcext:condition calcext:apply-style-name="nocolor" calcext:value="&lt;1" calcext:base-cell-address="Sheet1.AN471"/>
          </calcext:conditional-format>
          <calcext:conditional-format calcext:target-range-address="Sheet1.AP443:Sheet1.AP443">
            <calcext:condition calcext:apply-style-name="red" calcext:value="between(1,4)" calcext:base-cell-address="Sheet1.AP443"/>
            <calcext:condition calcext:apply-style-name="yellow" calcext:value="between(4,7)" calcext:base-cell-address="Sheet1.AP443"/>
            <calcext:condition calcext:apply-style-name="green" calcext:value="&gt;7" calcext:base-cell-address="Sheet1.AP443"/>
            <calcext:condition calcext:apply-style-name="nocolor" calcext:value="&lt;1" calcext:base-cell-address="Sheet1.AP443"/>
          </calcext:conditional-format>
          <calcext:conditional-format calcext:target-range-address="Sheet1.I278:Sheet1.N278 Sheet1.P278:Sheet1.T278 Sheet1.AD278:Sheet1.AI278 Sheet1.AA278:Sheet1.AB278 Sheet1.X278:Sheet1.Y278 Sheet1.AK278:Sheet1.AK278">
            <calcext:condition calcext:apply-style-name="red" calcext:value="between(1,4)" calcext:base-cell-address="Sheet1.I278"/>
            <calcext:condition calcext:apply-style-name="yellow" calcext:value="between(4,7)" calcext:base-cell-address="Sheet1.I278"/>
            <calcext:condition calcext:apply-style-name="green" calcext:value="&gt;7" calcext:base-cell-address="Sheet1.I278"/>
            <calcext:condition calcext:apply-style-name="nocolor" calcext:value="&lt;1" calcext:base-cell-address="Sheet1.I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L278:Sheet1.AL278">
            <calcext:condition calcext:apply-style-name="red" calcext:value="between(1,4)" calcext:base-cell-address="Sheet1.AL278"/>
            <calcext:condition calcext:apply-style-name="yellow" calcext:value="between(4,7)" calcext:base-cell-address="Sheet1.AL278"/>
            <calcext:condition calcext:apply-style-name="green" calcext:value="&gt;7" calcext:base-cell-address="Sheet1.AL278"/>
            <calcext:condition calcext:apply-style-name="nocolor" calcext:value="&lt;1" calcext:base-cell-address="Sheet1.AL278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AD259:Sheet1.AI259 Sheet1.I259:Sheet1.U259 Sheet1.W259:Sheet1.AB259">
            <calcext:condition calcext:apply-style-name="red" calcext:value="between(1,4)" calcext:base-cell-address="Sheet1.I259"/>
            <calcext:condition calcext:apply-style-name="yellow" calcext:value="between(4,7)" calcext:base-cell-address="Sheet1.I259"/>
            <calcext:condition calcext:apply-style-name="green" calcext:value="&gt;7" calcext:base-cell-address="Sheet1.I259"/>
            <calcext:condition calcext:apply-style-name="nocolor" calcext:value="&lt;1" calcext:base-cell-address="Sheet1.I259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K240:Sheet1.N240 Sheet1.P240:Sheet1.U240 Sheet1.AD240:Sheet1.AI240 Sheet1.W240:Sheet1.AA240">
            <calcext:condition calcext:apply-style-name="red" calcext:value="between(1,4)" calcext:base-cell-address="Sheet1.K240"/>
            <calcext:condition calcext:apply-style-name="yellow" calcext:value="between(4,7)" calcext:base-cell-address="Sheet1.K240"/>
            <calcext:condition calcext:apply-style-name="green" calcext:value="&gt;7" calcext:base-cell-address="Sheet1.K240"/>
            <calcext:condition calcext:apply-style-name="nocolor" calcext:value="&lt;1" calcext:base-cell-address="Sheet1.K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AC240:Sheet1.AC240">
            <calcext:condition calcext:apply-style-name="red" calcext:value="between(1,4)" calcext:base-cell-address="Sheet1.AC240"/>
            <calcext:condition calcext:apply-style-name="yellow" calcext:value="between(4,7)" calcext:base-cell-address="Sheet1.AC240"/>
            <calcext:condition calcext:apply-style-name="green" calcext:value="&gt;7" calcext:base-cell-address="Sheet1.AC240"/>
            <calcext:condition calcext:apply-style-name="nocolor" calcext:value="&lt;1" calcext:base-cell-address="Sheet1.AC240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I222:Sheet1.AI222">
            <calcext:condition calcext:apply-style-name="red" calcext:value="between(1,4)" calcext:base-cell-address="Sheet1.I222"/>
            <calcext:condition calcext:apply-style-name="yellow" calcext:value="between(4,7)" calcext:base-cell-address="Sheet1.I222"/>
            <calcext:condition calcext:apply-style-name="green" calcext:value="&gt;7" calcext:base-cell-address="Sheet1.I222"/>
            <calcext:condition calcext:apply-style-name="nocolor" calcext:value="&lt;1" calcext:base-cell-address="Sheet1.I222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Z198:Sheet1.AJ198">
            <calcext:condition calcext:apply-style-name="red" calcext:value="between(1,4)" calcext:base-cell-address="Sheet1.Z198"/>
            <calcext:condition calcext:apply-style-name="yellow" calcext:value="between(4,7)" calcext:base-cell-address="Sheet1.Z198"/>
            <calcext:condition calcext:apply-style-name="green" calcext:value="&gt;7" calcext:base-cell-address="Sheet1.Z198"/>
            <calcext:condition calcext:apply-style-name="nocolor" calcext:value="&lt;1" calcext:base-cell-address="Sheet1.Z198"/>
          </calcext:conditional-format>
          <calcext:conditional-format calcext:target-range-address="Sheet1.G292:Sheet1.AO292">
            <calcext:condition calcext:apply-style-name="red" calcext:value="between(1,4)" calcext:base-cell-address="Sheet1.G292"/>
            <calcext:condition calcext:apply-style-name="yellow" calcext:value="between(4,7)" calcext:base-cell-address="Sheet1.G292"/>
            <calcext:condition calcext:apply-style-name="green" calcext:value="&gt;7" calcext:base-cell-address="Sheet1.G292"/>
            <calcext:condition calcext:apply-style-name="nocolor" calcext:value="&lt;1" calcext:base-cell-address="Sheet1.G292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79:Sheet1.L179 Sheet1.AJ177:Sheet1.AK177 Sheet1.L177:Sheet1.U177">
            <calcext:condition calcext:apply-style-name="red" calcext:value="between(1,4)" calcext:base-cell-address="Sheet1.L177"/>
            <calcext:condition calcext:apply-style-name="yellow" calcext:value="between(4,7)" calcext:base-cell-address="Sheet1.L177"/>
            <calcext:condition calcext:apply-style-name="green" calcext:value="&gt;7" calcext:base-cell-address="Sheet1.L177"/>
            <calcext:condition calcext:apply-style-name="nocolor" calcext:value="&lt;1" calcext:base-cell-address="Sheet1.L17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59:Sheet1.L159 Sheet1.I157:Sheet1.AK157">
            <calcext:condition calcext:apply-style-name="red" calcext:value="between(1,4)" calcext:base-cell-address="Sheet1.I157"/>
            <calcext:condition calcext:apply-style-name="yellow" calcext:value="between(4,7)" calcext:base-cell-address="Sheet1.I157"/>
            <calcext:condition calcext:apply-style-name="green" calcext:value="&gt;7" calcext:base-cell-address="Sheet1.I157"/>
            <calcext:condition calcext:apply-style-name="nocolor" calcext:value="&lt;1" calcext:base-cell-address="Sheet1.I15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39:Sheet1.L139 Sheet1.AQ137:Sheet1.AQ137 Sheet1.I137:Sheet1.M137">
            <calcext:condition calcext:apply-style-name="red" calcext:value="between(1,4)" calcext:base-cell-address="Sheet1.I137"/>
            <calcext:condition calcext:apply-style-name="yellow" calcext:value="between(4,7)" calcext:base-cell-address="Sheet1.I137"/>
            <calcext:condition calcext:apply-style-name="green" calcext:value="&gt;7" calcext:base-cell-address="Sheet1.I137"/>
            <calcext:condition calcext:apply-style-name="nocolor" calcext:value="&lt;1" calcext:base-cell-address="Sheet1.I137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38:Sheet1.AQ138">
            <calcext:condition calcext:apply-style-name="red" calcext:value="between(1,4)" calcext:base-cell-address="Sheet1.I138"/>
            <calcext:condition calcext:apply-style-name="yellow" calcext:value="between(4,7)" calcext:base-cell-address="Sheet1.I138"/>
            <calcext:condition calcext:apply-style-name="green" calcext:value="&gt;7" calcext:base-cell-address="Sheet1.I138"/>
            <calcext:condition calcext:apply-style-name="nocolor" calcext:value="&lt;1" calcext:base-cell-address="Sheet1.I13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I158:Sheet1.AK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178:Sheet1.AK178">
            <calcext:condition calcext:apply-style-name="red" calcext:value="between(1,4)" calcext:base-cell-address="Sheet1.L178"/>
            <calcext:condition calcext:apply-style-name="yellow" calcext:value="between(4,7)" calcext:base-cell-address="Sheet1.L178"/>
            <calcext:condition calcext:apply-style-name="green" calcext:value="&gt;7" calcext:base-cell-address="Sheet1.L178"/>
            <calcext:condition calcext:apply-style-name="nocolor" calcext:value="&lt;1" calcext:base-cell-address="Sheet1.L178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8 Sheet1.I97:Sheet1.AJ97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L76:Sheet1.L76 Sheet1.I76:Sheet1.AQ76 Sheet1.Z77:Sheet1.Z77 Sheet1.AG77:Sheet1.AG77 Sheet1.AN77:Sheet1.AN77">
            <calcext:condition calcext:apply-style-name="red" calcext:value="between(1,4)" calcext:base-cell-address="Sheet1.I76"/>
            <calcext:condition calcext:apply-style-name="yellow" calcext:value="between(4,7)" calcext:base-cell-address="Sheet1.I76"/>
            <calcext:condition calcext:apply-style-name="green" calcext:value="&gt;7" calcext:base-cell-address="Sheet1.I76"/>
            <calcext:condition calcext:apply-style-name="nocolor" calcext:value="&lt;1" calcext:base-cell-address="Sheet1.I76"/>
          </calcext:conditional-format>
          <calcext:conditional-format calcext:target-range-address="Sheet1.G294:Sheet1.H294">
            <calcext:condition calcext:apply-style-name="red" calcext:value="between(1,4)" calcext:base-cell-address="Sheet1.G294"/>
            <calcext:condition calcext:apply-style-name="yellow" calcext:value="between(4,7)" calcext:base-cell-address="Sheet1.G294"/>
            <calcext:condition calcext:apply-style-name="green" calcext:value="&gt;7" calcext:base-cell-address="Sheet1.G294"/>
            <calcext:condition calcext:apply-style-name="nocolor" calcext:value="&lt;1" calcext:base-cell-address="Sheet1.G294"/>
          </calcext:conditional-format>
          <calcext:conditional-format calcext:target-range-address="Sheet1.I316:Sheet1.I316">
            <calcext:condition calcext:apply-style-name="red" calcext:value="between(1,4)" calcext:base-cell-address="Sheet1.I316"/>
            <calcext:condition calcext:apply-style-name="yellow" calcext:value="between(4,7)" calcext:base-cell-address="Sheet1.I316"/>
            <calcext:condition calcext:apply-style-name="green" calcext:value="&gt;7" calcext:base-cell-address="Sheet1.I316"/>
            <calcext:condition calcext:apply-style-name="nocolor" calcext:value="&lt;1" calcext:base-cell-address="Sheet1.I316"/>
          </calcext:conditional-format>
          <calcext:conditional-format calcext:target-range-address="Sheet1.J316:Sheet1.J316">
            <calcext:condition calcext:apply-style-name="red" calcext:value="between(1,4)" calcext:base-cell-address="Sheet1.J316"/>
            <calcext:condition calcext:apply-style-name="yellow" calcext:value="between(4,7)" calcext:base-cell-address="Sheet1.J316"/>
            <calcext:condition calcext:apply-style-name="green" calcext:value="&gt;7" calcext:base-cell-address="Sheet1.J316"/>
            <calcext:condition calcext:apply-style-name="nocolor" calcext:value="&lt;1" calcext:base-cell-address="Sheet1.J316"/>
          </calcext:conditional-format>
          <calcext:conditional-format calcext:target-range-address="Sheet1.K316:Sheet1.K316">
            <calcext:condition calcext:apply-style-name="red" calcext:value="between(1,4)" calcext:base-cell-address="Sheet1.K316"/>
            <calcext:condition calcext:apply-style-name="yellow" calcext:value="between(4,7)" calcext:base-cell-address="Sheet1.K316"/>
            <calcext:condition calcext:apply-style-name="green" calcext:value="&gt;7" calcext:base-cell-address="Sheet1.K316"/>
            <calcext:condition calcext:apply-style-name="nocolor" calcext:value="&lt;1" calcext:base-cell-address="Sheet1.K316"/>
          </calcext:conditional-format>
          <calcext:conditional-format calcext:target-range-address="Sheet1.L316:Sheet1.L316">
            <calcext:condition calcext:apply-style-name="red" calcext:value="between(1,4)" calcext:base-cell-address="Sheet1.L316"/>
            <calcext:condition calcext:apply-style-name="yellow" calcext:value="between(4,7)" calcext:base-cell-address="Sheet1.L316"/>
            <calcext:condition calcext:apply-style-name="green" calcext:value="&gt;7" calcext:base-cell-address="Sheet1.L316"/>
            <calcext:condition calcext:apply-style-name="nocolor" calcext:value="&lt;1" calcext:base-cell-address="Sheet1.L316"/>
          </calcext:conditional-format>
          <calcext:conditional-format calcext:target-range-address="Sheet1.M316:Sheet1.M316">
            <calcext:condition calcext:apply-style-name="red" calcext:value="between(1,4)" calcext:base-cell-address="Sheet1.M316"/>
            <calcext:condition calcext:apply-style-name="yellow" calcext:value="between(4,7)" calcext:base-cell-address="Sheet1.M316"/>
            <calcext:condition calcext:apply-style-name="green" calcext:value="&gt;7" calcext:base-cell-address="Sheet1.M316"/>
            <calcext:condition calcext:apply-style-name="nocolor" calcext:value="&lt;1" calcext:base-cell-address="Sheet1.M316"/>
          </calcext:conditional-format>
          <calcext:conditional-format calcext:target-range-address="Sheet1.N316:Sheet1.N316">
            <calcext:condition calcext:apply-style-name="red" calcext:value="between(1,4)" calcext:base-cell-address="Sheet1.N316"/>
            <calcext:condition calcext:apply-style-name="yellow" calcext:value="between(4,7)" calcext:base-cell-address="Sheet1.N316"/>
            <calcext:condition calcext:apply-style-name="green" calcext:value="&gt;7" calcext:base-cell-address="Sheet1.N316"/>
            <calcext:condition calcext:apply-style-name="nocolor" calcext:value="&lt;1" calcext:base-cell-address="Sheet1.N316"/>
          </calcext:conditional-format>
          <calcext:conditional-format calcext:target-range-address="Sheet1.O316:Sheet1.O316">
            <calcext:condition calcext:apply-style-name="red" calcext:value="between(1,4)" calcext:base-cell-address="Sheet1.O316"/>
            <calcext:condition calcext:apply-style-name="yellow" calcext:value="between(4,7)" calcext:base-cell-address="Sheet1.O316"/>
            <calcext:condition calcext:apply-style-name="green" calcext:value="&gt;7" calcext:base-cell-address="Sheet1.O316"/>
            <calcext:condition calcext:apply-style-name="nocolor" calcext:value="&lt;1" calcext:base-cell-address="Sheet1.O316"/>
          </calcext:conditional-format>
          <calcext:conditional-format calcext:target-range-address="Sheet1.P316:Sheet1.P316">
            <calcext:condition calcext:apply-style-name="red" calcext:value="between(1,4)" calcext:base-cell-address="Sheet1.P316"/>
            <calcext:condition calcext:apply-style-name="yellow" calcext:value="between(4,7)" calcext:base-cell-address="Sheet1.P316"/>
            <calcext:condition calcext:apply-style-name="green" calcext:value="&gt;7" calcext:base-cell-address="Sheet1.P316"/>
            <calcext:condition calcext:apply-style-name="nocolor" calcext:value="&lt;1" calcext:base-cell-address="Sheet1.P316"/>
          </calcext:conditional-format>
          <calcext:conditional-format calcext:target-range-address="Sheet1.Q316:Sheet1.Q316">
            <calcext:condition calcext:apply-style-name="red" calcext:value="between(1,4)" calcext:base-cell-address="Sheet1.Q316"/>
            <calcext:condition calcext:apply-style-name="yellow" calcext:value="between(4,7)" calcext:base-cell-address="Sheet1.Q316"/>
            <calcext:condition calcext:apply-style-name="green" calcext:value="&gt;7" calcext:base-cell-address="Sheet1.Q316"/>
            <calcext:condition calcext:apply-style-name="nocolor" calcext:value="&lt;1" calcext:base-cell-address="Sheet1.Q316"/>
          </calcext:conditional-format>
          <calcext:conditional-format calcext:target-range-address="Sheet1.R316:Sheet1.R316">
            <calcext:condition calcext:apply-style-name="red" calcext:value="between(1,4)" calcext:base-cell-address="Sheet1.R316"/>
            <calcext:condition calcext:apply-style-name="yellow" calcext:value="between(4,7)" calcext:base-cell-address="Sheet1.R316"/>
            <calcext:condition calcext:apply-style-name="green" calcext:value="&gt;7" calcext:base-cell-address="Sheet1.R316"/>
            <calcext:condition calcext:apply-style-name="nocolor" calcext:value="&lt;1" calcext:base-cell-address="Sheet1.R316"/>
          </calcext:conditional-format>
          <calcext:conditional-format calcext:target-range-address="Sheet1.S316:Sheet1.S316">
            <calcext:condition calcext:apply-style-name="red" calcext:value="between(1,4)" calcext:base-cell-address="Sheet1.S316"/>
            <calcext:condition calcext:apply-style-name="yellow" calcext:value="between(4,7)" calcext:base-cell-address="Sheet1.S316"/>
            <calcext:condition calcext:apply-style-name="green" calcext:value="&gt;7" calcext:base-cell-address="Sheet1.S316"/>
            <calcext:condition calcext:apply-style-name="nocolor" calcext:value="&lt;1" calcext:base-cell-address="Sheet1.S316"/>
          </calcext:conditional-format>
          <calcext:conditional-format calcext:target-range-address="Sheet1.T316:Sheet1.T316">
            <calcext:condition calcext:apply-style-name="red" calcext:value="between(1,4)" calcext:base-cell-address="Sheet1.T316"/>
            <calcext:condition calcext:apply-style-name="yellow" calcext:value="between(4,7)" calcext:base-cell-address="Sheet1.T316"/>
            <calcext:condition calcext:apply-style-name="green" calcext:value="&gt;7" calcext:base-cell-address="Sheet1.T316"/>
            <calcext:condition calcext:apply-style-name="nocolor" calcext:value="&lt;1" calcext:base-cell-address="Sheet1.T316"/>
          </calcext:conditional-format>
          <calcext:conditional-format calcext:target-range-address="Sheet1.U316:Sheet1.U316">
            <calcext:condition calcext:apply-style-name="red" calcext:value="between(1,4)" calcext:base-cell-address="Sheet1.U316"/>
            <calcext:condition calcext:apply-style-name="yellow" calcext:value="between(4,7)" calcext:base-cell-address="Sheet1.U316"/>
            <calcext:condition calcext:apply-style-name="green" calcext:value="&gt;7" calcext:base-cell-address="Sheet1.U316"/>
            <calcext:condition calcext:apply-style-name="nocolor" calcext:value="&lt;1" calcext:base-cell-address="Sheet1.U316"/>
          </calcext:conditional-format>
          <calcext:conditional-format calcext:target-range-address="Sheet1.V316:Sheet1.V316">
            <calcext:condition calcext:apply-style-name="red" calcext:value="between(1,4)" calcext:base-cell-address="Sheet1.V316"/>
            <calcext:condition calcext:apply-style-name="yellow" calcext:value="between(4,7)" calcext:base-cell-address="Sheet1.V316"/>
            <calcext:condition calcext:apply-style-name="green" calcext:value="&gt;7" calcext:base-cell-address="Sheet1.V316"/>
            <calcext:condition calcext:apply-style-name="nocolor" calcext:value="&lt;1" calcext:base-cell-address="Sheet1.V316"/>
          </calcext:conditional-format>
          <calcext:conditional-format calcext:target-range-address="Sheet1.W316:Sheet1.W316">
            <calcext:condition calcext:apply-style-name="red" calcext:value="between(1,4)" calcext:base-cell-address="Sheet1.W316"/>
            <calcext:condition calcext:apply-style-name="yellow" calcext:value="between(4,7)" calcext:base-cell-address="Sheet1.W316"/>
            <calcext:condition calcext:apply-style-name="green" calcext:value="&gt;7" calcext:base-cell-address="Sheet1.W316"/>
            <calcext:condition calcext:apply-style-name="nocolor" calcext:value="&lt;1" calcext:base-cell-address="Sheet1.W316"/>
          </calcext:conditional-format>
          <calcext:conditional-format calcext:target-range-address="Sheet1.X316:Sheet1.X316">
            <calcext:condition calcext:apply-style-name="red" calcext:value="between(1,4)" calcext:base-cell-address="Sheet1.X316"/>
            <calcext:condition calcext:apply-style-name="yellow" calcext:value="between(4,7)" calcext:base-cell-address="Sheet1.X316"/>
            <calcext:condition calcext:apply-style-name="green" calcext:value="&gt;7" calcext:base-cell-address="Sheet1.X316"/>
            <calcext:condition calcext:apply-style-name="nocolor" calcext:value="&lt;1" calcext:base-cell-address="Sheet1.X316"/>
          </calcext:conditional-format>
          <calcext:conditional-format calcext:target-range-address="Sheet1.Y316:Sheet1.Y316">
            <calcext:condition calcext:apply-style-name="red" calcext:value="between(1,4)" calcext:base-cell-address="Sheet1.Y316"/>
            <calcext:condition calcext:apply-style-name="yellow" calcext:value="between(4,7)" calcext:base-cell-address="Sheet1.Y316"/>
            <calcext:condition calcext:apply-style-name="green" calcext:value="&gt;7" calcext:base-cell-address="Sheet1.Y316"/>
            <calcext:condition calcext:apply-style-name="nocolor" calcext:value="&lt;1" calcext:base-cell-address="Sheet1.Y316"/>
          </calcext:conditional-format>
          <calcext:conditional-format calcext:target-range-address="Sheet1.Z316:Sheet1.Z316">
            <calcext:condition calcext:apply-style-name="red" calcext:value="between(1,4)" calcext:base-cell-address="Sheet1.Z316"/>
            <calcext:condition calcext:apply-style-name="yellow" calcext:value="between(4,7)" calcext:base-cell-address="Sheet1.Z316"/>
            <calcext:condition calcext:apply-style-name="green" calcext:value="&gt;7" calcext:base-cell-address="Sheet1.Z316"/>
            <calcext:condition calcext:apply-style-name="nocolor" calcext:value="&lt;1" calcext:base-cell-address="Sheet1.Z316"/>
          </calcext:conditional-format>
          <calcext:conditional-format calcext:target-range-address="Sheet1.AA316:Sheet1.AA316">
            <calcext:condition calcext:apply-style-name="red" calcext:value="between(1,4)" calcext:base-cell-address="Sheet1.AA316"/>
            <calcext:condition calcext:apply-style-name="yellow" calcext:value="between(4,7)" calcext:base-cell-address="Sheet1.AA316"/>
            <calcext:condition calcext:apply-style-name="green" calcext:value="&gt;7" calcext:base-cell-address="Sheet1.AA316"/>
            <calcext:condition calcext:apply-style-name="nocolor" calcext:value="&lt;1" calcext:base-cell-address="Sheet1.AA316"/>
          </calcext:conditional-format>
          <calcext:conditional-format calcext:target-range-address="Sheet1.AB316:Sheet1.AB316">
            <calcext:condition calcext:apply-style-name="red" calcext:value="between(1,4)" calcext:base-cell-address="Sheet1.AB316"/>
            <calcext:condition calcext:apply-style-name="yellow" calcext:value="between(4,7)" calcext:base-cell-address="Sheet1.AB316"/>
            <calcext:condition calcext:apply-style-name="green" calcext:value="&gt;7" calcext:base-cell-address="Sheet1.AB316"/>
            <calcext:condition calcext:apply-style-name="nocolor" calcext:value="&lt;1" calcext:base-cell-address="Sheet1.AB316"/>
          </calcext:conditional-format>
          <calcext:conditional-format calcext:target-range-address="Sheet1.AC316:Sheet1.AC316">
            <calcext:condition calcext:apply-style-name="red" calcext:value="between(1,4)" calcext:base-cell-address="Sheet1.AC316"/>
            <calcext:condition calcext:apply-style-name="yellow" calcext:value="between(4,7)" calcext:base-cell-address="Sheet1.AC316"/>
            <calcext:condition calcext:apply-style-name="green" calcext:value="&gt;7" calcext:base-cell-address="Sheet1.AC316"/>
            <calcext:condition calcext:apply-style-name="nocolor" calcext:value="&lt;1" calcext:base-cell-address="Sheet1.AC316"/>
          </calcext:conditional-format>
          <calcext:conditional-format calcext:target-range-address="Sheet1.AD316:Sheet1.AD316">
            <calcext:condition calcext:apply-style-name="red" calcext:value="between(1,4)" calcext:base-cell-address="Sheet1.AD316"/>
            <calcext:condition calcext:apply-style-name="yellow" calcext:value="between(4,7)" calcext:base-cell-address="Sheet1.AD316"/>
            <calcext:condition calcext:apply-style-name="green" calcext:value="&gt;7" calcext:base-cell-address="Sheet1.AD316"/>
            <calcext:condition calcext:apply-style-name="nocolor" calcext:value="&lt;1" calcext:base-cell-address="Sheet1.AD316"/>
          </calcext:conditional-format>
          <calcext:conditional-format calcext:target-range-address="Sheet1.AE316:Sheet1.AE316">
            <calcext:condition calcext:apply-style-name="red" calcext:value="between(1,4)" calcext:base-cell-address="Sheet1.AE316"/>
            <calcext:condition calcext:apply-style-name="yellow" calcext:value="between(4,7)" calcext:base-cell-address="Sheet1.AE316"/>
            <calcext:condition calcext:apply-style-name="green" calcext:value="&gt;7" calcext:base-cell-address="Sheet1.AE316"/>
            <calcext:condition calcext:apply-style-name="nocolor" calcext:value="&lt;1" calcext:base-cell-address="Sheet1.AE316"/>
          </calcext:conditional-format>
          <calcext:conditional-format calcext:target-range-address="Sheet1.AF316:Sheet1.AF316">
            <calcext:condition calcext:apply-style-name="red" calcext:value="between(1,4)" calcext:base-cell-address="Sheet1.AF316"/>
            <calcext:condition calcext:apply-style-name="yellow" calcext:value="between(4,7)" calcext:base-cell-address="Sheet1.AF316"/>
            <calcext:condition calcext:apply-style-name="green" calcext:value="&gt;7" calcext:base-cell-address="Sheet1.AF316"/>
            <calcext:condition calcext:apply-style-name="nocolor" calcext:value="&lt;1" calcext:base-cell-address="Sheet1.AF316"/>
          </calcext:conditional-format>
          <calcext:conditional-format calcext:target-range-address="Sheet1.AG316:Sheet1.AG316">
            <calcext:condition calcext:apply-style-name="red" calcext:value="between(1,4)" calcext:base-cell-address="Sheet1.AG316"/>
            <calcext:condition calcext:apply-style-name="yellow" calcext:value="between(4,7)" calcext:base-cell-address="Sheet1.AG316"/>
            <calcext:condition calcext:apply-style-name="green" calcext:value="&gt;7" calcext:base-cell-address="Sheet1.AG316"/>
            <calcext:condition calcext:apply-style-name="nocolor" calcext:value="&lt;1" calcext:base-cell-address="Sheet1.AG316"/>
          </calcext:conditional-format>
          <calcext:conditional-format calcext:target-range-address="Sheet1.AH316:Sheet1.AH316">
            <calcext:condition calcext:apply-style-name="red" calcext:value="between(1,4)" calcext:base-cell-address="Sheet1.AH316"/>
            <calcext:condition calcext:apply-style-name="yellow" calcext:value="between(4,7)" calcext:base-cell-address="Sheet1.AH316"/>
            <calcext:condition calcext:apply-style-name="green" calcext:value="&gt;7" calcext:base-cell-address="Sheet1.AH316"/>
            <calcext:condition calcext:apply-style-name="nocolor" calcext:value="&lt;1" calcext:base-cell-address="Sheet1.AH316"/>
          </calcext:conditional-format>
          <calcext:conditional-format calcext:target-range-address="Sheet1.AI316:Sheet1.AI316">
            <calcext:condition calcext:apply-style-name="red" calcext:value="between(1,4)" calcext:base-cell-address="Sheet1.AI316"/>
            <calcext:condition calcext:apply-style-name="yellow" calcext:value="between(4,7)" calcext:base-cell-address="Sheet1.AI316"/>
            <calcext:condition calcext:apply-style-name="green" calcext:value="&gt;7" calcext:base-cell-address="Sheet1.AI316"/>
            <calcext:condition calcext:apply-style-name="nocolor" calcext:value="&lt;1" calcext:base-cell-address="Sheet1.AI316"/>
          </calcext:conditional-format>
          <calcext:conditional-format calcext:target-range-address="Sheet1.AJ316:Sheet1.AJ316">
            <calcext:condition calcext:apply-style-name="red" calcext:value="between(1,4)" calcext:base-cell-address="Sheet1.AJ316"/>
            <calcext:condition calcext:apply-style-name="yellow" calcext:value="between(4,7)" calcext:base-cell-address="Sheet1.AJ316"/>
            <calcext:condition calcext:apply-style-name="green" calcext:value="&gt;7" calcext:base-cell-address="Sheet1.AJ316"/>
            <calcext:condition calcext:apply-style-name="nocolor" calcext:value="&lt;1" calcext:base-cell-address="Sheet1.AJ316"/>
          </calcext:conditional-format>
          <calcext:conditional-format calcext:target-range-address="Sheet1.AK316:Sheet1.AK316">
            <calcext:condition calcext:apply-style-name="red" calcext:value="between(1,4)" calcext:base-cell-address="Sheet1.AK316"/>
            <calcext:condition calcext:apply-style-name="yellow" calcext:value="between(4,7)" calcext:base-cell-address="Sheet1.AK316"/>
            <calcext:condition calcext:apply-style-name="green" calcext:value="&gt;7" calcext:base-cell-address="Sheet1.AK316"/>
            <calcext:condition calcext:apply-style-name="nocolor" calcext:value="&lt;1" calcext:base-cell-address="Sheet1.AK316"/>
          </calcext:conditional-format>
          <calcext:conditional-format calcext:target-range-address="Sheet1.AL316:Sheet1.AL316">
            <calcext:condition calcext:apply-style-name="red" calcext:value="between(1,4)" calcext:base-cell-address="Sheet1.AL316"/>
            <calcext:condition calcext:apply-style-name="yellow" calcext:value="between(4,7)" calcext:base-cell-address="Sheet1.AL316"/>
            <calcext:condition calcext:apply-style-name="green" calcext:value="&gt;7" calcext:base-cell-address="Sheet1.AL316"/>
            <calcext:condition calcext:apply-style-name="nocolor" calcext:value="&lt;1" calcext:base-cell-address="Sheet1.AL316"/>
          </calcext:conditional-format>
          <calcext:conditional-format calcext:target-range-address="Sheet1.AM316:Sheet1.AM316">
            <calcext:condition calcext:apply-style-name="red" calcext:value="between(1,4)" calcext:base-cell-address="Sheet1.AM316"/>
            <calcext:condition calcext:apply-style-name="yellow" calcext:value="between(4,7)" calcext:base-cell-address="Sheet1.AM316"/>
            <calcext:condition calcext:apply-style-name="green" calcext:value="&gt;7" calcext:base-cell-address="Sheet1.AM316"/>
            <calcext:condition calcext:apply-style-name="nocolor" calcext:value="&lt;1" calcext:base-cell-address="Sheet1.AM316"/>
          </calcext:conditional-format>
          <calcext:conditional-format calcext:target-range-address="Sheet1.AN316:Sheet1.AN316">
            <calcext:condition calcext:apply-style-name="red" calcext:value="between(1,4)" calcext:base-cell-address="Sheet1.AN316"/>
            <calcext:condition calcext:apply-style-name="yellow" calcext:value="between(4,7)" calcext:base-cell-address="Sheet1.AN316"/>
            <calcext:condition calcext:apply-style-name="green" calcext:value="&gt;7" calcext:base-cell-address="Sheet1.AN316"/>
            <calcext:condition calcext:apply-style-name="nocolor" calcext:value="&lt;1" calcext:base-cell-address="Sheet1.AN316"/>
          </calcext:conditional-format>
          <calcext:conditional-format calcext:target-range-address="Sheet1.AO316:Sheet1.AO316">
            <calcext:condition calcext:apply-style-name="red" calcext:value="between(1,4)" calcext:base-cell-address="Sheet1.AO316"/>
            <calcext:condition calcext:apply-style-name="yellow" calcext:value="between(4,7)" calcext:base-cell-address="Sheet1.AO316"/>
            <calcext:condition calcext:apply-style-name="green" calcext:value="&gt;7" calcext:base-cell-address="Sheet1.AO316"/>
            <calcext:condition calcext:apply-style-name="nocolor" calcext:value="&lt;1" calcext:base-cell-address="Sheet1.AO316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3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3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7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7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8:Sheet1.AS48">
            <calcext:condition calcext:apply-style-name="red" calcext:value="between(1,14)" calcext:base-cell-address="Sheet1.AS48"/>
            <calcext:condition calcext:apply-style-name="yellow" calcext:value="between(15,19)" calcext:base-cell-address="Sheet1.AS48"/>
            <calcext:condition calcext:apply-style-name="green" calcext:value="&gt;20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8:Sheet1.AS48">
            <calcext:condition calcext:apply-style-name="red" calcext:value="between(1,4)" calcext:base-cell-address="Sheet1.AS48"/>
            <calcext:condition calcext:apply-style-name="yellow" calcext:value="between(4,7)" calcext:base-cell-address="Sheet1.AS48"/>
            <calcext:condition calcext:apply-style-name="green" calcext:value="&gt;7" calcext:base-cell-address="Sheet1.AS48"/>
            <calcext:condition calcext:apply-style-name="nocolor" calcext:value="&lt;1" calcext:base-cell-address="Sheet1.AS48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7:Sheet1.AS17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1:Sheet1.AS43 Sheet1.AQ61:Sheet1.AQ62 Sheet1.AQ41:Sheet1.AQ58">
            <calcext:condition calcext:apply-style-name="red" calcext:value="between(1,14)" calcext:base-cell-address="Sheet1.AQ21"/>
            <calcext:condition calcext:apply-style-name="yellow" calcext:value="between(15,19)" calcext:base-cell-address="Sheet1.AQ21"/>
            <calcext:condition calcext:apply-style-name="green" calcext:value="&gt;20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1:Sheet1.AS43 Sheet1.AQ61:Sheet1.AQ62 Sheet1.AQ41:Sheet1.AQ58">
            <calcext:condition calcext:apply-style-name="red" calcext:value="between(1,4)" calcext:base-cell-address="Sheet1.AQ21"/>
            <calcext:condition calcext:apply-style-name="yellow" calcext:value="between(4,7)" calcext:base-cell-address="Sheet1.AQ21"/>
            <calcext:condition calcext:apply-style-name="green" calcext:value="&gt;7" calcext:base-cell-address="Sheet1.AQ21"/>
            <calcext:condition calcext:apply-style-name="nocolor" calcext:value="&lt;1" calcext:base-cell-address="Sheet1.AQ21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6:Sheet1.AS26">
            <calcext:condition calcext:apply-style-name="red" calcext:value="between(1,14)" calcext:base-cell-address="Sheet1.AS26"/>
            <calcext:condition calcext:apply-style-name="yellow" calcext:value="between(15,19)" calcext:base-cell-address="Sheet1.AS26"/>
            <calcext:condition calcext:apply-style-name="green" calcext:value="&gt;20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6:Sheet1.AS26">
            <calcext:condition calcext:apply-style-name="red" calcext:value="between(1,4)" calcext:base-cell-address="Sheet1.AS26"/>
            <calcext:condition calcext:apply-style-name="yellow" calcext:value="between(4,7)" calcext:base-cell-address="Sheet1.AS26"/>
            <calcext:condition calcext:apply-style-name="green" calcext:value="&gt;7" calcext:base-cell-address="Sheet1.AS26"/>
            <calcext:condition calcext:apply-style-name="nocolor" calcext:value="&lt;1" calcext:base-cell-address="Sheet1.AS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0:Sheet1.AS20">
            <calcext:condition calcext:apply-style-name="red" calcext:value="between(1,14)" calcext:base-cell-address="Sheet1.AS20"/>
            <calcext:condition calcext:apply-style-name="yellow" calcext:value="between(15,19)" calcext:base-cell-address="Sheet1.AS20"/>
            <calcext:condition calcext:apply-style-name="green" calcext:value="&gt;20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AS20:Sheet1.AS20">
            <calcext:condition calcext:apply-style-name="red" calcext:value="between(1,4)" calcext:base-cell-address="Sheet1.AS20"/>
            <calcext:condition calcext:apply-style-name="yellow" calcext:value="between(4,7)" calcext:base-cell-address="Sheet1.AS20"/>
            <calcext:condition calcext:apply-style-name="green" calcext:value="&gt;7" calcext:base-cell-address="Sheet1.AS20"/>
            <calcext:condition calcext:apply-style-name="nocolor" calcext:value="&lt;1" calcext:base-cell-address="Sheet1.AS20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F176:Sheet1.G176">
            <calcext:condition calcext:apply-style-name="red" calcext:value="between(1,4)" calcext:base-cell-address="Sheet1.F176"/>
            <calcext:condition calcext:apply-style-name="yellow" calcext:value="between(4,7)" calcext:base-cell-address="Sheet1.F176"/>
            <calcext:condition calcext:apply-style-name="green" calcext:value="&gt;7" calcext:base-cell-address="Sheet1.F176"/>
            <calcext:condition calcext:apply-style-name="nocolor" calcext:value="&lt;1" calcext:base-cell-address="Sheet1.F176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G53:Sheet1.AG53 Sheet1.I53:Sheet1.AJ53">
            <calcext:condition calcext:apply-style-name="red" calcext:value="between(1,4)" calcext:base-cell-address="Sheet1.I53"/>
            <calcext:condition calcext:apply-style-name="yellow" calcext:value="between(4,7)" calcext:base-cell-address="Sheet1.I53"/>
            <calcext:condition calcext:apply-style-name="green" calcext:value="&gt;7" calcext:base-cell-address="Sheet1.I53"/>
            <calcext:condition calcext:apply-style-name="nocolor" calcext:value="&lt;1" calcext:base-cell-address="Sheet1.I53"/>
          </calcext:conditional-format>
          <calcext:conditional-format calcext:target-range-address="Sheet1.AS13:Sheet1.AS13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3:Sheet1.AS13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5:Sheet1.AS34 Sheet1.AS13:Sheet1.AS14 Sheet1.AQ13:Sheet1.AQ34">
            <calcext:condition calcext:apply-style-name="red" calcext:value="between(1,14)" calcext:base-cell-address="Sheet1.AQ13"/>
            <calcext:condition calcext:apply-style-name="yellow" calcext:value="between(15,19)" calcext:base-cell-address="Sheet1.AQ13"/>
            <calcext:condition calcext:apply-style-name="green" calcext:value="&gt;20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5:Sheet1.AS34 Sheet1.AS13:Sheet1.AS14 Sheet1.AQ13:Sheet1.AQ34">
            <calcext:condition calcext:apply-style-name="red" calcext:value="between(1,4)" calcext:base-cell-address="Sheet1.AQ13"/>
            <calcext:condition calcext:apply-style-name="yellow" calcext:value="between(4,7)" calcext:base-cell-address="Sheet1.AQ13"/>
            <calcext:condition calcext:apply-style-name="green" calcext:value="&gt;7" calcext:base-cell-address="Sheet1.AQ13"/>
            <calcext:condition calcext:apply-style-name="nocolor" calcext:value="&lt;1" calcext:base-cell-address="Sheet1.AQ13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9:Sheet1.AS9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0:Sheet1.AS10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1:Sheet1.AS11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14)" calcext:base-cell-address="Sheet1.AS13"/>
            <calcext:condition calcext:apply-style-name="yellow" calcext:value="between(15,19)" calcext:base-cell-address="Sheet1.AS13"/>
            <calcext:condition calcext:apply-style-name="green" calcext:value="&gt;20" calcext:base-cell-address="Sheet1.AS13"/>
            <calcext:condition calcext:apply-style-name="nocolor" calcext:value="&lt;1" calcext:base-cell-address="Sheet1.AS13"/>
          </calcext:conditional-format>
          <calcext:conditional-format calcext:target-range-address="Sheet1.AS12:Sheet1.AS12">
            <calcext:condition calcext:apply-style-name="red" calcext:value="between(1,4)" calcext:base-cell-address="Sheet1.AS13"/>
            <calcext:condition calcext:apply-style-name="yellow" calcext:value="between(4,7)" calcext:base-cell-address="Sheet1.AS13"/>
            <calcext:condition calcext:apply-style-name="green" calcext:value="&gt;7" calcext:base-cell-address="Sheet1.AS13"/>
            <calcext:condition calcext:apply-style-name="nocolor" calcext:value="&lt;1" calcext:base-cell-address="Sheet1.AS13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6:18:08.326013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8-20T19:17:21.194143380</dc:date>
    <meta:editing-duration>P185DT11H51M4S</meta:editing-duration>
    <meta:editing-cycles>2785</meta:editing-cycles>
    <meta:generator>LibreOffice/5.1.6.2$Linux_X86_64 LibreOffice_project/10m0$Build-2</meta:generator>
    <meta:document-statistic meta:table-count="1" meta:cell-count="57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6">
      <number:month number:textual="true"/>
    </number:date-style>
    <style:style style:name="ch1" style:family="chart">
      <style:graphic-properties draw:stroke="none" draw:fill-color="#666666"/>
    </style:style>
    <style:style style:name="ch2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6" chart:origin="0" chart:interval-major="5" chart:interval-minor-divisor="1" chart:reverse-direction="false" text:line-break="false" loext:try-staggering-first="tru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03cm" chart:symbol-height="0.03cm" chart:link-data-style-to-source="true"/>
      <style:graphic-properties svg:stroke-width="0.1cm" draw:fill-color="#000000" draw:fill-gradient-name="Tango_20_Purple"/>
      <style:text-properties fo:font-size="10pt" style:font-size-asian="10pt" style:font-size-complex="10pt"/>
    </style:style>
    <style:style style:name="ch8" style:family="chart">
      <style:chart-properties chart:solid-type="pyramid" chart:symbol-type="named-symbol" chart:symbol-name="square" chart:symbol-width="0.03cm" chart:symbol-height="0.03cm"/>
      <style:graphic-properties draw:stroke="none"/>
    </style:style>
    <style:style style:name="ch9" style:family="chart">
      <style:graphic-properties draw:stroke="solid" svg:stroke-color="#333333" draw:fill="solid" draw:fill-color="#333333" draw:opacity-name="ChartTransparencyGradient_20_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27cm" svg:height="5.076cm" xlink:href=".." xlink:type="simple" chart:class="chart:bar" chart:style-name="ch1">
        <chart:plot-area chart:style-name="ch2" table:cell-range-address="Sheet1.AR9:Sheet1.AS109 Sheet1.AS5:Sheet1.AS5" chart:data-source-has-labels="both" svg:x="0.478cm" svg:y="0.101cm" svg:width="22.971cm" svg:height="4.874cm">
          <chartooo:coordinate-region svg:x="0.768cm" svg:y="0.153cm" svg:width="22.059cm" svg:height="4.175cm"/>
          <chart:axis chart:dimension="x" chart:name="primary-x" chart:style-name="ch3" chartooo:axis-type="auto">
            <chartooo:date-scale/>
            <chart:categories table:cell-range-address="Sheet1.AR9:Sheet1.AR10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Sheet1.AS9:Sheet1.AS109" chart:label-cell-address="Sheet1.AS5:Sheet1.AS5" chart:class="chart:bar">
            <chart:data-point chart:repeated="30"/>
            <chart:data-point chart:style-name="ch8"/>
            <chart:data-point chart:repeated="3"/>
            <chart:data-point chart:style-name="ch8"/>
            <chart:data-point chart:repeated="2"/>
            <chart:data-point chart:style-name="ch8"/>
            <chart:data-point chart:repeated="3"/>
            <chart:data-point chart:style-name="ch8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</text:p>
                <draw:g>
                  <svg:desc>Sheet1.AS5:Sheet1.AS5</svg:desc>
                </draw:g>
              </table:table-cell>
            </table:table-row>
          </table:table-header-rows>
          <table:table-rows>
            <table:table-row>
              <table:table-cell office:value-type="float" office:value="42974">
                <text:p>42974</text:p>
                <draw:g>
                  <svg:desc>Sheet1.AR9:Sheet1.AR109</svg:desc>
                </draw:g>
              </table:table-cell>
              <table:table-cell office:value-type="float" office:value="0">
                <text:p>0</text:p>
                <draw:g>
                  <svg:desc>Sheet1.AS9:Sheet1.AS109</svg:desc>
                </draw:g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rgile" draw:style="linear" draw:start-color="#423c24" draw:end-color="#968751" draw:start-intensity="100%" draw:end-intensity="100%" draw:angle="6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40%" draw:end="0%" draw:angle="0" draw:border="0%"/>
    <draw:opacity draw:name="ChartTransparencyGradient_20_3" draw:display-name="ChartTransparencyGradient 3" draw:style="linear" draw:start="100%" draw:end="40%" draw:angle="0" draw:border="0%"/>
    <draw:opacity draw:name="ChartTransparencyGradient_20_4" draw:display-name="ChartTransparencyGradient 4" draw:style="linear" draw:start="100%" draw:end="60%" draw:angle="0" draw:border="0%"/>
    <draw:opacity draw:name="ChartTransparencyGradient_20_5" draw:display-name="ChartTransparencyGradient 5" draw:style="linear" draw:start="100%" draw:end="20%" draw:angle="0" draw:border="0%"/>
    <draw:opacity draw:name="ChartTransparencyGradient_20_6" draw:display-name="ChartTransparencyGradient 6" draw:style="linear" draw:start="20%" draw:end="10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3:Sheet1.AR108 Sheet1.BE13:Sheet1.BE108" chart:data-source-has-labels="column" svg:x="0.32cm" svg:y="0.18cm" svg:width="15.36cm" svg:height="8.65cm">
          <chartooo:coordinate-region svg:x="1.313cm" svg:y="0.18cm" svg:width="14.367cm" svg:height="7.321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3:Sheet1.AR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3:Sheet1.AR108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